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27.333cm" fo:margin-left="-0.019cm" table:align="left"/>
    </style:style>
    <style:style style:name="Tabelle1.A" style:family="table-column">
      <style:table-column-properties style:column-width="4.57cm"/>
    </style:style>
    <style:style style:name="Tabelle1.B" style:family="table-column">
      <style:table-column-properties style:column-width="4.547cm"/>
    </style:style>
    <style:style style:name="Tabelle1.C" style:family="table-column">
      <style:table-column-properties style:column-width="4.549cm"/>
    </style:style>
    <style:style style:name="Tabelle1.1" style:family="table-row">
      <style:table-row-properties style:min-row-height="0.529cm"/>
    </style:style>
    <style:style style:name="Tabelle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F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F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149" style:family="table-row">
      <style:table-row-properties style:min-row-height="0.556cm"/>
    </style:style>
    <style:style style:name="Tabelle1.150" style:family="table-row">
      <style:table-row-properties style:min-row-height="0.926cm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B"/>
        <table:table-column table:style-name="Tabelle1.C"/>
        <table:table-column table:style-name="Tabelle1.A"/>
        <table:table-header-rows>
          <table:table-row table:style-name="Tabelle1.1">
            <table:table-cell table:style-name="Tabelle1.A1" office:value-type="string">
              <text:p text:style-name="P1">Stamm</text:p>
            </table:table-cell>
            <table:table-cell table:style-name="Tabelle1.A1" office:value-type="string">
              <text:p text:style-name="P1">Klasse</text:p>
            </table:table-cell>
            <table:table-cell table:style-name="Tabelle1.A1" office:value-type="string">
              <text:p text:style-name="P1">Ordnung</text:p>
            </table:table-cell>
            <table:table-cell table:style-name="Tabelle1.A1" office:value-type="string">
              <text:p text:style-name="P1">Familie</text:p>
            </table:table-cell>
            <table:table-cell table:style-name="Tabelle1.A1" office:value-type="string">
              <text:p text:style-name="P1">Gattung</text:p>
            </table:table-cell>
            <table:table-cell table:style-name="Tabelle1.F1" office:value-type="string">
              <text:p text:style-name="P1">Art<text:bookmark-start text:name="__DdeLink__4229_1113261401"/><text:bookmark-end text:name="__DdeLink__4229_1113261401"/></text:p>
            </table:table-cell>
          </table:table-row>
        </table:table-header-rows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</text:p>
            <text:p text:style-name="Standard">Monokotyledonen</text:p>
          </table:table-cell>
          <table:table-cell table:style-name="Tabelle1.A2" office:value-type="string">
            <text:p text:style-name="Standard">Spargelartige (Asparagales)</text:p>
          </table:table-cell>
          <table:table-cell table:style-name="Tabelle1.A2" office:value-type="string">
            <text:p text:style-name="Standard">Spargelgewächse (Asparagaceae)</text:p>
          </table:table-cell>
          <table:table-cell table:style-name="Tabelle1.A2" office:value-type="string">
            <text:p text:style-name="Standard">Convallaria</text:p>
          </table:table-cell>
          <table:table-cell table:style-name="Tabelle1.F2" office:value-type="string">
            <text:p text:style-name="Standard">Maiglöckchen (Convallaria majalis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</text:p>
            <text:p text:style-name="Standard">Monokotyledonen</text:p>
          </table:table-cell>
          <table:table-cell table:style-name="Tabelle1.A2" office:value-type="string">
            <text:p text:style-name="Standard">Spargelartige (Asparagales)</text:p>
          </table:table-cell>
          <table:table-cell table:style-name="Tabelle1.A2" office:value-type="string">
            <text:p text:style-name="Standard">Schwertliliengewächse (Iridaceae)</text:p>
          </table:table-cell>
          <table:table-cell table:style-name="Tabelle1.A2" office:value-type="string">
            <text:p text:style-name="Standard">Krokusse (Crocus)</text:p>
          </table:table-cell>
          <table:table-cell table:style-name="Tabelle1.F2" office:value-type="string">
            <text:p text:style-name="Standard">Frühlings-Krokus (Crocus vernus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</text:p>
            <text:p text:style-name="Standard">Monokotyledonen</text:p>
          </table:table-cell>
          <table:table-cell table:style-name="Tabelle1.A2" office:value-type="string">
            <text:p text:style-name="Standard">Spargelartige (Asparagales)</text:p>
          </table:table-cell>
          <table:table-cell table:style-name="Tabelle1.A2" office:value-type="string">
            <text:p text:style-name="Standard">Amaryllisgewächse (Amaryllidaceae)</text:p>
          </table:table-cell>
          <table:table-cell table:style-name="Tabelle1.A2" office:value-type="string">
            <text:p text:style-name="Standard">Schneeglöckchen (Galanthus)</text:p>
          </table:table-cell>
          <table:table-cell table:style-name="Tabelle1.F2" office:value-type="string">
            <text:p text:style-name="Standard">Kleines Schneeglöckchen (Galanthus nivalis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</text:p>
            <text:p text:style-name="Standard">Monokotyledonen</text:p>
          </table:table-cell>
          <table:table-cell table:style-name="Tabelle1.A2" office:value-type="string">
            <text:p text:style-name="Standard">Spargelartige (Asparagales)</text:p>
          </table:table-cell>
          <table:table-cell table:style-name="Tabelle1.A2" office:value-type="string">
            <text:p text:style-name="Standard">Amaryllisgewächse (Amaryllidaceae)</text:p>
          </table:table-cell>
          <table:table-cell table:style-name="Tabelle1.A2" office:value-type="string">
            <text:p text:style-name="Standard">Narzissen (Narcissus)</text:p>
          </table:table-cell>
          <table:table-cell table:style-name="Tabelle1.F2" office:value-type="string">
            <text:p text:style-name="Standard">Stern-Narzisse (Narcissus radiiflorus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</text:p>
            <text:p text:style-name="Standard">Monokotyledonen</text:p>
          </table:table-cell>
          <table:table-cell table:style-name="Tabelle1.A2" office:value-type="string">
            <text:p text:style-name="Standard">Spargelartige (Asparagales)</text:p>
          </table:table-cell>
          <table:table-cell table:style-name="Tabelle1.A2" office:value-type="string">
            <text:p text:style-name="Standard">Amaryllisgewächse (Amaryllidaceae)</text:p>
          </table:table-cell>
          <table:table-cell table:style-name="Tabelle1.A2" office:value-type="string">
            <text:p text:style-name="Standard">Narzissen (Narcissus)</text:p>
          </table:table-cell>
          <table:table-cell table:style-name="Tabelle1.F2" office:value-type="string">
            <text:p text:style-name="Standard">Weiße Narzisse (Narcissus poeticus)</text:p>
          </table:table-cell>
        </table:table-row>
        <table:table-row>
          <table:table-cell table:style-name="Tabelle1.A2" office:value-type="string">
            <text:p text:style-name="Standard"><text:bookmark-start text:name="__DdeLink__1778_327411969"/><text:bookmark-start text:name="__DdeLink__1780_327411969"/><text:bookmark-start text:name="__DdeLink__1802_327411969"/>Gefäßpflanzen (Tracheophyta)<text:bookmark-end text:name="__DdeLink__1778_327411969"/><text:bookmark-end text:name="__DdeLink__1780_327411969"/><text:bookmark-end text:name="__DdeLink__1802_327411969"/></text:p>
          </table:table-cell>
          <table:table-cell table:style-name="Tabelle1.A2" office:value-type="string">
            <text:p text:style-name="Standard"><text:bookmark-start text:name="__DdeLink__1776_327411969"/><text:bookmark-start text:name="__DdeLink__1782_327411969"/><text:bookmark-start text:name="__DdeLink__1800_327411969"/>Bedecktsamer (Magnoliopsida)</text:p>
            <text:p text:style-name="Standard">Monokotyledonen<text:bookmark-end text:name="__DdeLink__1776_327411969"/><text:bookmark-end text:name="__DdeLink__1782_327411969"/><text:bookmark-end text:name="__DdeLink__1800_327411969"/></text:p>
          </table:table-cell>
          <table:table-cell table:style-name="Tabelle1.A2" office:value-type="string">
            <text:p text:style-name="Standard"><text:bookmark-start text:name="__DdeLink__1774_327411969"/><text:bookmark-start text:name="__DdeLink__1784_327411969"/>Spargelartige (Asparagales)<text:bookmark-end text:name="__DdeLink__1774_327411969"/><text:bookmark-end text:name="__DdeLink__1784_327411969"/></text:p>
          </table:table-cell>
          <table:table-cell table:style-name="Tabelle1.A2" office:value-type="string">
            <text:p text:style-name="Standard"><text:bookmark-start text:name="__DdeLink__1786_327411969"/>Amaryllisgewächse (Amaryllidaceae)<text:bookmark-end text:name="__DdeLink__1786_327411969"/></text:p>
          </table:table-cell>
          <table:table-cell table:style-name="Tabelle1.A2" office:value-type="string">
            <text:p text:style-name="Standard">Narzissen (Narcissus)</text:p>
          </table:table-cell>
          <table:table-cell table:style-name="Tabelle1.F2" office:value-type="string">
            <text:p text:style-name="Standard"><text:bookmark text:name="firstHeading"/>Gelbe Narzisse (Narcissus pseudonarcissus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</text:p>
            <text:p text:style-name="Standard">Monokotyledonen</text:p>
          </table:table-cell>
          <table:table-cell table:style-name="Tabelle1.A2" office:value-type="string">
            <text:p text:style-name="Standard"><text:bookmark-start text:name="__DdeLink__1814_327411969"/>Spargelartige (Asparagales)<text:bookmark-end text:name="__DdeLink__1814_327411969"/></text:p>
          </table:table-cell>
          <table:table-cell table:style-name="Tabelle1.A2" office:value-type="string">
            <text:p text:style-name="Standard"><text:bookmark-start text:name="__DdeLink__1804_327411969"/>Amaryllisgewächse (Amaryllidaceae)<text:bookmark-end text:name="__DdeLink__1804_327411969"/></text:p>
          </table:table-cell>
          <table:table-cell table:style-name="Tabelle1.A2" office:value-type="string">
            <text:p text:style-name="Standard">Lauch (Allium)</text:p>
          </table:table-cell>
          <table:table-cell table:style-name="Tabelle1.F2" office:value-type="string">
            <text:p text:style-name="Standard">Bärlauch (Allium ursinum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</text:p>
            <text:p text:style-name="Standard">Monokotyledonen</text:p>
          </table:table-cell>
          <table:table-cell table:style-name="Tabelle1.A2" office:value-type="string">
            <text:p text:style-name="Standard">Bedecktsamer (Magnoliopsida)</text:p>
            <text:p text:style-name="Standard">Monokotyledonen</text:p>
          </table:table-cell>
          <table:table-cell table:style-name="Tabelle1.A2" office:value-type="string">
            <text:p text:style-name="Standard"><text:bookmark-start text:name="__DdeLink__1808_327411969"/>Amaryllisgewächse (Amaryllidaceae)<text:bookmark-end text:name="__DdeLink__1808_327411969"/></text:p>
          </table:table-cell>
          <table:table-cell table:style-name="Tabelle1.A2" office:value-type="string">
            <text:p text:style-name="Standard"><text:bookmark-start text:name="__DdeLink__1806_327411969"/>Lauch (Allium)<text:bookmark-end text:name="__DdeLink__1806_327411969"/></text:p>
          </table:table-cell>
          <table:table-cell table:style-name="Tabelle1.F2" office:value-type="string">
            <text:p text:style-name="Standard">Ackerlauch (Allium ampeloprasum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</text:p>
            <text:p text:style-name="Standard">Monokotyledonen</text:p>
          </table:table-cell>
          <table:table-cell table:style-name="Tabelle1.A2" office:value-type="string">
            <text:p text:style-name="Standard">Spargelartige (Asparagales)</text:p>
          </table:table-cell>
          <table:table-cell table:style-name="Tabelle1.A2" office:value-type="string">
            <text:p text:style-name="Standard"><text:bookmark-start text:name="__DdeLink__1812_327411969"/>Amaryllisgewächse (Amaryllidaceae)<text:bookmark-end text:name="__DdeLink__1812_327411969"/></text:p>
          </table:table-cell>
          <table:table-cell table:style-name="Tabelle1.A2" office:value-type="string">
            <text:p text:style-name="Standard">Lauch (Allium)</text:p>
          </table:table-cell>
          <table:table-cell table:style-name="Tabelle1.F2" office:value-type="string">
            <text:p text:style-name="Standard">Zwiebel (Allium cepa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</text:p>
            <text:p text:style-name="Standard">Monokotyledonen</text:p>
          </table:table-cell>
          <table:table-cell table:style-name="Tabelle1.A2" office:value-type="string">
            <text:p text:style-name="Standard">Spargelartige (Asparagales)</text:p>
          </table:table-cell>
          <table:table-cell table:style-name="Tabelle1.A2" office:value-type="string">
            <text:p text:style-name="Standard">Amaryllisgewächse (Amaryllidaceae)</text:p>
          </table:table-cell>
          <table:table-cell table:style-name="Tabelle1.A2" office:value-type="string">
            <text:p text:style-name="Standard"><text:bookmark-start text:name="__DdeLink__1810_327411969"/>Lauch (Allium)<text:bookmark-end text:name="__DdeLink__1810_327411969"/></text:p>
          </table:table-cell>
          <table:table-cell table:style-name="Tabelle1.F2" office:value-type="string">
            <text:p text:style-name="Standard">Schalotte (Allium ascalonicum)</text:p>
          </table:table-cell>
        </table:table-row>
        <table:table-row>
          <table:table-cell table:style-name="Tabelle1.A2" office:value-type="string">
            <text:p text:style-name="Standard"><text:bookmark-start text:name="__DdeLink__4201_1113261401"/>Gefäßpflanzen (Tracheophyta)<text:bookmark-end text:name="__DdeLink__4201_1113261401"/></text:p>
          </table:table-cell>
          <table:table-cell table:style-name="Tabelle1.A2" office:value-type="string">
            <text:p text:style-name="Standard"><text:bookmark-start text:name="__DdeLink__4199_1113261401"/>Bedecktsamer (Magnoliopsida)</text:p>
            <text:p text:style-name="Standard">Monokotyledonen<text:bookmark-end text:name="__DdeLink__4199_1113261401"/></text:p>
          </table:table-cell>
          <table:table-cell table:style-name="Tabelle1.A2" office:value-type="string">
            <text:p text:style-name="Standard">Spargelartige (Asparagales)</text:p>
          </table:table-cell>
          <table:table-cell table:style-name="Tabelle1.A2" office:value-type="string">
            <text:p text:style-name="Standard">Amaryllisgewächse (Amaryllidaceae)</text:p>
          </table:table-cell>
          <table:table-cell table:style-name="Tabelle1.A2" office:value-type="string">
            <text:p text:style-name="Standard">Lauch (Allium)</text:p>
          </table:table-cell>
          <table:table-cell table:style-name="Tabelle1.F2" office:value-type="string">
            <text:p text:style-name="Standard">Knoblauch (Allium sativum)</text:p>
          </table:table-cell>
        </table:table-row>
        <table:table-row>
          <table:table-cell table:style-name="Tabelle1.A2" office:value-type="string">
            <text:p text:style-name="Standard">Gefäßpflanzen <text:soft-page-break/>(Tracheophyta)</text:p>
          </table:table-cell>
          <table:table-cell table:style-name="Tabelle1.A2" office:value-type="string">
            <text:p text:style-name="Standard">Bedecktsamer <text:soft-page-break/>(Magnoliopsida)</text:p>
            <text:p text:style-name="Standard">Monokotyledonen</text:p>
          </table:table-cell>
          <table:table-cell table:style-name="Tabelle1.A2" office:value-type="string">
            <text:p text:style-name="Standard">Spargelartige <text:soft-page-break/>(Asparagales)</text:p>
          </table:table-cell>
          <table:table-cell table:style-name="Tabelle1.A2" office:value-type="string">
            <text:p text:style-name="Standard">Orchideen <text:soft-page-break/>(Orchidaceae)</text:p>
          </table:table-cell>
          <table:table-cell table:style-name="Tabelle1.A2" office:value-type="string">
            <text:p text:style-name="Standard">Widerbart (Epipogium)</text:p>
          </table:table-cell>
          <table:table-cell table:style-name="Tabelle1.F2" office:value-type="string">
            <text:p text:style-name="Standard">Blattloser Widerbart <text:soft-page-break/>(Epipogium aphyllum)</text:p>
          </table:table-cell>
        </table:table-row>
        <table:table-row>
          <table:table-cell table:style-name="Tabelle1.A2" office:value-type="string">
            <text:p text:style-name="Standard"><text:bookmark-start text:name="__DdeLink__1790_327411969"/>Gefäßpflanzen (Tracheophyta)<text:bookmark-end text:name="__DdeLink__1790_327411969"/></text:p>
          </table:table-cell>
          <table:table-cell table:style-name="Tabelle1.A2" office:value-type="string">
            <text:p text:style-name="Standard"><text:bookmark-start text:name="__DdeLink__1788_327411969"/>Bedecktsamer (Magnoliopsida)</text:p>
            <text:p text:style-name="Standard">Monokotyledonen<text:bookmark-end text:name="__DdeLink__1788_327411969"/></text:p>
          </table:table-cell>
          <table:table-cell table:style-name="Tabelle1.A2" office:value-type="string">
            <text:p text:style-name="Standard">Lilienartige (Liliales)</text:p>
          </table:table-cell>
          <table:table-cell table:style-name="Tabelle1.A2" office:value-type="string">
            <text:p text:style-name="Standard">Liliengewächse (Liliaceae)</text:p>
          </table:table-cell>
          <table:table-cell table:style-name="Tabelle1.A2" office:value-type="string">
            <text:p text:style-name="Standard">Tulpen (Tulipa)</text:p>
          </table:table-cell>
          <table:table-cell table:style-name="Tabelle1.F2" office:value-type="string">
            <text:p text:style-name="Standard">Garten-Tulpe (Tulipa gesneriana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</text:p>
            <text:p text:style-name="Standard">Monokotyledonen</text:p>
          </table:table-cell>
          <table:table-cell table:style-name="Tabelle1.A2" office:value-type="string">
            <text:p text:style-name="Standard">Lilienartige (Liliales)</text:p>
          </table:table-cell>
          <table:table-cell table:style-name="Tabelle1.A2" office:value-type="string">
            <text:p text:style-name="Standard">Liliengewächse (Liliaceae)</text:p>
          </table:table-cell>
          <table:table-cell table:style-name="Tabelle1.A2" office:value-type="string">
            <text:p text:style-name="Standard">Lilien (Lilium)</text:p>
          </table:table-cell>
          <table:table-cell table:style-name="Tabelle1.F2" office:value-type="string">
            <text:p text:style-name="Standard">Feuer-Lilie (Lilium bulbiferum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 Kerneudikotyledonen Rosiden Vitales</text:p>
          </table:table-cell>
          <table:table-cell table:style-name="Tabelle1.A2" office:value-type="string">
            <text:p text:style-name="Standard">Weinrebenartige (Vitales)</text:p>
          </table:table-cell>
          <table:table-cell table:style-name="Tabelle1.A2" office:value-type="string">
            <text:p text:style-name="Standard">Weinrebengewächse (Vitaceae)</text:p>
          </table:table-cell>
          <table:table-cell table:style-name="Tabelle1.A2" office:value-type="string">
            <text:p text:style-name="Standard">Weinreben (Vitis)</text:p>
          </table:table-cell>
          <table:table-cell table:style-name="Tabelle1.F2" office:value-type="string">
            <text:p text:style-name="Standard">Weinrebe (Vitis vinifera)</text:p>
          </table:table-cell>
        </table:table-row>
        <table:table-row>
          <table:table-cell table:style-name="Tabelle1.A2" office:value-type="string">
            <text:p text:style-name="Standard"><text:bookmark-start text:name="__DdeLink__4739_326549966"/>Gefäßpflanzen (Tracheophyta)<text:bookmark-end text:name="__DdeLink__4739_326549966"/></text:p>
          </table:table-cell>
          <table:table-cell table:style-name="Tabelle1.A2" office:value-type="string">
            <text:p text:style-name="Standard"><text:bookmark-start text:name="__DdeLink__4737_326549966"/>Bedecktsamer (Magnoliopsida) Eudikotyledonen Kerneudikotyledonen Rosiden Eurosiden I<text:bookmark-end text:name="__DdeLink__4737_326549966"/></text:p>
          </table:table-cell>
          <table:table-cell table:style-name="Tabelle1.A2" office:value-type="string">
            <text:p text:style-name="Standard">Sauerkleeartige (Oxalidales)</text:p>
          </table:table-cell>
          <table:table-cell table:style-name="Tabelle1.A2" office:value-type="string">
            <text:p text:style-name="Standard">Sauerkleeartige (Oxalidales)</text:p>
          </table:table-cell>
          <table:table-cell table:style-name="Tabelle1.A2" office:value-type="string">
            <text:p text:style-name="Standard">Sauerklee (Oxalis)</text:p>
          </table:table-cell>
          <table:table-cell table:style-name="Tabelle1.F2" office:value-type="string">
            <text:p text:style-name="Standard">Horn-Sauerklee (Oxalis corniculata)</text:p>
          </table:table-cell>
        </table:table-row>
        <table:table-row>
          <table:table-cell table:style-name="Tabelle1.A2" office:value-type="string">
            <text:p text:style-name="Standard"><text:bookmark-start text:name="__DdeLink__3599_1113261401"/>Gefäßpflanzen (Tracheophyta)<text:bookmark-end text:name="__DdeLink__3599_1113261401"/></text:p>
          </table:table-cell>
          <table:table-cell table:style-name="Tabelle1.A2" office:value-type="string">
            <text:p text:style-name="Standard"><text:bookmark-start text:name="__DdeLink__3597_1113261401"/>Bedecktsamer (Magnoliopsida) Eudikotyledonen Kerneudikotyledonen Rosiden Eurosiden I<text:bookmark-end text:name="__DdeLink__3597_1113261401"/></text:p>
          </table:table-cell>
          <table:table-cell table:style-name="Tabelle1.A2" office:value-type="string">
            <text:p text:style-name="Standard">Schmetterlingsblütenartige (Fabales)</text:p>
          </table:table-cell>
          <table:table-cell table:style-name="Tabelle1.A2" office:value-type="string">
            <text:p text:style-name="Standard">Hülsenfrüchtler (Fabaceae)</text:p>
          </table:table-cell>
          <table:table-cell table:style-name="Tabelle1.A2" office:value-type="string">
            <text:p text:style-name="Standard">Erbsen (Pisum)</text:p>
          </table:table-cell>
          <table:table-cell table:style-name="Tabelle1.F2" office:value-type="string">
            <text:p text:style-name="Standard">Erbse (Pisum sativum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 Kerneudikotyledonen Rosiden Eurosiden I</text:p>
          </table:table-cell>
          <table:table-cell table:style-name="Tabelle1.A2" office:value-type="string">
            <text:p text:style-name="Standard">Schmetterlingsblütenartige (Fabales)</text:p>
          </table:table-cell>
          <table:table-cell table:style-name="Tabelle1.A2" office:value-type="string">
            <text:p text:style-name="Standard">Hülsenfrüchtler (Fabaceae)</text:p>
          </table:table-cell>
          <table:table-cell table:style-name="Tabelle1.A2" office:value-type="string">
            <text:p text:style-name="Standard">Klee (Trifolium)</text:p>
          </table:table-cell>
          <table:table-cell table:style-name="Tabelle1.F2" office:value-type="string">
            <text:p text:style-name="Standard">Wiesen-Klee (Trifolium pratense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 Kerneudikotyledonen Rosiden Eurosiden I</text:p>
          </table:table-cell>
          <table:table-cell table:style-name="Tabelle1.A2" office:value-type="string">
            <text:p text:style-name="Standard">Schmetterlingsblütenartige (Fabales)</text:p>
          </table:table-cell>
          <table:table-cell table:style-name="Tabelle1.A2" office:value-type="string">
            <text:p text:style-name="Standard">Hülsenfrüchtler (Fabaceae)</text:p>
          </table:table-cell>
          <table:table-cell table:style-name="Tabelle1.A2" office:value-type="string">
            <text:p text:style-name="Standard">Schneckenklee (Medicago)</text:p>
          </table:table-cell>
          <table:table-cell table:style-name="Tabelle1.F2" office:value-type="string">
            <text:p text:style-name="Standard">Luzerne (Medicago sativa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 <text:soft-page-break/>Kerneudikotyledonen Rosiden Eurosiden I</text:p>
          </table:table-cell>
          <table:table-cell table:style-name="Tabelle1.A2" office:value-type="string">
            <text:p text:style-name="Standard">Schmetterlingsblütenartige (Fabales)</text:p>
          </table:table-cell>
          <table:table-cell table:style-name="Tabelle1.A2" office:value-type="string">
            <text:p text:style-name="Standard">Hülsenfrüchtler (Fabaceae)</text:p>
          </table:table-cell>
          <table:table-cell table:style-name="Tabelle1.A2" office:value-type="string">
            <text:p text:style-name="Standard">Lupinen (Lupinus)</text:p>
          </table:table-cell>
          <table:table-cell table:style-name="Tabelle1.F2" office:value-type="string">
            <text:p text:style-name="Standard">Schmalblättrige Lupine Link: http://de.wikipedia.org/wi<text:soft-page-break/>ki/Blaue_Lupine (Lupinus angustifolius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 Kerneudikotyledonen Rosiden Eurosiden I</text:p>
          </table:table-cell>
          <table:table-cell table:style-name="Tabelle1.A2" office:value-type="string">
            <text:p text:style-name="Standard">Schmetterlingsblütenartige (Fabales)</text:p>
          </table:table-cell>
          <table:table-cell table:style-name="Tabelle1.A2" office:value-type="string">
            <text:p text:style-name="Standard">Hülsenfrüchtler (Fabaceae)</text:p>
          </table:table-cell>
          <table:table-cell table:style-name="Tabelle1.A2" office:value-type="string">
            <text:p text:style-name="Standard">Hornklee (Lotus)</text:p>
          </table:table-cell>
          <table:table-cell table:style-name="Tabelle1.F2" office:value-type="string">
            <text:p text:style-name="Standard">Gewöhnlicher Hornklee (Lotus corniculatus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 Kerneudikotyledonen Rosiden Eurosiden I</text:p>
          </table:table-cell>
          <table:table-cell table:style-name="Tabelle1.A2" office:value-type="string">
            <text:p text:style-name="Standard">Schmetterlingsblütenartige (Fabales)</text:p>
          </table:table-cell>
          <table:table-cell table:style-name="Tabelle1.A2" office:value-type="string">
            <text:p text:style-name="Standard">Hülsenfrüchtler (Fabaceae)</text:p>
          </table:table-cell>
          <table:table-cell table:style-name="Tabelle1.A2" office:value-type="string">
            <text:p text:style-name="Standard">Geißklee (Cytisus)</text:p>
          </table:table-cell>
          <table:table-cell table:style-name="Tabelle1.F2" office:value-type="string">
            <text:p text:style-name="Standard">Besenginster (Cytisus scoparius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 Kerneudikotyledonen Rosiden Eurosiden I</text:p>
          </table:table-cell>
          <table:table-cell table:style-name="Tabelle1.A2" office:value-type="string">
            <text:p text:style-name="Standard">Schmetterlingsblütenartige (Fabales)</text:p>
          </table:table-cell>
          <table:table-cell table:style-name="Tabelle1.A2" office:value-type="string">
            <text:p text:style-name="Standard">Hülsenfrüchtler (Fabaceae)</text:p>
          </table:table-cell>
          <table:table-cell table:style-name="Tabelle1.A2" office:value-type="string">
            <text:p text:style-name="Standard">Hippocrepis</text:p>
          </table:table-cell>
          <table:table-cell table:style-name="Tabelle1.F2" office:value-type="string">
            <text:p text:style-name="Standard">Gewöhnlicher Hufeisenklee (Hippocrepis comosa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 Kerneudikotyledonen Rosiden Eurosiden I</text:p>
          </table:table-cell>
          <table:table-cell table:style-name="Tabelle1.A2" office:value-type="string">
            <text:p text:style-name="Standard">Schmetterlingsblütenartige (Fabales)</text:p>
          </table:table-cell>
          <table:table-cell table:style-name="Tabelle1.A2" office:value-type="string">
            <text:p text:style-name="Standard">Hülsenfrüchtler (Fabaceae)</text:p>
          </table:table-cell>
          <table:table-cell table:style-name="Tabelle1.A2" office:value-type="string">
            <text:p text:style-name="Standard">Goldregen (Laburnum)</text:p>
          </table:table-cell>
          <table:table-cell table:style-name="Tabelle1.F2" office:value-type="string">
            <text:p text:style-name="Standard">Gemeiner Goldregen (Laburnum anagyroides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 Kerneudikotyledonen Rosiden Eurosiden I</text:p>
          </table:table-cell>
          <table:table-cell table:style-name="Tabelle1.A2" office:value-type="string">
            <text:p text:style-name="Standard">Schmetterlingsblütenartige (Fabales)</text:p>
          </table:table-cell>
          <table:table-cell table:style-name="Tabelle1.A2" office:value-type="string">
            <text:p text:style-name="Standard">Hülsenfrüchtler (Fabaceae)</text:p>
          </table:table-cell>
          <table:table-cell table:style-name="Tabelle1.A2" office:value-type="string">
            <text:p text:style-name="Standard">Wicken (Vicia)</text:p>
          </table:table-cell>
          <table:table-cell table:style-name="Tabelle1.F2" office:value-type="string">
            <text:p text:style-name="Standard">Zaun-Wicke (Vicia sepium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 Kerneudikotyledonen Rosiden Eurosiden I</text:p>
          </table:table-cell>
          <table:table-cell table:style-name="Tabelle1.A2" office:value-type="string">
            <text:p text:style-name="Standard">Schmetterlingsblütenartige (Fabales)</text:p>
          </table:table-cell>
          <table:table-cell table:style-name="Tabelle1.A2" office:value-type="string">
            <text:p text:style-name="Standard">Hülsenfrüchtler (Fabaceae)</text:p>
          </table:table-cell>
          <table:table-cell table:style-name="Tabelle1.A2" office:value-type="string">
            <text:p text:style-name="Standard">Platterbsen (Lathyrus)</text:p>
          </table:table-cell>
          <table:table-cell table:style-name="Tabelle1.F2" office:value-type="string">
            <text:p text:style-name="Standard">Frühlings-Platterbse (Lathyrus vernus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 Kerneudikotyledonen <text:soft-page-break/>Rosiden Eurosiden I</text:p>
          </table:table-cell>
          <table:table-cell table:style-name="Tabelle1.A2" office:value-type="string">
            <text:p text:style-name="Standard">Schmetterlingsblütenartige (Fabales)</text:p>
          </table:table-cell>
          <table:table-cell table:style-name="Tabelle1.A2" office:value-type="string">
            <text:p text:style-name="Standard">Hülsenfrüchtler (Fabaceae)</text:p>
          </table:table-cell>
          <table:table-cell table:style-name="Tabelle1.A2" office:value-type="string">
            <text:p text:style-name="Standard">Securigera</text:p>
          </table:table-cell>
          <table:table-cell table:style-name="Tabelle1.F2" office:value-type="string">
            <text:p text:style-name="Standard">Bunte Kronwicke (Securigera varia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 Kerneudikotyledonen Rosiden Eurosiden I</text:p>
          </table:table-cell>
          <table:table-cell table:style-name="Tabelle1.A2" office:value-type="string">
            <text:p text:style-name="Standard">Rosenartige (Rosales)</text:p>
          </table:table-cell>
          <table:table-cell table:style-name="Tabelle1.A2" office:value-type="string">
            <text:p text:style-name="Standard">Rosengewächse (Rosaceae)</text:p>
          </table:table-cell>
          <table:table-cell table:style-name="Tabelle1.A2" office:value-type="string">
            <text:p text:style-name="Standard">Rosen (Rosa)</text:p>
          </table:table-cell>
          <table:table-cell table:style-name="Tabelle1.F2" office:value-type="string">
            <text:p text:style-name="Standard">Hecken-Rose (Rosa corymbifera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 Kerneudikotyledonen Rosiden Eurosiden I</text:p>
          </table:table-cell>
          <table:table-cell table:style-name="Tabelle1.A2" office:value-type="string">
            <text:p text:style-name="Standard">Rosenartige (Rosales)</text:p>
          </table:table-cell>
          <table:table-cell table:style-name="Tabelle1.A2" office:value-type="string">
            <text:p text:style-name="Standard">Rosengewächse (Rosaceae)</text:p>
          </table:table-cell>
          <table:table-cell table:style-name="Tabelle1.A2" office:value-type="string">
            <text:p text:style-name="Standard">Rosen (Rosa)</text:p>
          </table:table-cell>
          <table:table-cell table:style-name="Tabelle1.F2" office:value-type="string">
            <text:p text:style-name="Standard">Essig-Rose (Rosa gallica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 Kerneudikotyledonen Rosiden Eurosiden I</text:p>
          </table:table-cell>
          <table:table-cell table:style-name="Tabelle1.A2" office:value-type="string">
            <text:p text:style-name="Standard">Rosenartige (Rosales)</text:p>
          </table:table-cell>
          <table:table-cell table:style-name="Tabelle1.A2" office:value-type="string">
            <text:p text:style-name="Standard">Rosengewächse (Rosaceae)</text:p>
          </table:table-cell>
          <table:table-cell table:style-name="Tabelle1.A2" office:value-type="string">
            <text:p text:style-name="Standard">Rosen (Rosa)</text:p>
          </table:table-cell>
          <table:table-cell table:style-name="Tabelle1.F2" office:value-type="string">
            <text:p text:style-name="Standard">Hunds-Rose (Rosa canina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 Kerneudikotyledonen Rosiden Eurosiden I</text:p>
          </table:table-cell>
          <table:table-cell table:style-name="Tabelle1.A2" office:value-type="string">
            <text:p text:style-name="Standard">Rosenartige (Rosales)</text:p>
          </table:table-cell>
          <table:table-cell table:style-name="Tabelle1.A2" office:value-type="string">
            <text:p text:style-name="Standard">Rosengewächse (Rosaceae)</text:p>
          </table:table-cell>
          <table:table-cell table:style-name="Tabelle1.A2" office:value-type="string">
            <text:p text:style-name="Standard">Prunus</text:p>
          </table:table-cell>
          <table:table-cell table:style-name="Tabelle1.F2" office:value-type="string">
            <text:p text:style-name="Standard">Vogel-Kirsche (Prunus avium)</text:p>
          </table:table-cell>
        </table:table-row>
        <table:table-row>
          <table:table-cell table:style-name="Tabelle1.A2" office:value-type="string">
            <text:p text:style-name="Standard"><text:bookmark-start text:name="__DdeLink__765_1298182659"/>Gefäßpflanzen (Tracheophyta)<text:bookmark-end text:name="__DdeLink__765_1298182659"/></text:p>
          </table:table-cell>
          <table:table-cell table:style-name="Tabelle1.A2" office:value-type="string">
            <text:p text:style-name="Standard"><text:bookmark-start text:name="__DdeLink__763_1298182659"/>Bedecktsamer (Magnoliopsida) Eudikotyledonen Kerneudikotyledonen Rosiden Eurosiden I<text:bookmark-end text:name="__DdeLink__763_1298182659"/></text:p>
          </table:table-cell>
          <table:table-cell table:style-name="Tabelle1.A2" office:value-type="string">
            <text:p text:style-name="Standard"><text:bookmark-start text:name="__DdeLink__761_1298182659"/>Rosenartige (Rosales)<text:bookmark-end text:name="__DdeLink__761_1298182659"/></text:p>
          </table:table-cell>
          <table:table-cell table:style-name="Tabelle1.A2" office:value-type="string">
            <text:p text:style-name="Standard"><text:bookmark-start text:name="__DdeLink__759_1298182659"/>Rosengewächse (Rosaceae)<text:bookmark-end text:name="__DdeLink__759_1298182659"/></text:p>
          </table:table-cell>
          <table:table-cell table:style-name="Tabelle1.A2" office:value-type="string">
            <text:p text:style-name="Standard">Prunus</text:p>
          </table:table-cell>
          <table:table-cell table:style-name="Tabelle1.F2" office:value-type="string">
            <text:p text:style-name="Standard">Schlehdorn (Prunus spinosa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 Kerneudikotyledonen Rosiden Eurosiden I</text:p>
          </table:table-cell>
          <table:table-cell table:style-name="Tabelle1.A2" office:value-type="string">
            <text:p text:style-name="Standard">Rosenartige (Rosales)</text:p>
          </table:table-cell>
          <table:table-cell table:style-name="Tabelle1.A2" office:value-type="string">
            <text:p text:style-name="Standard">Rosengewächse (Rosaceae)</text:p>
          </table:table-cell>
          <table:table-cell table:style-name="Tabelle1.A2" office:value-type="string">
            <text:p text:style-name="Standard">Prunus</text:p>
          </table:table-cell>
          <table:table-cell table:style-name="Tabelle1.F2" office:value-type="string">
            <text:p text:style-name="Standard">Aprikose (Prunus armeniaca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 Kerneudikotyledonen Rosiden Eurosiden I</text:p>
          </table:table-cell>
          <table:table-cell table:style-name="Tabelle1.A2" office:value-type="string">
            <text:p text:style-name="Standard">Rosenartige (Rosales)</text:p>
          </table:table-cell>
          <table:table-cell table:style-name="Tabelle1.A2" office:value-type="string">
            <text:p text:style-name="Standard">Rosengewächse (Rosaceae)</text:p>
          </table:table-cell>
          <table:table-cell table:style-name="Tabelle1.A2" office:value-type="string">
            <text:p text:style-name="Standard">Prunus</text:p>
          </table:table-cell>
          <table:table-cell table:style-name="Tabelle1.F2" office:value-type="string">
            <text:p text:style-name="Standard">Pflaume (Prunus domestica)</text:p>
          </table:table-cell>
        </table:table-row>
        <text:soft-page-break/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 Kerneudikotyledonen Rosiden Eurosiden I</text:p>
          </table:table-cell>
          <table:table-cell table:style-name="Tabelle1.A2" office:value-type="string">
            <text:p text:style-name="Standard">Rosenartige (Rosales)</text:p>
          </table:table-cell>
          <table:table-cell table:style-name="Tabelle1.A2" office:value-type="string">
            <text:p text:style-name="Standard">Rosengewächse (Rosaceae)</text:p>
          </table:table-cell>
          <table:table-cell table:style-name="Tabelle1.A2" office:value-type="string">
            <text:p text:style-name="Standard">Prunus</text:p>
          </table:table-cell>
          <table:table-cell table:style-name="Tabelle1.F2" office:value-type="string">
            <text:p text:style-name="Standard">Sauerkirsche (Prunus cerasus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 Kerneudikotyledonen Rosiden Eurosiden I</text:p>
          </table:table-cell>
          <table:table-cell table:style-name="Tabelle1.A2" office:value-type="string">
            <text:p text:style-name="Standard">Rosenartige (Rosales)</text:p>
          </table:table-cell>
          <table:table-cell table:style-name="Tabelle1.A2" office:value-type="string">
            <text:p text:style-name="Standard">Rosengewächse (Rosaceae)</text:p>
          </table:table-cell>
          <table:table-cell table:style-name="Tabelle1.A2" office:value-type="string">
            <text:p text:style-name="Standard">Prunus</text:p>
          </table:table-cell>
          <table:table-cell table:style-name="Tabelle1.F2" office:value-type="string">
            <text:p text:style-name="Standard">Zwerg-Kirsche (Prunus fruticosa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 Kerneudikotyledonen Rosiden Eurosiden I</text:p>
          </table:table-cell>
          <table:table-cell table:style-name="Tabelle1.A2" office:value-type="string">
            <text:p text:style-name="Standard">Rosenartige (Rosales)</text:p>
          </table:table-cell>
          <table:table-cell table:style-name="Tabelle1.A2" office:value-type="string">
            <text:p text:style-name="Standard">Rosengewächse (Rosaceae)</text:p>
          </table:table-cell>
          <table:table-cell table:style-name="Tabelle1.A2" office:value-type="string">
            <text:p text:style-name="Standard">Prunus</text:p>
          </table:table-cell>
          <table:table-cell table:style-name="Tabelle1.F2" office:value-type="string">
            <text:p text:style-name="Standard">Japanische Blütenkirsche (Prunus serrulata Lindl.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 Kerneudikotyledonen Rosiden Eurosiden I</text:p>
          </table:table-cell>
          <table:table-cell table:style-name="Tabelle1.A2" office:value-type="string">
            <text:p text:style-name="Standard">Rosenartige (Rosales)</text:p>
          </table:table-cell>
          <table:table-cell table:style-name="Tabelle1.A2" office:value-type="string">
            <text:p text:style-name="Standard">Rosengewächse (Rosaceae)</text:p>
          </table:table-cell>
          <table:table-cell table:style-name="Tabelle1.A2" office:value-type="string">
            <text:p text:style-name="Standard">Prunus</text:p>
          </table:table-cell>
          <table:table-cell table:style-name="Tabelle1.F2" office:value-type="string">
            <text:p text:style-name="Standard">Mandelbaum (Prunus dulcis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 Kerneudikotyledonen Rosiden Eurosiden I</text:p>
          </table:table-cell>
          <table:table-cell table:style-name="Tabelle1.A2" office:value-type="string">
            <text:p text:style-name="Standard">Rosenartige (Rosales)</text:p>
          </table:table-cell>
          <table:table-cell table:style-name="Tabelle1.A2" office:value-type="string">
            <text:p text:style-name="Standard">Rosengewächse (Rosaceae)</text:p>
          </table:table-cell>
          <table:table-cell table:style-name="Tabelle1.A2" office:value-type="string">
            <text:p text:style-name="Standard">Prunus</text:p>
          </table:table-cell>
          <table:table-cell table:style-name="Tabelle1.F2" office:value-type="string">
            <text:p text:style-name="Standard">Pfirsichbaum (Prunus persica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 Kerneudikotyledonen Rosiden Eurosiden I</text:p>
          </table:table-cell>
          <table:table-cell table:style-name="Tabelle1.A2" office:value-type="string">
            <text:p text:style-name="Standard">Rosenartige (Rosales)</text:p>
          </table:table-cell>
          <table:table-cell table:style-name="Tabelle1.A2" office:value-type="string">
            <text:p text:style-name="Standard">Rosengewächse (Rosaceae)</text:p>
          </table:table-cell>
          <table:table-cell table:style-name="Tabelle1.A2" office:value-type="string">
            <text:p text:style-name="Standard">Äpfel (Malus)</text:p>
          </table:table-cell>
          <table:table-cell table:style-name="Tabelle1.F2" office:value-type="string">
            <text:p text:style-name="Standard">Holzapfel (Malus sylvestris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 Kerneudikotyledonen Rosiden Eurosiden I</text:p>
          </table:table-cell>
          <table:table-cell table:style-name="Tabelle1.A2" office:value-type="string">
            <text:p text:style-name="Standard">Rosenartige (Rosales)</text:p>
          </table:table-cell>
          <table:table-cell table:style-name="Tabelle1.A2" office:value-type="string">
            <text:p text:style-name="Standard">Rosengewächse (Rosaceae)</text:p>
          </table:table-cell>
          <table:table-cell table:style-name="Tabelle1.A2" office:value-type="string">
            <text:p text:style-name="Standard">Äpfel (Malus)</text:p>
          </table:table-cell>
          <table:table-cell table:style-name="Tabelle1.F2" office:value-type="string">
            <text:p text:style-name="Standard">Kulturapfel (Malus domestica)</text:p>
          </table:table-cell>
        </table:table-row>
        <table:table-row>
          <table:table-cell table:style-name="Tabelle1.A2" office:value-type="string">
            <text:p text:style-name="Standard"><text:bookmark-start text:name="__DdeLink__2008_327411969"/>Gefäßpflanzen <text:soft-page-break/>(Tracheophyta)<text:bookmark-end text:name="__DdeLink__2008_327411969"/></text:p>
          </table:table-cell>
          <table:table-cell table:style-name="Tabelle1.A2" office:value-type="string">
            <text:p text:style-name="Standard"><text:bookmark-start text:name="__DdeLink__2006_327411969"/>Bedecktsamer <text:soft-page-break/>(Magnoliopsida) Eudikotyledonen Kerneudikotyledonen Rosiden Eurosiden I<text:bookmark-end text:name="__DdeLink__2006_327411969"/></text:p>
          </table:table-cell>
          <table:table-cell table:style-name="Tabelle1.A2" office:value-type="string">
            <text:p text:style-name="Standard"><text:bookmark-start text:name="__DdeLink__2004_327411969"/>Rosenartige (Rosales)<text:bookmark-end text:name="__DdeLink__2004_327411969"/></text:p>
          </table:table-cell>
          <table:table-cell table:style-name="Tabelle1.A2" office:value-type="string">
            <text:p text:style-name="Standard"><text:bookmark-start text:name="__DdeLink__2002_327411969"/>Rosengewächse <text:soft-page-break/>(Rosaceae)<text:bookmark-end text:name="__DdeLink__2002_327411969"/></text:p>
          </table:table-cell>
          <table:table-cell table:style-name="Tabelle1.A2" office:value-type="string">
            <text:p text:style-name="Standard"><text:bookmark-start text:name="__DdeLink__2000_327411969"/>Birnen (Pyrus)<text:bookmark-end text:name="__DdeLink__2000_327411969"/></text:p>
          </table:table-cell>
          <table:table-cell table:style-name="Tabelle1.F2" office:value-type="string">
            <text:p text:style-name="Standard">Kultur-Birne (Pyrus <text:soft-page-break/>communis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 Kerneudikotyledonen Rosiden Eurosiden I</text:p>
          </table:table-cell>
          <table:table-cell table:style-name="Tabelle1.A2" office:value-type="string">
            <text:p text:style-name="Standard">Rosenartige (Rosales)</text:p>
          </table:table-cell>
          <table:table-cell table:style-name="Tabelle1.A2" office:value-type="string">
            <text:p text:style-name="Standard">Rosengewächse (Rosaceae)</text:p>
          </table:table-cell>
          <table:table-cell table:style-name="Tabelle1.A2" office:value-type="string">
            <text:p text:style-name="Standard">Birnen (Pyrus)</text:p>
          </table:table-cell>
          <table:table-cell table:style-name="Tabelle1.F2" office:value-type="string">
            <text:p text:style-name="Standard">Wild-Birne (Link:Wildbirne) (Pyrus pyraster)</text:p>
          </table:table-cell>
        </table:table-row>
        <table:table-row>
          <table:table-cell table:style-name="Tabelle1.A2" office:value-type="string">
            <text:p text:style-name="Standard"><text:bookmark-start text:name="__DdeLink__2014_327411969"/>Gefäßpflanzen (Tracheophyta)<text:bookmark-end text:name="__DdeLink__2014_327411969"/></text:p>
          </table:table-cell>
          <table:table-cell table:style-name="Tabelle1.A2" office:value-type="string">
            <text:p text:style-name="Standard"><text:bookmark-start text:name="__DdeLink__2012_327411969"/>Bedecktsamer (Magnoliopsida) Eudikotyledonen Kerneudikotyledonen Rosiden Eurosiden I<text:bookmark-end text:name="__DdeLink__2012_327411969"/></text:p>
          </table:table-cell>
          <table:table-cell table:style-name="Tabelle1.A2" office:value-type="string">
            <text:p text:style-name="Standard"><text:bookmark-start text:name="__DdeLink__2010_327411969"/><text:bookmark-start text:name="__DdeLink__2029_327411969"/>Rosenartige (Rosales)<text:bookmark-end text:name="__DdeLink__2010_327411969"/><text:bookmark-end text:name="__DdeLink__2029_327411969"/></text:p>
          </table:table-cell>
          <table:table-cell table:style-name="Tabelle1.A2" office:value-type="string">
            <text:p text:style-name="Standard"><text:bookmark-start text:name="__DdeLink__2027_327411969"/>Rosengewächse (Rosaceae)<text:bookmark-end text:name="__DdeLink__2027_327411969"/></text:p>
          </table:table-cell>
          <table:table-cell table:style-name="Tabelle1.A2" office:value-type="string">
            <text:p text:style-name="Standard">Felsenbirnen (Amelanchier)</text:p>
          </table:table-cell>
          <table:table-cell table:style-name="Tabelle1.F2" office:value-type="string">
            <text:p text:style-name="Standard">Gewöhnliche Felsenbirne (Amelanchier ovalis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 Kerneudikotyledonen Rosiden Eurosiden I</text:p>
          </table:table-cell>
          <table:table-cell table:style-name="Tabelle1.A2" office:value-type="string">
            <text:p text:style-name="Standard">Rosenartige (Rosales)</text:p>
          </table:table-cell>
          <table:table-cell table:style-name="Tabelle1.A2" office:value-type="string">
            <text:p text:style-name="Standard">Rosengewächse (Rosaceae)</text:p>
          </table:table-cell>
          <table:table-cell table:style-name="Tabelle1.A2" office:value-type="string">
            <text:p text:style-name="Standard">Mehlbeeren (Sorbus)</text:p>
          </table:table-cell>
          <table:table-cell table:style-name="Tabelle1.F2" office:value-type="string">
            <text:p text:style-name="Standard">Echte Mehlbeere (Sorbus aria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 Kerneudikotyledonen Rosiden Eurosiden I</text:p>
          </table:table-cell>
          <table:table-cell table:style-name="Tabelle1.A2" office:value-type="string">
            <text:p text:style-name="Standard">Rosenartige (Rosales)</text:p>
          </table:table-cell>
          <table:table-cell table:style-name="Tabelle1.A2" office:value-type="string">
            <text:p text:style-name="Standard">Rosengewächse (Rosaceae)</text:p>
          </table:table-cell>
          <table:table-cell table:style-name="Tabelle1.A2" office:value-type="string">
            <text:p text:style-name="Standard"><text:bookmark-start text:name="__DdeLink__2023_327411969"/>Mehlbeeren (Sorbus)<text:bookmark-end text:name="__DdeLink__2023_327411969"/></text:p>
          </table:table-cell>
          <table:table-cell table:style-name="Tabelle1.F2" office:value-type="string">
            <text:p text:style-name="Standard">Elsbeere (Sorbus torminalis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 Kerneudikotyledonen Rosiden Eurosiden I</text:p>
          </table:table-cell>
          <table:table-cell table:style-name="Tabelle1.A2" office:value-type="string">
            <text:p text:style-name="Standard">Rosenartige (Rosales)</text:p>
          </table:table-cell>
          <table:table-cell table:style-name="Tabelle1.A2" office:value-type="string">
            <text:p text:style-name="Standard">Rosengewächse (Rosaceae)</text:p>
          </table:table-cell>
          <table:table-cell table:style-name="Tabelle1.A2" office:value-type="string">
            <text:p text:style-name="Standard"><text:bookmark-start text:name="__DdeLink__2025_327411969"/>Mehlbeeren (Sorbus)<text:bookmark-end text:name="__DdeLink__2025_327411969"/></text:p>
          </table:table-cell>
          <table:table-cell table:style-name="Tabelle1.F2" office:value-type="string">
            <text:p text:style-name="Standard">Vogelbeere (Sorbus aucuparia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 Kerneudikotyledonen Rosiden Eurosiden I</text:p>
          </table:table-cell>
          <table:table-cell table:style-name="Tabelle1.A2" office:value-type="string">
            <text:p text:style-name="Standard">Rosenartige (Rosales)</text:p>
          </table:table-cell>
          <table:table-cell table:style-name="Tabelle1.A2" office:value-type="string">
            <text:p text:style-name="Standard">Rosengewächse (Rosaceae)</text:p>
          </table:table-cell>
          <table:table-cell table:style-name="Tabelle1.A2" office:value-type="string">
            <text:p text:style-name="Standard">Mehlbeeren (Sorbus)</text:p>
          </table:table-cell>
          <table:table-cell table:style-name="Tabelle1.F2" office:value-type="string">
            <text:p text:style-name="Standard">Speierling (Sorbus domestica)</text:p>
          </table:table-cell>
        </table:table-row>
        <table:table-row>
          <table:table-cell table:style-name="Tabelle1.A2" office:value-type="string">
            <text:p text:style-name="Standard"><text:bookmark-start text:name="__DdeLink__2033_327411969"/>Gefäßpflanzen (Tracheophyta)<text:bookmark-end text:name="__DdeLink__2033_327411969"/></text:p>
          </table:table-cell>
          <table:table-cell table:style-name="Tabelle1.A2" office:value-type="string">
            <text:p text:style-name="Standard"><text:bookmark-start text:name="__DdeLink__2031_327411969"/>Bedecktsamer (Magnoliopsida) <text:soft-page-break/>Eudikotyledonen Kerneudikotyledonen Rosiden Eurosiden I<text:bookmark-end text:name="__DdeLink__2031_327411969"/></text:p>
          </table:table-cell>
          <table:table-cell table:style-name="Tabelle1.A2" office:value-type="string">
            <text:p text:style-name="Standard">Rosenartige (Rosales)</text:p>
          </table:table-cell>
          <table:table-cell table:style-name="Tabelle1.A2" office:value-type="string">
            <text:p text:style-name="Standard">Rosengewächse (Rosaceae)</text:p>
          </table:table-cell>
          <table:table-cell table:style-name="Tabelle1.A2" office:value-type="string">
            <text:p text:style-name="Standard">Erdbeeren (Fragaria)</text:p>
          </table:table-cell>
          <table:table-cell table:style-name="Tabelle1.F2" office:value-type="string">
            <text:p text:style-name="Standard">Wald-Erdbeere (Fragaria vesca)</text:p>
          </table:table-cell>
        </table:table-row>
        <table:table-row>
          <table:table-cell table:style-name="Tabelle1.A2" office:value-type="string">
            <text:p text:style-name="Standard"><text:bookmark-start text:name="__DdeLink__1973_327411969"/><text:bookmark-start text:name="__DdeLink__1988_327411969"/>Gefäßpflanzen (Tracheophyta)<text:bookmark-end text:name="__DdeLink__1973_327411969"/><text:bookmark-end text:name="__DdeLink__1988_327411969"/></text:p>
          </table:table-cell>
          <table:table-cell table:style-name="Tabelle1.A2" office:value-type="string">
            <text:p text:style-name="Standard"><text:bookmark-start text:name="__DdeLink__1985_327411969"/><text:bookmark-start text:name="__DdeLink__1971_327411969"/>Bedecktsamer (Magnoliopsida) Eudikotyledonen Kerneudikotyledonen<text:bookmark-end text:name="__DdeLink__1971_327411969"/> Rosiden Eurosiden I<text:bookmark-end text:name="__DdeLink__1985_327411969"/></text:p>
          </table:table-cell>
          <table:table-cell table:style-name="Tabelle1.A2" office:value-type="string">
            <text:p text:style-name="Standard"><text:bookmark-start text:name="__DdeLink__1981_327411969"/>Rosenartige (Rosales)<text:bookmark-end text:name="__DdeLink__1981_327411969"/></text:p>
          </table:table-cell>
          <table:table-cell table:style-name="Tabelle1.A2" office:value-type="string">
            <text:p text:style-name="Standard"><text:bookmark-start text:name="__DdeLink__1979_327411969"/>Rosengewächse (Rosaceae)<text:bookmark-end text:name="__DdeLink__1979_327411969"/></text:p>
          </table:table-cell>
          <table:table-cell table:style-name="Tabelle1.A2" office:value-type="string">
            <text:p text:style-name="Standard">Rubus</text:p>
          </table:table-cell>
          <table:table-cell table:style-name="Tabelle1.F2" office:value-type="string">
            <text:p text:style-name="Standard">Himbeere (Rubus idaeus)</text:p>
          </table:table-cell>
        </table:table-row>
        <table:table-row>
          <table:table-cell table:style-name="Tabelle1.A2" office:value-type="string">
            <text:p text:style-name="Standard"><text:bookmark-start text:name="__DdeLink__1998_327411969"/>Gefäßpflanzen (Tracheophyta)<text:bookmark-end text:name="__DdeLink__1998_327411969"/></text:p>
          </table:table-cell>
          <table:table-cell table:style-name="Tabelle1.A2" office:value-type="string">
            <text:p text:style-name="Standard"><text:bookmark-start text:name="__DdeLink__1995_327411969"/><text:bookmark-start text:name="__DdeLink__1971_3274119691"/>Bedecktsamer (Magnoliopsida) Eudikotyledonen Kerneudikotyledonen<text:bookmark-end text:name="__DdeLink__1971_3274119691"/> Rosiden Eurosiden I<text:bookmark-end text:name="__DdeLink__1995_327411969"/></text:p>
          </table:table-cell>
          <table:table-cell table:style-name="Tabelle1.A2" office:value-type="string">
            <text:p text:style-name="Standard"><text:bookmark-start text:name="__DdeLink__1991_327411969"/>Rosenartige (Rosales)<text:bookmark-end text:name="__DdeLink__1991_327411969"/></text:p>
          </table:table-cell>
          <table:table-cell table:style-name="Tabelle1.A2" office:value-type="string">
            <text:p text:style-name="Standard">Rosengewächse (Rosaceae)</text:p>
          </table:table-cell>
          <table:table-cell table:style-name="Tabelle1.A2" office:value-type="string">
            <text:p text:style-name="Standard">Rubus</text:p>
          </table:table-cell>
          <table:table-cell table:style-name="Tabelle1.F2" office:value-type="string">
            <text:p text:style-name="Standard">Steinbeere (Rubus saxatilis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<text:bookmark-start text:name="__DdeLink__2047_327411969"/><text:bookmark-start text:name="__DdeLink__1971_32741196911"/>Bedecktsamer (Magnoliopsida) Eudikotyledonen Kerneudikotyledonen<text:bookmark-end text:name="__DdeLink__1971_32741196911"/> Rosiden Eurosiden I<text:bookmark-end text:name="__DdeLink__2047_327411969"/></text:p>
          </table:table-cell>
          <table:table-cell table:style-name="Tabelle1.A2" office:value-type="string">
            <text:p text:style-name="Standard"><text:bookmark-start text:name="__DdeLink__2043_327411969"/>Rosenartige (Rosales)<text:bookmark-end text:name="__DdeLink__2043_327411969"/></text:p>
          </table:table-cell>
          <table:table-cell table:style-name="Tabelle1.A2" office:value-type="string">
            <text:p text:style-name="Standard"><text:bookmark-start text:name="__DdeLink__2041_327411969"/>Rosengewächse (Rosaceae)<text:bookmark-end text:name="__DdeLink__2041_327411969"/></text:p>
          </table:table-cell>
          <table:table-cell table:style-name="Tabelle1.A2" office:value-type="string">
            <text:p text:style-name="Standard">Mispeln (Mespilus)</text:p>
          </table:table-cell>
          <table:table-cell table:style-name="Tabelle1.F2" office:value-type="string">
            <text:p text:style-name="Standard">Mispel (Mespilus germanica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<text:bookmark-start text:name="__DdeLink__1971_327411969111"/>Bedecktsamer (Magnoliopsida) Eudikotyledonen Kerneudikotyledonen<text:bookmark-end text:name="__DdeLink__1971_327411969111"/> Rosiden Eurosiden I</text:p>
          </table:table-cell>
          <table:table-cell table:style-name="Tabelle1.A2" office:value-type="string">
            <text:p text:style-name="Standard">Rosenartige (Rosales)</text:p>
          </table:table-cell>
          <table:table-cell table:style-name="Tabelle1.A2" office:value-type="string">
            <text:p text:style-name="Standard">Rosengewächse (Rosaceae)</text:p>
          </table:table-cell>
          <table:table-cell table:style-name="Tabelle1.A2" office:value-type="string">
            <text:p text:style-name="Standard"><text:bookmark-start text:name="__DdeLink__2039_327411969"/>Fingerkräuter (Potentilla)<text:bookmark-end text:name="__DdeLink__2039_327411969"/></text:p>
          </table:table-cell>
          <table:table-cell table:style-name="Tabelle1.F2" office:value-type="string">
            <text:p text:style-name="Standard">Blutwurz (Potentilla erecta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<text:bookmark-start text:name="__DdeLink__1971_327411969112"/>Bedecktsamer (Magnoliopsida) Eudikotyledonen Kerneudikotyledonen<text:bookmark-end text:name="__DdeLink__1971_327411969112"/> Rosiden Eurosiden I</text:p>
          </table:table-cell>
          <table:table-cell table:style-name="Tabelle1.A2" office:value-type="string">
            <text:p text:style-name="Standard">Rosenartige (Rosales)</text:p>
          </table:table-cell>
          <table:table-cell table:style-name="Tabelle1.A2" office:value-type="string">
            <text:p text:style-name="Standard">Rosengewächse (Rosaceae)</text:p>
          </table:table-cell>
          <table:table-cell table:style-name="Tabelle1.A2" office:value-type="string">
            <text:p text:style-name="Standard">Fingerkräuter (Potentilla)</text:p>
          </table:table-cell>
          <table:table-cell table:style-name="Tabelle1.F2" office:value-type="string">
            <text:p text:style-name="Standard">Zwerg-Fingerkraut (Potentilla brauneana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<text:bookmark-start text:name="__DdeLink__1971_327411969113"/>Bedecktsamer (Magnoliopsida) Eudikotyledonen Kerneudikotyledonen<text:bookmark-end text:name="__DdeLink__1971_327411969113"/> Rosiden Eurosiden I</text:p>
          </table:table-cell>
          <table:table-cell table:style-name="Tabelle1.A2" office:value-type="string">
            <text:p text:style-name="Standard">Rosenartige (Rosales)</text:p>
          </table:table-cell>
          <table:table-cell table:style-name="Tabelle1.A2" office:value-type="string">
            <text:p text:style-name="Standard">Rosengewächse (Rosaceae)</text:p>
          </table:table-cell>
          <table:table-cell table:style-name="Tabelle1.A2" office:value-type="string">
            <text:p text:style-name="Standard">Fingerkräuter (Potentilla)</text:p>
          </table:table-cell>
          <table:table-cell table:style-name="Tabelle1.F2" office:value-type="string">
            <text:p text:style-name="Standard">Gold-Fingerkraut (Potentilla aurea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<text:bookmark-start text:name="__DdeLink__1971_327411969114"/>Bedecktsamer (Magnoliopsida) Eudikotyledonen <text:soft-page-break/>Kerneudikotyledonen<text:bookmark-end text:name="__DdeLink__1971_327411969114"/> Rosiden Eurosiden I</text:p>
          </table:table-cell>
          <table:table-cell table:style-name="Tabelle1.A2" office:value-type="string">
            <text:p text:style-name="Standard">Rosenartige (Rosales)</text:p>
          </table:table-cell>
          <table:table-cell table:style-name="Tabelle1.A2" office:value-type="string">
            <text:p text:style-name="Standard">Rosengewächse (Rosaceae)</text:p>
          </table:table-cell>
          <table:table-cell table:style-name="Tabelle1.A2" office:value-type="string">
            <text:p text:style-name="Standard">Frauenmantel (Alchemilla)</text:p>
          </table:table-cell>
          <table:table-cell table:style-name="Tabelle1.F2" office:value-type="string">
            <text:p text:style-name="Standard">Gemeiner Frauenmantel (Alchemilla vulgaris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<text:bookmark-start text:name="__DdeLink__1971_327411969115"/>Bedecktsamer (Magnoliopsida) Eudikotyledonen Kerneudikotyledonen<text:bookmark-end text:name="__DdeLink__1971_327411969115"/> Rosiden Eurosiden I</text:p>
          </table:table-cell>
          <table:table-cell table:style-name="Tabelle1.A2" office:value-type="string">
            <text:p text:style-name="Standard">Rosenartige (Rosales)</text:p>
          </table:table-cell>
          <table:table-cell table:style-name="Tabelle1.A2" office:value-type="string">
            <text:p text:style-name="Standard">Rosengewächse (Rosaceae)</text:p>
          </table:table-cell>
          <table:table-cell table:style-name="Tabelle1.A2" office:value-type="string">
            <text:p text:style-name="Standard"><text:bookmark-start text:name="__DdeLink__2035_327411969"/>Nelkenwurzen (Geum)<text:bookmark-end text:name="__DdeLink__2035_327411969"/></text:p>
          </table:table-cell>
          <table:table-cell table:style-name="Tabelle1.F2" office:value-type="string">
            <text:p text:style-name="Standard">Bach-Nelkenwurz (Geum rivale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<text:bookmark-start text:name="__DdeLink__1971_327411969116"/>Bedecktsamer (Magnoliopsida) Eudikotyledonen Kerneudikotyledonen<text:bookmark-end text:name="__DdeLink__1971_327411969116"/> Rosiden Eurosiden I</text:p>
          </table:table-cell>
          <table:table-cell table:style-name="Tabelle1.A2" office:value-type="string">
            <text:p text:style-name="Standard">Rosenartige (Rosales)</text:p>
          </table:table-cell>
          <table:table-cell table:style-name="Tabelle1.A2" office:value-type="string">
            <text:p text:style-name="Standard">Rosengewächse (Rosaceae)</text:p>
          </table:table-cell>
          <table:table-cell table:style-name="Tabelle1.A2" office:value-type="string">
            <text:p text:style-name="Standard">Nelkenwurzen (Geum)</text:p>
          </table:table-cell>
          <table:table-cell table:style-name="Tabelle1.F2" office:value-type="string">
            <text:p text:style-name="Standard">Echte Nelkenwurz (Geum urbanum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<text:bookmark-start text:name="__DdeLink__1971_327411969117"/>Bedecktsamer (Magnoliopsida) Eudikotyledonen Kerneudikotyledonen<text:bookmark-end text:name="__DdeLink__1971_327411969117"/> Rosiden Eurosiden I</text:p>
          </table:table-cell>
          <table:table-cell table:style-name="Tabelle1.A2" office:value-type="string">
            <text:p text:style-name="Standard">Rosenartige (Rosales)</text:p>
          </table:table-cell>
          <table:table-cell table:style-name="Tabelle1.A2" office:value-type="string">
            <text:p text:style-name="Standard">Rosengewächse (Rosaceae)</text:p>
          </table:table-cell>
          <table:table-cell table:style-name="Tabelle1.A2" office:value-type="string">
            <text:p text:style-name="Standard"><text:bookmark-start text:name="__DdeLink__2037_327411969"/>Wiesenknopf (Sanguisorba)<text:bookmark-end text:name="__DdeLink__2037_327411969"/></text:p>
          </table:table-cell>
          <table:table-cell table:style-name="Tabelle1.F2" office:value-type="string">
            <text:p text:style-name="Standard">Großer Wiesenknopf (Sanguisorba officinalis)</text:p>
          </table:table-cell>
        </table:table-row>
        <table:table-row>
          <table:table-cell table:style-name="Tabelle1.A2" office:value-type="string">
            <text:p text:style-name="Standard"><text:bookmark-start text:name="__DdeLink__3648_1113261401"/>Gefäßpflanzen (Tracheophyta)<text:bookmark-end text:name="__DdeLink__3648_1113261401"/></text:p>
          </table:table-cell>
          <table:table-cell table:style-name="Tabelle1.A2" office:value-type="string">
            <text:p text:style-name="Standard"><text:bookmark-start text:name="__DdeLink__3645_1113261401"/><text:bookmark-start text:name="__DdeLink__1971_327411969118"/>Bedecktsamer (Magnoliopsida) Eudikotyledonen Kerneudikotyledonen<text:bookmark-end text:name="__DdeLink__1971_327411969118"/> Rosiden Eurosiden I<text:bookmark-end text:name="__DdeLink__3645_1113261401"/></text:p>
          </table:table-cell>
          <table:table-cell table:style-name="Tabelle1.A2" office:value-type="string">
            <text:p text:style-name="Standard">Rosenartige (Rosales)</text:p>
          </table:table-cell>
          <table:table-cell table:style-name="Tabelle1.A2" office:value-type="string">
            <text:p text:style-name="Standard">Rosengewächse (Rosaceae)</text:p>
          </table:table-cell>
          <table:table-cell table:style-name="Tabelle1.A2" office:value-type="string">
            <text:p text:style-name="Standard">Wiesenknopf (Sanguisorba)</text:p>
          </table:table-cell>
          <table:table-cell table:style-name="Tabelle1.F2" office:value-type="string">
            <text:p text:style-name="Standard">Kleiner Wiesenknopf (Sanguisorba minor)</text:p>
          </table:table-cell>
        </table:table-row>
        <table:table-row>
          <table:table-cell table:style-name="Tabelle1.A2" office:value-type="string">
            <text:p text:style-name="Standard"><text:bookmark-start text:name="__DdeLink__3662_1113261401"/>Gefäßpflanzen (Tracheophyta)<text:bookmark-end text:name="__DdeLink__3662_1113261401"/></text:p>
          </table:table-cell>
          <table:table-cell table:style-name="Tabelle1.A2" office:value-type="string">
            <text:p text:style-name="Standard"><text:bookmark-start text:name="__DdeLink__3659_1113261401"/><text:bookmark-start text:name="__DdeLink__1971_3274119691181"/>Bedecktsamer (Magnoliopsida) Eudikotyledonen Kerneudikotyledonen<text:bookmark-end text:name="__DdeLink__1971_3274119691181"/> Rosiden Eurosiden I<text:bookmark-end text:name="__DdeLink__3659_1113261401"/></text:p>
          </table:table-cell>
          <table:table-cell table:style-name="Tabelle1.A2" office:value-type="string">
            <text:p text:style-name="Standard"><text:bookmark-start text:name="__DdeLink__3655_1113261401"/>Rosenartige (Rosales)<text:bookmark-end text:name="__DdeLink__3655_1113261401"/></text:p>
          </table:table-cell>
          <table:table-cell table:style-name="Tabelle1.A2" office:value-type="string">
            <text:p text:style-name="Standard"><text:bookmark-start text:name="__DdeLink__3653_1113261401"/>Brennnesselgewächse (Urticaceae)<text:bookmark-end text:name="__DdeLink__3653_1113261401"/></text:p>
          </table:table-cell>
          <table:table-cell table:style-name="Tabelle1.A2" office:value-type="string">
            <text:p text:style-name="Standard"><text:bookmark-start text:name="__DdeLink__3651_1113261401"/>Brennnesseln (Urtica)<text:bookmark-end text:name="__DdeLink__3651_1113261401"/></text:p>
          </table:table-cell>
          <table:table-cell table:style-name="Tabelle1.F2" office:value-type="string">
            <text:p text:style-name="Standard">Große Brennnessel (Urtica dioica)</text:p>
          </table:table-cell>
        </table:table-row>
        <table:table-row>
          <table:table-cell table:style-name="Tabelle1.A2" office:value-type="string">
            <text:p text:style-name="Standard"><text:bookmark-start text:name="__DdeLink__3671_1113261401"/>Gefäßpflanzen (Tracheophyta)<text:bookmark-end text:name="__DdeLink__3671_1113261401"/></text:p>
          </table:table-cell>
          <table:table-cell table:style-name="Tabelle1.A2" office:value-type="string">
            <text:p text:style-name="Standard"><text:bookmark-start text:name="__DdeLink__3668_1113261401"/><text:bookmark-start text:name="__DdeLink__1971_32741196911811"/>Bedecktsamer (Magnoliopsida) Eudikotyledonen Kerneudikotyledonen<text:bookmark-end text:name="__DdeLink__1971_32741196911811"/> Rosiden Eurosiden I<text:bookmark-end text:name="__DdeLink__3668_1113261401"/></text:p>
          </table:table-cell>
          <table:table-cell table:style-name="Tabelle1.A2" office:value-type="string">
            <text:p text:style-name="Standard"><text:bookmark-start text:name="__DdeLink__3664_1113261401"/>Rosenartige (Rosales)<text:bookmark-end text:name="__DdeLink__3664_1113261401"/></text:p>
          </table:table-cell>
          <table:table-cell table:style-name="Tabelle1.A2" office:value-type="string">
            <text:p text:style-name="Standard">Brennnesselgewächse (Urticaceae)</text:p>
          </table:table-cell>
          <table:table-cell table:style-name="Tabelle1.A2" office:value-type="string">
            <text:p text:style-name="Standard">Brennnesseln (Urtica)</text:p>
          </table:table-cell>
          <table:table-cell table:style-name="Tabelle1.F2" office:value-type="string">
            <text:p text:style-name="Standard">Kleine Brennnessel (Urtica urens)</text:p>
          </table:table-cell>
        </table:table-row>
        <table:table-row>
          <table:table-cell table:style-name="Tabelle1.A2" office:value-type="string">
            <text:p text:style-name="Standard"><text:bookmark-start text:name="__DdeLink__3680_1113261401"/>Gefäßpflanzen (Tracheophyta)<text:bookmark-end text:name="__DdeLink__3680_1113261401"/></text:p>
          </table:table-cell>
          <table:table-cell table:style-name="Tabelle1.A2" office:value-type="string">
            <text:p text:style-name="Standard"><text:bookmark-start text:name="__DdeLink__3677_1113261401"/><text:bookmark-start text:name="__DdeLink__1971_327411969118111"/>Bedecktsamer (Magnoliopsida) Eudikotyledonen Kerneudikotyledonen<text:bookmark-end text:name="__DdeLink__1971_327411969118111"/> <text:soft-page-break/>Rosiden Eurosiden I<text:bookmark-end text:name="__DdeLink__3677_1113261401"/></text:p>
          </table:table-cell>
          <table:table-cell table:style-name="Tabelle1.A2" office:value-type="string">
            <text:p text:style-name="Standard"><text:bookmark-start text:name="__DdeLink__3673_1113261401"/>Rosenartige (Rosales)<text:bookmark-end text:name="__DdeLink__3673_1113261401"/></text:p>
          </table:table-cell>
          <table:table-cell table:style-name="Tabelle1.A2" office:value-type="string">
            <text:p text:style-name="Standard">Hanfgewächse (Cannabaceae)</text:p>
          </table:table-cell>
          <table:table-cell table:style-name="Tabelle1.A2" office:value-type="string">
            <text:p text:style-name="Standard">Hopfen (Humulus)</text:p>
          </table:table-cell>
          <table:table-cell table:style-name="Tabelle1.F2" office:value-type="string">
            <text:p text:style-name="Standard">Echter Hopfen (Humulus lupulus)</text:p>
          </table:table-cell>
        </table:table-row>
        <table:table-row>
          <table:table-cell table:style-name="Tabelle1.A2" office:value-type="string">
            <text:p text:style-name="Standard"><text:bookmark-start text:name="__DdeLink__4754_326549966"/><text:bookmark-start text:name="__DdeLink__4840_326549966"/>Gefäßpflanzen (Tracheophyta)<text:bookmark-end text:name="__DdeLink__4754_326549966"/><text:bookmark-end text:name="__DdeLink__4840_326549966"/></text:p>
          </table:table-cell>
          <table:table-cell table:style-name="Tabelle1.A2" office:value-type="string">
            <text:p text:style-name="Standard"><text:bookmark-start text:name="__DdeLink__4751_326549966"/><text:bookmark-start text:name="__DdeLink__4837_326549966"/><text:bookmark-start text:name="__DdeLink__1971_3274119691181111"/>Bedecktsamer (Magnoliopsida) Eudikotyledonen Kerneudikotyledonen<text:bookmark-end text:name="__DdeLink__1971_3274119691181111"/> Rosiden Eurosiden I<text:bookmark-end text:name="__DdeLink__4751_326549966"/><text:bookmark-end text:name="__DdeLink__4837_326549966"/></text:p>
          </table:table-cell>
          <table:table-cell table:style-name="Tabelle1.A2" office:value-type="string">
            <text:p text:style-name="Standard">Rosenartige (Rosales)</text:p>
          </table:table-cell>
          <table:table-cell table:style-name="Tabelle1.A2" office:value-type="string">
            <text:p text:style-name="Standard">Hanfgewächse (Cannabaceae)</text:p>
          </table:table-cell>
          <table:table-cell table:style-name="Tabelle1.A2" office:value-type="string">
            <text:p text:style-name="Standard">Hanf (Cannabis)</text:p>
          </table:table-cell>
          <table:table-cell table:style-name="Tabelle1.F2" office:value-type="string">
            <text:p text:style-name="Standard">Hanf (Cannabis sativa) Link:Hanf_(Art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<text:bookmark-start text:name="__DdeLink__1971_32741196911811112"/>Bedecktsamer (Magnoliopsida) Eudikotyledonen Kerneudikotyledonen<text:bookmark-end text:name="__DdeLink__1971_32741196911811112"/> Rosiden Eurosiden I</text:p>
          </table:table-cell>
          <table:table-cell table:style-name="Tabelle1.A2" office:value-type="string">
            <text:p text:style-name="Standard">Rosenartige (Rosales)</text:p>
          </table:table-cell>
          <table:table-cell table:style-name="Tabelle1.A2" office:value-type="string">
            <text:p text:style-name="Standard">Ulmengewächse (Ulmaceae)</text:p>
          </table:table-cell>
          <table:table-cell table:style-name="Tabelle1.A2" office:value-type="string">
            <text:p text:style-name="Standard">Ulmen (Ulmus)</text:p>
          </table:table-cell>
          <table:table-cell table:style-name="Tabelle1.F2" office:value-type="string">
            <text:p text:style-name="Standard">Feld-Ulme (Ulmus minor)</text:p>
          </table:table-cell>
        </table:table-row>
        <table:table-row>
          <table:table-cell table:style-name="Tabelle1.A2" office:value-type="string">
            <text:p text:style-name="Standard"><text:bookmark-start text:name="__DdeLink__4763_326549966"/>Gefäßpflanzen (Tracheophyta)<text:bookmark-end text:name="__DdeLink__4763_326549966"/></text:p>
          </table:table-cell>
          <table:table-cell table:style-name="Tabelle1.A2" office:value-type="string">
            <text:p text:style-name="Standard"><text:bookmark-start text:name="__DdeLink__4760_326549966"/><text:bookmark-start text:name="__DdeLink__1971_32741196911811111"/>Bedecktsamer (Magnoliopsida) Eudikotyledonen Kerneudikotyledonen<text:bookmark-end text:name="__DdeLink__1971_32741196911811111"/> Rosiden Eurosiden I<text:bookmark-end text:name="__DdeLink__4760_326549966"/></text:p>
          </table:table-cell>
          <table:table-cell table:style-name="Tabelle1.A2" office:value-type="string">
            <text:p text:style-name="Standard"><text:bookmark-start text:name="__DdeLink__4756_326549966"/>Buchenartige (Fagales)<text:bookmark-end text:name="__DdeLink__4756_326549966"/></text:p>
          </table:table-cell>
          <table:table-cell table:style-name="Tabelle1.A2" office:value-type="string">
            <text:p text:style-name="Standard">Birkengewächse (Betulaceae)</text:p>
          </table:table-cell>
          <table:table-cell table:style-name="Tabelle1.A2" office:value-type="string">
            <text:p text:style-name="Standard">Hasel (Corylus)</text:p>
          </table:table-cell>
          <table:table-cell table:style-name="Tabelle1.F2" office:value-type="string">
            <text:p text:style-name="Standard">Gemeine Hasel (Corylus avellana)</text:p>
          </table:table-cell>
        </table:table-row>
        <table:table-row>
          <table:table-cell table:style-name="Tabelle1.A2" office:value-type="string">
            <text:p text:style-name="Standard"><text:bookmark-start text:name="__DdeLink__4770_326549966"/>Gefäßpflanzen (Tracheophyta)<text:bookmark-end text:name="__DdeLink__4770_326549966"/></text:p>
          </table:table-cell>
          <table:table-cell table:style-name="Tabelle1.A2" office:value-type="string">
            <text:p text:style-name="Standard"><text:bookmark-start text:name="__DdeLink__4767_326549966"/><text:bookmark-start text:name="__DdeLink__1971_327411969118111111"/>Bedecktsamer (Magnoliopsida) Eudikotyledonen Kerneudikotyledonen<text:bookmark-end text:name="__DdeLink__1971_327411969118111111"/> Rosiden Eurosiden I<text:bookmark-end text:name="__DdeLink__4767_326549966"/></text:p>
          </table:table-cell>
          <table:table-cell table:style-name="Tabelle1.A2" office:value-type="string">
            <text:p text:style-name="Standard">Buchenartige (Fagales)</text:p>
          </table:table-cell>
          <table:table-cell table:style-name="Tabelle1.A2" office:value-type="string">
            <text:p text:style-name="Standard">Birkengewächse (Betulaceae)</text:p>
          </table:table-cell>
          <table:table-cell table:style-name="Tabelle1.A2" office:value-type="string">
            <text:p text:style-name="Standard">Hainbuchen (Carpinus)</text:p>
          </table:table-cell>
          <table:table-cell table:style-name="Tabelle1.F2" office:value-type="string">
            <text:p text:style-name="Standard">Hainbuche (Carpinus betulus)</text:p>
          </table:table-cell>
        </table:table-row>
        <table:table-row>
          <table:table-cell table:style-name="Tabelle1.A2" office:value-type="string">
            <text:p text:style-name="Standard"><text:bookmark-start text:name="__DdeLink__4777_326549966"/>Gefäßpflanzen (Tracheophyta)<text:bookmark-end text:name="__DdeLink__4777_326549966"/></text:p>
          </table:table-cell>
          <table:table-cell table:style-name="Tabelle1.A2" office:value-type="string">
            <text:p text:style-name="Standard"><text:bookmark-start text:name="__DdeLink__4774_326549966"/><text:bookmark-start text:name="__DdeLink__1971_3274119691181111111"/>Bedecktsamer (Magnoliopsida) Eudikotyledonen Kerneudikotyledonen<text:bookmark-end text:name="__DdeLink__1971_3274119691181111111"/> Rosiden Eurosiden I<text:bookmark-end text:name="__DdeLink__4774_326549966"/></text:p>
          </table:table-cell>
          <table:table-cell table:style-name="Tabelle1.A2" office:value-type="string">
            <text:p text:style-name="Standard">Buchenartige (Fagales)</text:p>
          </table:table-cell>
          <table:table-cell table:style-name="Tabelle1.A2" office:value-type="string">
            <text:p text:style-name="Standard">Birkengewächse (Betulaceae)</text:p>
          </table:table-cell>
          <table:table-cell table:style-name="Tabelle1.A2" office:value-type="string">
            <text:p text:style-name="Standard">Erlen (Alnus)</text:p>
          </table:table-cell>
          <table:table-cell table:style-name="Tabelle1.F2" office:value-type="string">
            <text:p text:style-name="Standard">Schwarz-Erle (Alnus glutinosa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<text:bookmark-start text:name="__DdeLink__1971_327411969118111111111"/>Bedecktsamer (Magnoliopsida) Eudikotyledonen Kerneudikotyledonen<text:bookmark-end text:name="__DdeLink__1971_327411969118111111111"/> Rosiden Eurosiden I</text:p>
          </table:table-cell>
          <table:table-cell table:style-name="Tabelle1.A2" office:value-type="string">
            <text:p text:style-name="Standard">Buchenartige (Fagales)</text:p>
          </table:table-cell>
          <table:table-cell table:style-name="Tabelle1.A2" office:value-type="string">
            <text:p text:style-name="Standard">Birkengewächse (Betulaceae)</text:p>
          </table:table-cell>
          <table:table-cell table:style-name="Tabelle1.A2" office:value-type="string">
            <text:p text:style-name="Standard">Birken (Betula)</text:p>
          </table:table-cell>
          <table:table-cell table:style-name="Tabelle1.F2" office:value-type="string">
            <text:p text:style-name="Standard">Zwerg-Birke (Betula nana)</text:p>
          </table:table-cell>
        </table:table-row>
        <table:table-row>
          <table:table-cell table:style-name="Tabelle1.A2" office:value-type="string">
            <text:p text:style-name="Standard"><text:bookmark-start text:name="__DdeLink__4791_326549966"/><text:bookmark-start text:name="__DdeLink__4800_326549966"/>Gefäßpflanzen (Tracheophyta)<text:bookmark-end text:name="__DdeLink__4791_326549966"/><text:bookmark-end text:name="__DdeLink__4800_326549966"/></text:p>
          </table:table-cell>
          <table:table-cell table:style-name="Tabelle1.A2" office:value-type="string">
            <text:p text:style-name="Standard"><text:bookmark-start text:name="__DdeLink__4788_326549966"/><text:bookmark-start text:name="__DdeLink__4797_326549966"/><text:bookmark-start text:name="__DdeLink__1971_32741196911811111111"/>Bedecktsamer (Magnoliopsida) Eudikotyledonen Kerneudikotyledonen<text:bookmark-end text:name="__DdeLink__1971_32741196911811111111"/> Rosiden Eurosiden I<text:bookmark-end text:name="__DdeLink__4788_326549966"/><text:bookmark-end text:name="__DdeLink__4797_326549966"/></text:p>
          </table:table-cell>
          <table:table-cell table:style-name="Tabelle1.A2" office:value-type="string">
            <text:p text:style-name="Standard"><text:bookmark-start text:name="__DdeLink__4783_326549966"/><text:bookmark-start text:name="__DdeLink__4793_326549966"/>Buchenartige (Fagales)<text:bookmark-end text:name="__DdeLink__4783_326549966"/><text:bookmark-end text:name="__DdeLink__4793_326549966"/></text:p>
          </table:table-cell>
          <table:table-cell table:style-name="Tabelle1.A2" office:value-type="string">
            <text:p text:style-name="Standard">Buchengewächse (Fagaceae)</text:p>
          </table:table-cell>
          <table:table-cell table:style-name="Tabelle1.A2" office:value-type="string">
            <text:p text:style-name="Standard">Buchen (Fagus)</text:p>
          </table:table-cell>
          <table:table-cell table:style-name="Tabelle1.F2" office:value-type="string">
            <text:p text:style-name="Standard">Rotbuche (Fagus sylvatica)</text:p>
          </table:table-cell>
        </table:table-row>
        <text:soft-page-break/>
        <table:table-row>
          <table:table-cell table:style-name="Tabelle1.A2" office:value-type="string">
            <text:p text:style-name="Standard"><text:bookmark-start text:name="__DdeLink__4807_326549966"/><text:bookmark-start text:name="__DdeLink__5561_326549966"/>Gefäßpflanzen (Tracheophyta)<text:bookmark-end text:name="__DdeLink__4807_326549966"/><text:bookmark-end text:name="__DdeLink__5561_326549966"/></text:p>
          </table:table-cell>
          <table:table-cell table:style-name="Tabelle1.A2" office:value-type="string">
            <text:p text:style-name="Standard"><text:bookmark-start text:name="__DdeLink__4804_326549966"/><text:bookmark-start text:name="__DdeLink__5558_326549966"/><text:bookmark-start text:name="__DdeLink__1971_327411969118111111112"/>Bedecktsamer (Magnoliopsida) Eudikotyledonen Kerneudikotyledonen<text:bookmark-end text:name="__DdeLink__1971_327411969118111111112"/> Rosiden Eurosiden I<text:bookmark-end text:name="__DdeLink__4804_326549966"/><text:bookmark-end text:name="__DdeLink__5558_326549966"/></text:p>
          </table:table-cell>
          <table:table-cell table:style-name="Tabelle1.A2" office:value-type="string">
            <text:p text:style-name="Standard">Buchenartige (Fagales)</text:p>
          </table:table-cell>
          <table:table-cell table:style-name="Tabelle1.A2" office:value-type="string">
            <text:p text:style-name="Standard">Buchengewächse (Fagaceae)</text:p>
          </table:table-cell>
          <table:table-cell table:style-name="Tabelle1.A2" office:value-type="string">
            <text:p text:style-name="Standard">Eichen (Quercus)</text:p>
          </table:table-cell>
          <table:table-cell table:style-name="Tabelle1.F2" office:value-type="string">
            <text:p text:style-name="Standard">Stieleiche (Quercus robur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<text:bookmark-start text:name="__DdeLink__1971_3274119691181111111122"/>Bedecktsamer (Magnoliopsida) Eudikotyledonen Kerneudikotyledonen<text:bookmark-end text:name="__DdeLink__1971_3274119691181111111122"/> Rosiden Eurosiden I</text:p>
          </table:table-cell>
          <table:table-cell table:style-name="Tabelle1.A2" office:value-type="string">
            <text:p text:style-name="Standard">Buchenartige (Fagales)</text:p>
          </table:table-cell>
          <table:table-cell table:style-name="Tabelle1.A2" office:value-type="string">
            <text:p text:style-name="Standard">Walnussgewächse (Juglandaceae)</text:p>
          </table:table-cell>
          <table:table-cell table:style-name="Tabelle1.A2" office:value-type="string">
            <text:p text:style-name="Standard">Walnüsse (Juglans)</text:p>
          </table:table-cell>
          <table:table-cell table:style-name="Tabelle1.F2" office:value-type="string">
            <text:p text:style-name="Standard">Echte Walnuss (Juglans regia)</text:p>
          </table:table-cell>
        </table:table-row>
        <table:table-row>
          <table:table-cell table:style-name="Tabelle1.A2" office:value-type="string">
            <text:p text:style-name="Standard"><text:bookmark-start text:name="__DdeLink__4821_326549966"/>Gefäßpflanzen (Tracheophyta)<text:bookmark-end text:name="__DdeLink__4821_326549966"/></text:p>
          </table:table-cell>
          <table:table-cell table:style-name="Tabelle1.A2" office:value-type="string">
            <text:p text:style-name="Standard"><text:bookmark-start text:name="__DdeLink__4817_326549966"/><text:bookmark-start text:name="__DdeLink__1971_3274119691181111111121"/>Bedecktsamer (Magnoliopsida) Eudikotyledonen Kerneudikotyledonen<text:bookmark-end text:name="__DdeLink__1971_3274119691181111111121"/> Rosiden Eurosiden I<text:bookmark-end text:name="__DdeLink__4817_326549966"/></text:p>
          </table:table-cell>
          <table:table-cell table:style-name="Tabelle1.A2" office:value-type="string">
            <text:p text:style-name="Standard"><text:bookmark-start text:name="__DdeLink__4813_326549966"/>Malpighienartige (Malpighiales)<text:bookmark-end text:name="__DdeLink__4813_326549966"/></text:p>
          </table:table-cell>
          <table:table-cell table:style-name="Tabelle1.A2" office:value-type="string">
            <text:p text:style-name="Standard"><text:bookmark-start text:name="__DdeLink__4811_326549966"/>Weidengewächse (Salicaceae)<text:bookmark-end text:name="__DdeLink__4811_326549966"/></text:p>
          </table:table-cell>
          <table:table-cell table:style-name="Tabelle1.A2" office:value-type="string">
            <text:p text:style-name="Standard"><text:bookmark-start text:name="__DdeLink__4809_326549966"/>Weiden (Salix)<text:bookmark-end text:name="__DdeLink__4809_326549966"/></text:p>
          </table:table-cell>
          <table:table-cell table:style-name="Tabelle1.F2" office:value-type="string">
            <text:p text:style-name="Standard">Sal-Weide (Salix caprea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<text:bookmark-start text:name="__DdeLink__1971_32741196911811111111211"/>Bedecktsamer (Magnoliopsida) Eudikotyledonen Kerneudikotyledonen<text:bookmark-end text:name="__DdeLink__1971_32741196911811111111211"/> Rosiden Eurosiden I</text:p>
          </table:table-cell>
          <table:table-cell table:style-name="Tabelle1.A2" office:value-type="string">
            <text:p text:style-name="Standard">Malpighienartige (Malpighiales)</text:p>
          </table:table-cell>
          <table:table-cell table:style-name="Tabelle1.A2" office:value-type="string">
            <text:p text:style-name="Standard">Weidengewächse (Salicaceae)</text:p>
          </table:table-cell>
          <table:table-cell table:style-name="Tabelle1.A2" office:value-type="string">
            <text:p text:style-name="Standard">Weiden (Salix)</text:p>
          </table:table-cell>
          <table:table-cell table:style-name="Tabelle1.F2" office:value-type="string">
            <text:p text:style-name="Standard">Silber-Weide (Salix alba)</text:p>
          </table:table-cell>
        </table:table-row>
        <table:table-row>
          <table:table-cell table:style-name="Tabelle1.A2" office:value-type="string">
            <text:p text:style-name="Standard"><text:bookmark-start text:name="__DdeLink__4830_326549966"/>Gefäßpflanzen (Tracheophyta)<text:bookmark-end text:name="__DdeLink__4830_326549966"/></text:p>
          </table:table-cell>
          <table:table-cell table:style-name="Tabelle1.A2" office:value-type="string">
            <text:p text:style-name="Standard"><text:bookmark-start text:name="__DdeLink__4827_326549966"/><text:bookmark-start text:name="__DdeLink__1971_32741196911811111111212"/>Bedecktsamer (Magnoliopsida) Eudikotyledonen Kerneudikotyledonen<text:bookmark-end text:name="__DdeLink__1971_32741196911811111111212"/> Rosiden Eurosiden I<text:bookmark-end text:name="__DdeLink__4827_326549966"/></text:p>
          </table:table-cell>
          <table:table-cell table:style-name="Tabelle1.A2" office:value-type="string">
            <text:p text:style-name="Standard"><text:bookmark-start text:name="__DdeLink__4823_326549966"/>Malpighienartige (Malpighiales)<text:bookmark-end text:name="__DdeLink__4823_326549966"/></text:p>
          </table:table-cell>
          <table:table-cell table:style-name="Tabelle1.A2" office:value-type="string">
            <text:p text:style-name="Standard">Weidengewächse (Salicaceae)</text:p>
          </table:table-cell>
          <table:table-cell table:style-name="Tabelle1.A2" office:value-type="string">
            <text:p text:style-name="Standard">Weiden (Salix)</text:p>
          </table:table-cell>
          <table:table-cell table:style-name="Tabelle1.F2" office:value-type="string">
            <text:p text:style-name="Standard">Echte Trauerweide (Salix babylonica)</text:p>
          </table:table-cell>
        </table:table-row>
        <table:table-row>
          <table:table-cell table:style-name="Tabelle1.A2" office:value-type="string">
            <text:p text:style-name="Standard"><text:bookmark-start text:name="__DdeLink__4853_326549966"/>Gefäßpflanzen (Tracheophyta)<text:bookmark-end text:name="__DdeLink__4853_326549966"/></text:p>
          </table:table-cell>
          <table:table-cell table:style-name="Tabelle1.A2" office:value-type="string">
            <text:p text:style-name="Standard"><text:bookmark-start text:name="__DdeLink__4850_326549966"/><text:bookmark-start text:name="__DdeLink__1971_327411969118111111112121"/>Bedecktsamer (Magnoliopsida) Eudikotyledonen Kerneudikotyledonen<text:bookmark-end text:name="__DdeLink__1971_327411969118111111112121"/> Rosiden Eurosiden I<text:bookmark-end text:name="__DdeLink__4850_326549966"/></text:p>
          </table:table-cell>
          <table:table-cell table:style-name="Tabelle1.A2" office:value-type="string">
            <text:p text:style-name="Standard"><text:bookmark-start text:name="__DdeLink__4846_326549966"/>Malpighienartige (Malpighiales)<text:bookmark-end text:name="__DdeLink__4846_326549966"/></text:p>
          </table:table-cell>
          <table:table-cell table:style-name="Tabelle1.A2" office:value-type="string">
            <text:p text:style-name="Standard"><text:bookmark-start text:name="__DdeLink__4844_326549966"/>Weidengewächse (Salicaceae)<text:bookmark-end text:name="__DdeLink__4844_326549966"/></text:p>
          </table:table-cell>
          <table:table-cell table:style-name="Tabelle1.A2" office:value-type="string">
            <text:p text:style-name="Standard"><text:bookmark-start text:name="__DdeLink__4842_326549966"/>Pappeln (Populus)<text:bookmark-end text:name="__DdeLink__4842_326549966"/></text:p>
          </table:table-cell>
          <table:table-cell table:style-name="Tabelle1.F2" office:value-type="string">
            <text:p text:style-name="Standard">Espe (Populus tremula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<text:bookmark-start text:name="__DdeLink__1971_3274119691181111111121211"/>Bedecktsamer (Magnoliopsida) Eudikotyledonen Kerneudikotyledonen<text:bookmark-end text:name="__DdeLink__1971_3274119691181111111121211"/> Rosiden Eurosiden I</text:p>
          </table:table-cell>
          <table:table-cell table:style-name="Tabelle1.A2" office:value-type="string">
            <text:p text:style-name="Standard">Malpighienartige (Malpighiales)</text:p>
          </table:table-cell>
          <table:table-cell table:style-name="Tabelle1.A2" office:value-type="string">
            <text:p text:style-name="Standard">Weidengewächse (Salicaceae)</text:p>
          </table:table-cell>
          <table:table-cell table:style-name="Tabelle1.A2" office:value-type="string">
            <text:p text:style-name="Standard">Pappeln (Populus)</text:p>
          </table:table-cell>
          <table:table-cell table:style-name="Tabelle1.F2" office:value-type="string">
            <text:p text:style-name="Standard">Silber-Pappel (Populus alba)</text:p>
          </table:table-cell>
        </table:table-row>
        <table:table-row>
          <table:table-cell table:style-name="Tabelle1.A2" office:value-type="string">
            <text:p text:style-name="Standard"><text:bookmark-start text:name="__DdeLink__2057_327411969"/>Gefäßpflanzen <text:soft-page-break/>(Tracheophyta)<text:bookmark-end text:name="__DdeLink__2057_327411969"/></text:p>
          </table:table-cell>
          <table:table-cell table:style-name="Tabelle1.A2" office:value-type="string">
            <text:p text:style-name="Standard">Bedecktsamer <text:soft-page-break/>(Magnoliopsida) Eudikotyledonen Kerneudikotyledonen</text:p>
          </table:table-cell>
          <table:table-cell table:style-name="Tabelle1.A2" office:value-type="string">
            <text:p text:style-name="Standard">Steinbrechartige <text:soft-page-break/>(Saxifragales)</text:p>
          </table:table-cell>
          <table:table-cell table:style-name="Tabelle1.A2" office:value-type="string">
            <text:p text:style-name="Standard">Stachelbeergewächse <text:soft-page-break/>(Grossulariaceae)</text:p>
          </table:table-cell>
          <table:table-cell table:style-name="Tabelle1.A2" office:value-type="string">
            <text:p text:style-name="Standard">Johannisbeeren (Ribes)</text:p>
          </table:table-cell>
          <table:table-cell table:style-name="Tabelle1.F2" office:value-type="string">
            <text:p text:style-name="Standard">Stachelbeere (Ribes <text:soft-page-break/>uva-crispa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 Kerneudikotyledonen Rosiden Eurosiden II</text:p>
          </table:table-cell>
          <table:table-cell table:style-name="Tabelle1.A2" office:value-type="string">
            <text:p text:style-name="Standard">Kreuzblütlerartige (Brassicales)</text:p>
          </table:table-cell>
          <table:table-cell table:style-name="Tabelle1.A2" office:value-type="string">
            <text:p text:style-name="Standard">Kreuzblütengewächse (Brassicaceae)</text:p>
          </table:table-cell>
          <table:table-cell table:style-name="Tabelle1.A2" office:value-type="string">
            <text:p text:style-name="Standard">Kohl (Brassica)</text:p>
          </table:table-cell>
          <table:table-cell table:style-name="Tabelle1.F2" office:value-type="string">
            <text:p text:style-name="Standard">Gemüsekohl (Brassica oleracea)</text:p>
          </table:table-cell>
        </table:table-row>
        <table:table-row>
          <table:table-cell table:style-name="Tabelle1.A2" office:value-type="string">
            <text:p text:style-name="Standard"><text:bookmark-start text:name="__DdeLink__1969_327411969"/>Gefäßpflanzen (Tracheophyta)<text:bookmark-end text:name="__DdeLink__1969_327411969"/></text:p>
          </table:table-cell>
          <table:table-cell table:style-name="Tabelle1.A2" office:value-type="string">
            <text:p text:style-name="Standard"><text:bookmark-start text:name="__DdeLink__1967_327411969"/>Bedecktsamer (Magnoliopsida) Eudikotyledonen Kerneudikotyledonen Rosiden Eurosiden II<text:bookmark-end text:name="__DdeLink__1967_327411969"/></text:p>
          </table:table-cell>
          <table:table-cell table:style-name="Tabelle1.A2" office:value-type="string">
            <text:p text:style-name="Standard"><text:bookmark-start text:name="__DdeLink__1965_327411969"/>Kreuzblütlerartige (Brassicales)<text:bookmark-end text:name="__DdeLink__1965_327411969"/></text:p>
          </table:table-cell>
          <table:table-cell table:style-name="Tabelle1.A2" office:value-type="string">
            <text:p text:style-name="Standard">Kreuzblütengewächse (Brassicaceae)</text:p>
          </table:table-cell>
          <table:table-cell table:style-name="Tabelle1.A2" office:value-type="string">
            <text:p text:style-name="Standard">Schaumkräuter (Cardamine)</text:p>
          </table:table-cell>
          <table:table-cell table:style-name="Tabelle1.F2" office:value-type="string">
            <text:p text:style-name="Standard">Wiesen-Schaumkraut (Cardamine pratensis)</text:p>
          </table:table-cell>
        </table:table-row>
        <table:table-row>
          <table:table-cell table:style-name="Tabelle1.A2" office:value-type="string">
            <text:p text:style-name="Standard"><text:bookmark-start text:name="__DdeLink__1820_327411969"/>Gefäßpflanzen (Tracheophyta)<text:bookmark-end text:name="__DdeLink__1820_327411969"/></text:p>
          </table:table-cell>
          <table:table-cell table:style-name="Tabelle1.A2" office:value-type="string">
            <text:p text:style-name="Standard"><text:bookmark-start text:name="__DdeLink__1818_327411969"/>Bedecktsamer (Magnoliopsida) Eudikotyledonen Kerneudikotyledonen Rosiden Eurosiden II<text:bookmark-end text:name="__DdeLink__1818_327411969"/></text:p>
          </table:table-cell>
          <table:table-cell table:style-name="Tabelle1.A2" office:value-type="string">
            <text:p text:style-name="Standard"><text:bookmark-start text:name="__DdeLink__1816_327411969"/>Kreuzblütlerartige (Brassicales)<text:bookmark-end text:name="__DdeLink__1816_327411969"/></text:p>
          </table:table-cell>
          <table:table-cell table:style-name="Tabelle1.A2" office:value-type="string">
            <text:p text:style-name="Standard">Kreuzblütengewächse (Brassicaceae)</text:p>
          </table:table-cell>
          <table:table-cell table:style-name="Tabelle1.A2" office:value-type="string">
            <text:p text:style-name="Standard">Kohl (Brassica)</text:p>
          </table:table-cell>
          <table:table-cell table:style-name="Tabelle1.F2" office:value-type="string">
            <text:p text:style-name="Standard">Raps (Brassica napus)</text:p>
          </table:table-cell>
        </table:table-row>
        <table:table-row>
          <table:table-cell table:style-name="Tabelle1.A2" office:value-type="string">
            <text:p text:style-name="Standard"><text:bookmark-start text:name="__DdeLink__2888_1113261401"/>Gefäßpflanzen (Tracheophyta)<text:bookmark-end text:name="__DdeLink__2888_1113261401"/></text:p>
          </table:table-cell>
          <table:table-cell table:style-name="Tabelle1.A2" office:value-type="string">
            <text:p text:style-name="Standard"><text:bookmark-start text:name="__DdeLink__2886_1113261401"/>Bedecktsamer (Magnoliopsida) Eudikotyledonen Kerneudikotyledonen Rosiden Eurosiden II<text:bookmark-end text:name="__DdeLink__2886_1113261401"/></text:p>
          </table:table-cell>
          <table:table-cell table:style-name="Tabelle1.A2" office:value-type="string">
            <text:p text:style-name="Standard"><text:bookmark-start text:name="__DdeLink__2884_1113261401"/>Kreuzblütlerartige (Brassicales)<text:bookmark-end text:name="__DdeLink__2884_1113261401"/></text:p>
          </table:table-cell>
          <table:table-cell table:style-name="Tabelle1.A2" office:value-type="string">
            <text:p text:style-name="Standard">Kreuzblütengewächse (Brassicaceae)</text:p>
          </table:table-cell>
          <table:table-cell table:style-name="Tabelle1.A2" office:value-type="string">
            <text:p text:style-name="Standard">Senf (Sinapis)</text:p>
          </table:table-cell>
          <table:table-cell table:style-name="Tabelle1.F2" office:value-type="string">
            <text:p text:style-name="Standard">Acker-Senf (Sinapis arvensis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 Kerneudikotyledonen Rosiden Eurosiden II</text:p>
          </table:table-cell>
          <table:table-cell table:style-name="Tabelle1.A2" office:value-type="string">
            <text:p text:style-name="Standard">Kreuzblütlerartige (Brassicales)</text:p>
          </table:table-cell>
          <table:table-cell table:style-name="Tabelle1.A2" office:value-type="string">
            <text:p text:style-name="Standard">Kreuzblütengewächse (Brassicaceae)</text:p>
          </table:table-cell>
          <table:table-cell table:style-name="Tabelle1.A2" office:value-type="string">
            <text:p text:style-name="Standard">Bauernsenf (Teesdalia)</text:p>
          </table:table-cell>
          <table:table-cell table:style-name="Tabelle1.F2" office:value-type="string">
            <text:p text:style-name="Standard">Nacktstängeliger Bauernsenf (Teesdalia nudicaulis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 Kerneudikotyledonen Rosiden Eurosiden II</text:p>
          </table:table-cell>
          <table:table-cell table:style-name="Tabelle1.A2" office:value-type="string">
            <text:p text:style-name="Standard">Kreuzblütlerartige (Brassicales)</text:p>
          </table:table-cell>
          <table:table-cell table:style-name="Tabelle1.A2" office:value-type="string">
            <text:p text:style-name="Standard">Kreuzblütengewächse (Brassicaceae)</text:p>
          </table:table-cell>
          <table:table-cell table:style-name="Tabelle1.A2" office:value-type="string">
            <text:p text:style-name="Standard">Hirtentäschel (Capsella)</text:p>
          </table:table-cell>
          <table:table-cell table:style-name="Tabelle1.F2" office:value-type="string">
            <text:p text:style-name="Standard">Gewöhnliches Hirtentäschel (Hirtentäschelkraut) (Capsella bursa-pastoris)</text:p>
          </table:table-cell>
        </table:table-row>
        <table:table-row>
          <table:table-cell table:style-name="Tabelle1.A2" office:value-type="string">
            <text:p text:style-name="Standard"><text:bookmark-start text:name="__DdeLink__3591_1113261401"/><text:bookmark-start text:name="__DdeLink__3580_1113261401"/>Gefäßpflanzen (Tracheophyta)<text:bookmark-end text:name="__DdeLink__3591_1113261401"/><text:bookmark-end text:name="__DdeLink__3580_1113261401"/></text:p>
          </table:table-cell>
          <table:table-cell table:style-name="Tabelle1.A2" office:value-type="string">
            <text:p text:style-name="Standard"><text:bookmark-start text:name="__DdeLink__3589_1113261401"/>Bedecktsamer (Magnoliopsida) Eudikotyledonen <text:soft-page-break/>Kerneudikotyledonen Rosiden Eurosiden II<text:bookmark-end text:name="__DdeLink__3589_1113261401"/></text:p>
          </table:table-cell>
          <table:table-cell table:style-name="Tabelle1.A2" office:value-type="string">
            <text:p text:style-name="Standard">Kreuzblütlerartige (Brassicales)</text:p>
          </table:table-cell>
          <table:table-cell table:style-name="Tabelle1.A2" office:value-type="string">
            <text:p text:style-name="Standard">Kreuzblütengewächse (Brassicaceae)</text:p>
          </table:table-cell>
          <table:table-cell table:style-name="Tabelle1.A2" office:value-type="string">
            <text:p text:style-name="Standard">Rettiche (Raphanus)</text:p>
          </table:table-cell>
          <table:table-cell table:style-name="Tabelle1.F2" office:value-type="string">
            <text:p text:style-name="Standard">Acker-Rettich oder Hederich Link: http://de.wikipedia.org/wi<text:soft-page-break/>ki/Acker-Rettich (Raphanus raphanistrum)</text:p>
          </table:table-cell>
        </table:table-row>
        <table:table-row>
          <table:table-cell table:style-name="Tabelle1.A2" office:value-type="string">
            <text:p text:style-name="Standard"><text:bookmark-start text:name="__DdeLink__3595_1113261401"/>Gefäßpflanzen (Tracheophyta)<text:bookmark-end text:name="__DdeLink__3595_1113261401"/></text:p>
          </table:table-cell>
          <table:table-cell table:style-name="Tabelle1.A2" office:value-type="string">
            <text:p text:style-name="Standard"><text:bookmark-start text:name="__DdeLink__3593_1113261401"/>Bedecktsamer (Magnoliopsida) Eudikotyledonen Kerneudikotyledonen Rosiden Eurosiden II<text:bookmark-end text:name="__DdeLink__3593_1113261401"/></text:p>
          </table:table-cell>
          <table:table-cell table:style-name="Tabelle1.A2" office:value-type="string">
            <text:p text:style-name="Standard">Myrtenartige (Myrtales)</text:p>
          </table:table-cell>
          <table:table-cell table:style-name="Tabelle1.A2" office:value-type="string">
            <text:p text:style-name="Standard">Myrtengewächse (Myrtaceae)</text:p>
          </table:table-cell>
          <table:table-cell table:style-name="Tabelle1.A2" office:value-type="string">
            <text:p text:style-name="Standard">Syzygium</text:p>
          </table:table-cell>
          <table:table-cell table:style-name="Tabelle1.F2" office:value-type="string">
            <text:p text:style-name="Standard">Gewürznelke (Syzygium aromaticum)</text:p>
          </table:table-cell>
        </table:table-row>
        <table:table-row>
          <table:table-cell table:style-name="Tabelle1.A2" office:value-type="string">
            <text:p text:style-name="Standard"><text:bookmark-start text:name="__DdeLink__3603_1113261401"/><text:bookmark-start text:name="__DdeLink__4701_326549966"/>Gefäßpflanzen (Tracheophyta)<text:bookmark-end text:name="__DdeLink__3603_1113261401"/><text:bookmark-end text:name="__DdeLink__4701_326549966"/></text:p>
          </table:table-cell>
          <table:table-cell table:style-name="Tabelle1.A2" office:value-type="string">
            <text:p text:style-name="Standard"><text:bookmark-start text:name="__DdeLink__4699_326549966"/>Bedecktsamer (Magnoliopsida) Eudikotyledonen Kerneudikotyledonen Rosiden Eurosiden II<text:bookmark-end text:name="__DdeLink__4699_326549966"/></text:p>
          </table:table-cell>
          <table:table-cell table:style-name="Tabelle1.A2" office:value-type="string">
            <text:p text:style-name="Standard">Storchschnabelartige (Geraniales)</text:p>
          </table:table-cell>
          <table:table-cell table:style-name="Tabelle1.A2" office:value-type="string">
            <text:p text:style-name="Standard">Storchschnabelgewächse (Geraniaceae)</text:p>
          </table:table-cell>
          <table:table-cell table:style-name="Tabelle1.A2" office:value-type="string">
            <text:p text:style-name="Standard">Storchschnäbel (Geranium)</text:p>
          </table:table-cell>
          <table:table-cell table:style-name="Tabelle1.F2" office:value-type="string">
            <text:p text:style-name="Standard">Weicher Storchschnabel (Geranium molle)</text:p>
          </table:table-cell>
        </table:table-row>
        <table:table-row>
          <table:table-cell table:style-name="Tabelle1.A2" office:value-type="string">
            <text:p text:style-name="Standard"><text:bookmark-start text:name="__DdeLink__4711_326549966"/>Gefäßpflanzen (Tracheophyta)<text:bookmark-end text:name="__DdeLink__4711_326549966"/></text:p>
          </table:table-cell>
          <table:table-cell table:style-name="Tabelle1.A2" office:value-type="string">
            <text:p text:style-name="Standard"><text:bookmark-start text:name="__DdeLink__4709_326549966"/>Bedecktsamer (Magnoliopsida) Eudikotyledonen Kerneudikotyledonen Rosiden Eurosiden II<text:bookmark-end text:name="__DdeLink__4709_326549966"/></text:p>
          </table:table-cell>
          <table:table-cell table:style-name="Tabelle1.A2" office:value-type="string">
            <text:p text:style-name="Standard"><text:bookmark-start text:name="__DdeLink__4707_326549966"/>Malvenartige (Malvales)<text:bookmark-end text:name="__DdeLink__4707_326549966"/></text:p>
          </table:table-cell>
          <table:table-cell table:style-name="Tabelle1.A2" office:value-type="string">
            <text:p text:style-name="Standard"><text:bookmark-start text:name="__DdeLink__4705_326549966"/>Malvengewächse (Malvaceae)<text:bookmark-end text:name="__DdeLink__4705_326549966"/></text:p>
          </table:table-cell>
          <table:table-cell table:style-name="Tabelle1.A2" office:value-type="string">
            <text:p text:style-name="Standard"><text:bookmark-start text:name="__DdeLink__4703_326549966"/>Linden (Tilia)<text:bookmark-end text:name="__DdeLink__4703_326549966"/></text:p>
          </table:table-cell>
          <table:table-cell table:style-name="Tabelle1.F2" office:value-type="string">
            <text:p text:style-name="Standard">Sommerlinde (Tilia platyphyllos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 Kerneudikotyledonen Rosiden Eurosiden II</text:p>
          </table:table-cell>
          <table:table-cell table:style-name="Tabelle1.A2" office:value-type="string">
            <text:p text:style-name="Standard">Malvenartige (Malvales)</text:p>
          </table:table-cell>
          <table:table-cell table:style-name="Tabelle1.A2" office:value-type="string">
            <text:p text:style-name="Standard">Malvengewächse (Malvaceae)</text:p>
          </table:table-cell>
          <table:table-cell table:style-name="Tabelle1.A2" office:value-type="string">
            <text:p text:style-name="Standard">Linden (Tilia)</text:p>
          </table:table-cell>
          <table:table-cell table:style-name="Tabelle1.F2" office:value-type="string">
            <text:p text:style-name="Standard">Winter-Linde (Tilia cordata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Euasteriden II</text:p>
          </table:table-cell>
          <table:table-cell table:style-name="Tabelle1.A2" office:value-type="string">
            <text:p text:style-name="Standard">Doldenblütlerartige (Apiales)</text:p>
          </table:table-cell>
          <table:table-cell table:style-name="Tabelle1.A2" office:value-type="string">
            <text:p text:style-name="Standard">Araliengewächse (Araliaceae)</text:p>
          </table:table-cell>
          <table:table-cell table:style-name="Tabelle1.A2" office:value-type="string">
            <text:p text:style-name="Standard">Efeu (Hedera)</text:p>
          </table:table-cell>
          <table:table-cell table:style-name="Tabelle1.F2" office:value-type="string">
            <text:p text:style-name="Standard">Gemeiner Efeu (Hedera helix)</text:p>
          </table:table-cell>
        </table:table-row>
        <table:table-row>
          <table:table-cell table:style-name="Tabelle1.A2" office:value-type="string">
            <text:p text:style-name="Standard"><text:bookmark-start text:name="__DdeLink__3607_1113261401"/><text:bookmark-start text:name="__DdeLink__4746_326549966"/>Gefäßpflanzen (Tracheophyta)<text:bookmark-end text:name="__DdeLink__3607_1113261401"/><text:bookmark-end text:name="__DdeLink__4746_326549966"/></text:p>
          </table:table-cell>
          <table:table-cell table:style-name="Tabelle1.A2" office:value-type="string">
            <text:p text:style-name="Standard"><text:bookmark-start text:name="__DdeLink__3605_1113261401"/><text:bookmark-start text:name="__DdeLink__4744_326549966"/>Bedecktsamer Euasteriden II<text:bookmark-end text:name="__DdeLink__3605_1113261401"/><text:bookmark-end text:name="__DdeLink__4744_326549966"/></text:p>
          </table:table-cell>
          <table:table-cell table:style-name="Tabelle1.A2" office:value-type="string">
            <text:p text:style-name="Standard"><text:bookmark-start text:name="__DdeLink__3601_1113261401"/>Doldenblütlerartige (Apiales)<text:bookmark-end text:name="__DdeLink__3601_1113261401"/></text:p>
          </table:table-cell>
          <table:table-cell table:style-name="Tabelle1.A2" office:value-type="string">
            <text:p text:style-name="Standard">Doldenblütler (Apiaceae)</text:p>
          </table:table-cell>
          <table:table-cell table:style-name="Tabelle1.A2" office:value-type="string">
            <text:p text:style-name="Standard">Möhren (Daucus)</text:p>
          </table:table-cell>
          <table:table-cell table:style-name="Tabelle1.F2" office:value-type="string">
            <text:p text:style-name="Standard">Möhre (Daucus carota)</text:p>
          </table:table-cell>
        </table:table-row>
        <table:table-row>
          <table:table-cell table:style-name="Tabelle1.A2" office:value-type="string">
            <text:p text:style-name="Standard"><text:bookmark-start text:name="__DdeLink__3613_1113261401"/>Gefäßpflanzen (Tracheophyta)<text:bookmark-end text:name="__DdeLink__3613_1113261401"/></text:p>
          </table:table-cell>
          <table:table-cell table:style-name="Tabelle1.A2" office:value-type="string">
            <text:p text:style-name="Standard"><text:bookmark-start text:name="__DdeLink__3611_1113261401"/>Bedecktsamer Euasteriden II<text:bookmark-end text:name="__DdeLink__3611_1113261401"/></text:p>
          </table:table-cell>
          <table:table-cell table:style-name="Tabelle1.A2" office:value-type="string">
            <text:p text:style-name="Standard"><text:bookmark-start text:name="__DdeLink__3609_1113261401"/>Doldenblütlerartige (Apiales)<text:bookmark-end text:name="__DdeLink__3609_1113261401"/></text:p>
          </table:table-cell>
          <table:table-cell table:style-name="Tabelle1.A2" office:value-type="string">
            <text:p text:style-name="Standard">Doldenblütler (Apiaceae)</text:p>
          </table:table-cell>
          <table:table-cell table:style-name="Tabelle1.A2" office:value-type="string">
            <text:p text:style-name="Standard">Giersch (Aegopodium)</text:p>
          </table:table-cell>
          <table:table-cell table:style-name="Tabelle1.F2" office:value-type="string">
            <text:p text:style-name="Standard">Giersch (Aegopodium podagraria)</text:p>
          </table:table-cell>
        </table:table-row>
        <table:table-row>
          <table:table-cell table:style-name="Tabelle1.A2" office:value-type="string">
            <text:p text:style-name="Standard"><text:bookmark-start text:name="__DdeLink__3619_1113261401"/>Gefäßpflanzen (Tracheophyta)<text:bookmark-end text:name="__DdeLink__3619_1113261401"/></text:p>
          </table:table-cell>
          <table:table-cell table:style-name="Tabelle1.A2" office:value-type="string">
            <text:p text:style-name="Standard"><text:bookmark-start text:name="__DdeLink__3617_1113261401"/>Bedecktsamer Euasteriden II<text:bookmark-end text:name="__DdeLink__3617_1113261401"/></text:p>
          </table:table-cell>
          <table:table-cell table:style-name="Tabelle1.A2" office:value-type="string">
            <text:p text:style-name="Standard"><text:bookmark-start text:name="__DdeLink__3615_1113261401"/>Doldenblütlerartige (Apiales)<text:bookmark-end text:name="__DdeLink__3615_1113261401"/></text:p>
          </table:table-cell>
          <table:table-cell table:style-name="Tabelle1.A2" office:value-type="string">
            <text:p text:style-name="Standard">Doldenblütler (Apiaceae)</text:p>
          </table:table-cell>
          <table:table-cell table:style-name="Tabelle1.A2" office:value-type="string">
            <text:p text:style-name="Standard">Sanikel (Sanicula)</text:p>
          </table:table-cell>
          <table:table-cell table:style-name="Tabelle1.F2" office:value-type="string">
            <text:p text:style-name="Standard">Wald-Sanikel (Sanicula europaea)Conium maculatum</text:p>
          </table:table-cell>
        </table:table-row>
        <table:table-row>
          <table:table-cell table:style-name="Tabelle1.A2" office:value-type="string">
            <text:p text:style-name="Standard"><text:bookmark-start text:name="__DdeLink__3623_1113261401"/>Gefäßpflanzen (Tracheophyta)<text:bookmark-end text:name="__DdeLink__3623_1113261401"/></text:p>
          </table:table-cell>
          <table:table-cell table:style-name="Tabelle1.A2" office:value-type="string">
            <text:p text:style-name="Standard"><text:bookmark-start text:name="__DdeLink__3621_1113261401"/>Bedecktsamer Euasteriden II<text:bookmark-end text:name="__DdeLink__3621_1113261401"/></text:p>
          </table:table-cell>
          <table:table-cell table:style-name="Tabelle1.A2" office:value-type="string">
            <text:p text:style-name="Standard">Doldenblütlerartige (Apiales)</text:p>
          </table:table-cell>
          <table:table-cell table:style-name="Tabelle1.A2" office:value-type="string">
            <text:p text:style-name="Standard">Doldenblütler (Apiaceae)</text:p>
          </table:table-cell>
          <table:table-cell table:style-name="Tabelle1.A2" office:value-type="string">
            <text:p text:style-name="Standard">Schierlinge (Conium)</text:p>
          </table:table-cell>
          <table:table-cell table:style-name="Tabelle1.F2" office:value-type="string">
            <text:p text:style-name="Standard">Gefleckter Schierling (Conium maculatum)</text:p>
          </table:table-cell>
        </table:table-row>
        <table:table-row>
          <table:table-cell table:style-name="Tabelle1.A2" office:value-type="string">
            <text:p text:style-name="Standard"><text:bookmark-start text:name="__DdeLink__3632_1113261401"/>Gefäßpflanzen <text:soft-page-break/>(Tracheophyta)<text:bookmark-end text:name="__DdeLink__3632_1113261401"/></text:p>
          </table:table-cell>
          <table:table-cell table:style-name="Tabelle1.A2" office:value-type="string">
            <text:p text:style-name="Standard"><text:bookmark-start text:name="__DdeLink__3630_1113261401"/>Bedecktsamer <text:soft-page-break/>Euasteriden II<text:bookmark-end text:name="__DdeLink__3630_1113261401"/></text:p>
          </table:table-cell>
          <table:table-cell table:style-name="Tabelle1.A2" office:value-type="string">
            <text:p text:style-name="Standard"><text:bookmark-start text:name="__DdeLink__3628_1113261401"/>Doldenblütlerartige <text:soft-page-break/>(Apiales)<text:bookmark-end text:name="__DdeLink__3628_1113261401"/></text:p>
          </table:table-cell>
          <table:table-cell table:style-name="Tabelle1.A2" office:value-type="string">
            <text:p text:style-name="Standard"><text:bookmark-start text:name="__DdeLink__3626_1113261401"/>Doldenblütler (Apiaceae)<text:bookmark-end text:name="__DdeLink__3626_1113261401"/></text:p>
          </table:table-cell>
          <table:table-cell table:style-name="Tabelle1.A2" office:value-type="string">
            <text:p text:style-name="Standard">Dill (Anethum)</text:p>
          </table:table-cell>
          <table:table-cell table:style-name="Tabelle1.F2" office:value-type="string">
            <text:p text:style-name="Standard">Dill (Anethum <text:soft-page-break/>graveolens)</text:p>
          </table:table-cell>
        </table:table-row>
        <table:table-row>
          <table:table-cell table:style-name="Tabelle1.A2" office:value-type="string">
            <text:p text:style-name="Standard"><text:bookmark-start text:name="__DdeLink__3640_1113261401"/>Gefäßpflanzen (Tracheophyta)<text:bookmark-end text:name="__DdeLink__3640_1113261401"/></text:p>
          </table:table-cell>
          <table:table-cell table:style-name="Tabelle1.A2" office:value-type="string">
            <text:p text:style-name="Standard"><text:bookmark-start text:name="__DdeLink__3638_1113261401"/>Bedecktsamer Euasteriden II<text:bookmark-end text:name="__DdeLink__3638_1113261401"/></text:p>
          </table:table-cell>
          <table:table-cell table:style-name="Tabelle1.A2" office:value-type="string">
            <text:p text:style-name="Standard"><text:bookmark-start text:name="__DdeLink__3636_1113261401"/>Doldenblütlerartige (Apiales)<text:bookmark-end text:name="__DdeLink__3636_1113261401"/></text:p>
          </table:table-cell>
          <table:table-cell table:style-name="Tabelle1.A2" office:value-type="string">
            <text:p text:style-name="Standard"><text:bookmark-start text:name="__DdeLink__3634_1113261401"/>Doldenblütler (Apiaceae)<text:bookmark-end text:name="__DdeLink__3634_1113261401"/></text:p>
          </table:table-cell>
          <table:table-cell table:style-name="Tabelle1.A2" office:value-type="string">
            <text:p text:style-name="Standard">Foeniculum</text:p>
          </table:table-cell>
          <table:table-cell table:style-name="Tabelle1.F2" office:value-type="string">
            <text:p text:style-name="Standard">Fenchel (Foeniculum vulgare)</text:p>
          </table:table-cell>
        </table:table-row>
        <table:table-row>
          <table:table-cell table:style-name="Tabelle1.A2" office:value-type="string">
            <text:p text:style-name="Standard"><text:bookmark-start text:name="__DdeLink__4273_1113261401"/>Gefäßpflanzen (Tracheophyta)<text:bookmark-end text:name="__DdeLink__4273_1113261401"/></text:p>
          </table:table-cell>
          <table:table-cell table:style-name="Tabelle1.A2" office:value-type="string">
            <text:p text:style-name="Standard"><text:bookmark-start text:name="__DdeLink__4271_1113261401"/>Bedecktsamer Euasteriden II<text:bookmark-end text:name="__DdeLink__4271_1113261401"/></text:p>
          </table:table-cell>
          <table:table-cell table:style-name="Tabelle1.A2" office:value-type="string">
            <text:p text:style-name="Standard">Doldenblütlerartige (Apiales)</text:p>
          </table:table-cell>
          <table:table-cell table:style-name="Tabelle1.A2" office:value-type="string">
            <text:p text:style-name="Standard">Doldenblütler (Apiaceae)</text:p>
          </table:table-cell>
          <table:table-cell table:style-name="Tabelle1.A2" office:value-type="string">
            <text:p text:style-name="Standard">Koriander (Coriandrum)</text:p>
          </table:table-cell>
          <table:table-cell table:style-name="Tabelle1.F2" office:value-type="string">
            <text:p text:style-name="Standard">Echter Koriander (Coriandrum sativum)</text:p>
          </table:table-cell>
        </table:table-row>
        <table:table-row>
          <table:table-cell table:style-name="Tabelle1.A2" office:value-type="string">
            <text:p text:style-name="Standard"><text:bookmark-start text:name="__DdeLink__4279_1113261401"/>Gefäßpflanzen (Tracheophyta)<text:bookmark-end text:name="__DdeLink__4279_1113261401"/></text:p>
          </table:table-cell>
          <table:table-cell table:style-name="Tabelle1.A2" office:value-type="string">
            <text:p text:style-name="Standard"><text:bookmark-start text:name="__DdeLink__4277_1113261401"/>Bedecktsamer Euasteriden II<text:bookmark-end text:name="__DdeLink__4277_1113261401"/></text:p>
          </table:table-cell>
          <table:table-cell table:style-name="Tabelle1.A2" office:value-type="string">
            <text:p text:style-name="Standard"><text:bookmark-start text:name="__DdeLink__4275_1113261401"/>Asternartige (Asterales)<text:bookmark-end text:name="__DdeLink__4275_1113261401"/></text:p>
          </table:table-cell>
          <table:table-cell table:style-name="Tabelle1.A2" office:value-type="string">
            <text:p text:style-name="Standard">Glockenblumengewächse (Campanulaceae)</text:p>
          </table:table-cell>
          <table:table-cell table:style-name="Tabelle1.A2" office:value-type="string">
            <text:p text:style-name="Standard">Glockenblumen (Campanula)</text:p>
          </table:table-cell>
          <table:table-cell table:style-name="Tabelle1.F2" office:value-type="string">
            <text:p text:style-name="Standard">Wiesen-Glockenblume (Campanula patula)</text:p>
          </table:table-cell>
        </table:table-row>
        <table:table-row>
          <table:table-cell table:style-name="Tabelle1.A2" office:value-type="string">
            <text:p text:style-name="Standard"><text:bookmark-start text:name="__DdeLink__4285_1113261401"/>Gefäßpflanzen (Tracheophyta)<text:bookmark-end text:name="__DdeLink__4285_1113261401"/></text:p>
          </table:table-cell>
          <table:table-cell table:style-name="Tabelle1.A2" office:value-type="string">
            <text:p text:style-name="Standard"><text:bookmark-start text:name="__DdeLink__4283_1113261401"/>Bedecktsamer Euasteriden II<text:bookmark-end text:name="__DdeLink__4283_1113261401"/></text:p>
          </table:table-cell>
          <table:table-cell table:style-name="Tabelle1.A2" office:value-type="string">
            <text:p text:style-name="Standard"><text:bookmark-start text:name="__DdeLink__4281_1113261401"/>Asternartige (Asterales)<text:bookmark-end text:name="__DdeLink__4281_1113261401"/></text:p>
          </table:table-cell>
          <table:table-cell table:style-name="Tabelle1.A2" office:value-type="string">
            <text:p text:style-name="Standard">Korbblütler (Asteraceae)</text:p>
          </table:table-cell>
          <table:table-cell table:style-name="Tabelle1.A2" office:value-type="string">
            <text:p text:style-name="Standard">Löwenzahn (Taraxacum)</text:p>
          </table:table-cell>
          <table:table-cell table:style-name="Tabelle1.F2" office:value-type="string">
            <text:p text:style-name="Standard">Gewöhnlicher Löwenzahn (Taraxacum sect. Ruderalia)</text:p>
          </table:table-cell>
        </table:table-row>
        <table:table-row>
          <table:table-cell table:style-name="Tabelle1.A2" office:value-type="string">
            <text:p text:style-name="Standard"><text:bookmark-start text:name="__DdeLink__4291_1113261401"/>Gefäßpflanzen (Tracheophyta)<text:bookmark-end text:name="__DdeLink__4291_1113261401"/></text:p>
          </table:table-cell>
          <table:table-cell table:style-name="Tabelle1.A2" office:value-type="string">
            <text:p text:style-name="Standard"><text:bookmark-start text:name="__DdeLink__4289_1113261401"/>Bedecktsamer Euasteriden II<text:bookmark-end text:name="__DdeLink__4289_1113261401"/></text:p>
          </table:table-cell>
          <table:table-cell table:style-name="Tabelle1.A2" office:value-type="string">
            <text:p text:style-name="Standard"><text:bookmark-start text:name="__DdeLink__4287_1113261401"/>Asternartige (Asterales)<text:bookmark-end text:name="__DdeLink__4287_1113261401"/></text:p>
          </table:table-cell>
          <table:table-cell table:style-name="Tabelle1.A2" office:value-type="string">
            <text:p text:style-name="Standard">Korbblütler (Asteraceae)</text:p>
          </table:table-cell>
          <table:table-cell table:style-name="Tabelle1.A2" office:value-type="string">
            <text:p text:style-name="Standard">Schafgarben (Achillea)</text:p>
          </table:table-cell>
          <table:table-cell table:style-name="Tabelle1.F2" office:value-type="string">
            <text:p text:style-name="Standard">Gemeine Schafgarbe (Achillea millefolium)</text:p>
          </table:table-cell>
        </table:table-row>
        <table:table-row>
          <table:table-cell table:style-name="Tabelle1.A2" office:value-type="string">
            <text:p text:style-name="Standard"><text:bookmark-start text:name="__DdeLink__4297_1113261401"/>Gefäßpflanzen (Tracheophyta)<text:bookmark-end text:name="__DdeLink__4297_1113261401"/></text:p>
          </table:table-cell>
          <table:table-cell table:style-name="Tabelle1.A2" office:value-type="string">
            <text:p text:style-name="Standard"><text:bookmark-start text:name="__DdeLink__4295_1113261401"/>Bedecktsamer Euasteriden II<text:bookmark-end text:name="__DdeLink__4295_1113261401"/></text:p>
          </table:table-cell>
          <table:table-cell table:style-name="Tabelle1.A2" office:value-type="string">
            <text:p text:style-name="Standard"><text:bookmark-start text:name="__DdeLink__4293_1113261401"/>Asternartige (Asterales)<text:bookmark-end text:name="__DdeLink__4293_1113261401"/></text:p>
          </table:table-cell>
          <table:table-cell table:style-name="Tabelle1.A2" office:value-type="string">
            <text:p text:style-name="Standard">Korbblütler (Asteraceae)</text:p>
          </table:table-cell>
          <table:table-cell table:style-name="Tabelle1.A2" office:value-type="string">
            <text:p text:style-name="Standard">Kletten (Arctium)</text:p>
          </table:table-cell>
          <table:table-cell table:style-name="Tabelle1.F2" office:value-type="string">
            <text:p text:style-name="Standard">Große Klette (Arctium lappa)</text:p>
          </table:table-cell>
        </table:table-row>
        <table:table-row>
          <table:table-cell table:style-name="Tabelle1.A2" office:value-type="string">
            <text:p text:style-name="Standard"><text:bookmark-start text:name="__DdeLink__4303_1113261401"/>Gefäßpflanzen (Tracheophyta)<text:bookmark-end text:name="__DdeLink__4303_1113261401"/></text:p>
          </table:table-cell>
          <table:table-cell table:style-name="Tabelle1.A2" office:value-type="string">
            <text:p text:style-name="Standard"><text:bookmark-start text:name="__DdeLink__4301_1113261401"/>Bedecktsamer Euasteriden II<text:bookmark-end text:name="__DdeLink__4301_1113261401"/></text:p>
          </table:table-cell>
          <table:table-cell table:style-name="Tabelle1.A2" office:value-type="string">
            <text:p text:style-name="Standard"><text:bookmark-start text:name="__DdeLink__4299_1113261401"/>Asternartige (Asterales)<text:bookmark-end text:name="__DdeLink__4299_1113261401"/></text:p>
          </table:table-cell>
          <table:table-cell table:style-name="Tabelle1.A2" office:value-type="string">
            <text:p text:style-name="Standard">Korbblütler (Asteraceae)</text:p>
          </table:table-cell>
          <table:table-cell table:style-name="Tabelle1.A2" office:value-type="string">
            <text:p text:style-name="Standard">Habichtskräuter (Hieracium)</text:p>
          </table:table-cell>
          <table:table-cell table:style-name="Tabelle1.F2" office:value-type="string">
            <text:p text:style-name="Standard">Wald-Habichtskraut (Hieracium murorum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Euasteriden II</text:p>
          </table:table-cell>
          <table:table-cell table:style-name="Tabelle1.A2" office:value-type="string">
            <text:p text:style-name="Standard">Asternartige (Asterales)</text:p>
          </table:table-cell>
          <table:table-cell table:style-name="Tabelle1.A2" office:value-type="string">
            <text:p text:style-name="Standard">Korbblütler (Asteraceae)</text:p>
          </table:table-cell>
          <table:table-cell table:style-name="Tabelle1.A2" office:value-type="string">
            <text:p text:style-name="Standard">Kamillen (Matricaria)</text:p>
          </table:table-cell>
          <table:table-cell table:style-name="Tabelle1.F2" office:value-type="string">
            <text:p text:style-name="Standard">Echte Kamille (Matricaria chamomilla)</text:p>
          </table:table-cell>
        </table:table-row>
        <table:table-row>
          <table:table-cell table:style-name="Tabelle1.A2" office:value-type="string">
            <text:p text:style-name="Standard"><text:bookmark-start text:name="__DdeLink__3694_1113261401"/>Gefäßpflanzen (Tracheophyta)<text:bookmark-end text:name="__DdeLink__3694_1113261401"/></text:p>
          </table:table-cell>
          <table:table-cell table:style-name="Tabelle1.A2" office:value-type="string">
            <text:p text:style-name="Standard"><text:bookmark-start text:name="__DdeLink__3692_1113261401"/>Bedecktsamer (Magnoliopsida) Eudikotyledonen<text:bookmark-end text:name="__DdeLink__3692_1113261401"/></text:p>
          </table:table-cell>
          <table:table-cell table:style-name="Tabelle1.A2" office:value-type="string">
            <text:p text:style-name="Standard"><text:bookmark-start text:name="__DdeLink__3690_1113261401"/>Nelkenartige (Caryophyllales)<text:bookmark-end text:name="__DdeLink__3690_1113261401"/></text:p>
          </table:table-cell>
          <table:table-cell table:style-name="Tabelle1.A2" office:value-type="string">
            <text:p text:style-name="Standard">Nelkengewächse (Caryophyllaceae)</text:p>
          </table:table-cell>
          <table:table-cell table:style-name="Tabelle1.A2" office:value-type="string">
            <text:p text:style-name="Standard">Pechnelken (Lychnis)</text:p>
          </table:table-cell>
          <table:table-cell table:style-name="Tabelle1.F2" office:value-type="string">
            <text:p text:style-name="Standard">Kuckucks-Lichtnelke (Lychnis flos-cuculi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</text:p>
          </table:table-cell>
          <table:table-cell table:style-name="Tabelle1.A2" office:value-type="string">
            <text:p text:style-name="Standard">Nelkenartige (Caryophyllales)</text:p>
          </table:table-cell>
          <table:table-cell table:style-name="Tabelle1.A2" office:value-type="string">
            <text:p text:style-name="Standard">Nelkengewächse (Caryophyllaceae)</text:p>
          </table:table-cell>
          <table:table-cell table:style-name="Tabelle1.A2" office:value-type="string">
            <text:p text:style-name="Standard">Kornraden (Agrostemma)</text:p>
          </table:table-cell>
          <table:table-cell table:style-name="Tabelle1.F2" office:value-type="string">
            <text:p text:style-name="Standard">Kornrade (Agrostemma githago)</text:p>
          </table:table-cell>
        </table:table-row>
        <table:table-row>
          <table:table-cell table:style-name="Tabelle1.A2" office:value-type="string">
            <text:p text:style-name="Standard"><text:bookmark-start text:name="__DdeLink__3688_1113261401"/>Gefäßpflanzen (Tracheophyta)<text:bookmark-end text:name="__DdeLink__3688_1113261401"/></text:p>
          </table:table-cell>
          <table:table-cell table:style-name="Tabelle1.A2" office:value-type="string">
            <text:p text:style-name="Standard"><text:bookmark-start text:name="__DdeLink__3686_1113261401"/><text:bookmark-start text:name="__DdeLink__3578_1113261401"/>Bedecktsamer (Magnoliopsida) Eudikotyledonen<text:bookmark-end text:name="__DdeLink__3686_1113261401"/><text:bookmark-end text:name="__DdeLink__3578_1113261401"/></text:p>
          </table:table-cell>
          <table:table-cell table:style-name="Tabelle1.A2" office:value-type="string">
            <text:p text:style-name="Standard"><text:bookmark-start text:name="__DdeLink__3576_1113261401"/>Nelkenartige (Caryophyllales)<text:bookmark-end text:name="__DdeLink__3576_1113261401"/></text:p>
          </table:table-cell>
          <table:table-cell table:style-name="Tabelle1.A2" office:value-type="string">
            <text:p text:style-name="Standard"><text:bookmark-start text:name="__DdeLink__3574_1113261401"/>Sonnentaugewächse (Droseraceae)<text:bookmark-end text:name="__DdeLink__3574_1113261401"/></text:p>
          </table:table-cell>
          <table:table-cell table:style-name="Tabelle1.A2" office:value-type="string">
            <text:p text:style-name="Standard"><text:bookmark-start text:name="__DdeLink__3572_1113261401"/>Sonnentau (Drosera)<text:bookmark-end text:name="__DdeLink__3572_1113261401"/></text:p>
          </table:table-cell>
          <table:table-cell table:style-name="Tabelle1.F2" office:value-type="string">
            <text:p text:style-name="Standard">Mittlerer Sonnentau (Drosera intermedia)</text:p>
          </table:table-cell>
        </table:table-row>
        <table:table-row>
          <table:table-cell table:style-name="Tabelle1.A2" office:value-type="string">
            <text:p text:style-name="Standard"><text:bookmark-start text:name="__DdeLink__3586_1113261401"/>Gefäßpflanzen (Tracheophyta)<text:bookmark-end text:name="__DdeLink__3586_1113261401"/></text:p>
          </table:table-cell>
          <table:table-cell table:style-name="Tabelle1.A2" office:value-type="string">
            <text:p text:style-name="Standard"><text:bookmark-start text:name="__DdeLink__3584_1113261401"/>Bedecktsamer (Magnoliopsida) Eudikotyledonen<text:bookmark-end text:name="__DdeLink__3584_1113261401"/></text:p>
          </table:table-cell>
          <table:table-cell table:style-name="Tabelle1.A2" office:value-type="string">
            <text:p text:style-name="Standard"><text:bookmark-start text:name="__DdeLink__3582_1113261401"/>Nelkenartige (Caryophyllales)<text:bookmark-end text:name="__DdeLink__3582_1113261401"/></text:p>
          </table:table-cell>
          <table:table-cell table:style-name="Tabelle1.A2" office:value-type="string">
            <text:p text:style-name="Standard">Sonnentaugewächse (Droseraceae)</text:p>
          </table:table-cell>
          <table:table-cell table:style-name="Tabelle1.A2" office:value-type="string">
            <text:p text:style-name="Standard">Sonnentau (Drosera)</text:p>
          </table:table-cell>
          <table:table-cell table:style-name="Tabelle1.F2" office:value-type="string">
            <text:p text:style-name="Standard">Rundblättriger Sonnentau (Drosera rotundifolia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</text:p>
          </table:table-cell>
          <table:table-cell table:style-name="Tabelle1.A2" office:value-type="string">
            <text:p text:style-name="Standard">Nelkenartige (Caryophyllales)</text:p>
          </table:table-cell>
          <table:table-cell table:style-name="Tabelle1.A2" office:value-type="string">
            <text:p text:style-name="Standard">Fuchsschwanzgewächse (Amaranthaceae)</text:p>
          </table:table-cell>
          <table:table-cell table:style-name="Tabelle1.A2" office:value-type="string">
            <text:p text:style-name="Standard">Spinat (Spinacia)</text:p>
          </table:table-cell>
          <table:table-cell table:style-name="Tabelle1.F2" office:value-type="string">
            <text:p text:style-name="Standard">Spinat (Spinacia oleracea)</text:p>
          </table:table-cell>
        </table:table-row>
        <text:soft-page-break/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</text:p>
          </table:table-cell>
          <table:table-cell table:style-name="Tabelle1.A2" office:value-type="string">
            <text:p text:style-name="Standard">Nelkenartige (Caryophyllales)</text:p>
          </table:table-cell>
          <table:table-cell table:style-name="Tabelle1.A2" office:value-type="string">
            <text:p text:style-name="Standard">Fuchsschwanzgewächse (Amaranthaceae)</text:p>
          </table:table-cell>
          <table:table-cell table:style-name="Tabelle1.A2" office:value-type="string">
            <text:p text:style-name="Standard">Rüben (Beta)</text:p>
          </table:table-cell>
          <table:table-cell table:style-name="Tabelle1.F2" office:value-type="string">
            <text:p text:style-name="Standard">Rote Bete (Beta vulgaris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</text:p>
          </table:table-cell>
          <table:table-cell table:style-name="Tabelle1.A2" office:value-type="string">
            <text:p text:style-name="Standard">Nelkenartige (Caryophyllales)</text:p>
          </table:table-cell>
          <table:table-cell table:style-name="Tabelle1.A2" office:value-type="string">
            <text:p text:style-name="Standard">Knöterichgewächse (Polygonaceae)</text:p>
          </table:table-cell>
          <table:table-cell table:style-name="Tabelle1.A2" office:value-type="string">
            <text:p text:style-name="Standard">Rhabarber (Rheum)</text:p>
          </table:table-cell>
          <table:table-cell table:style-name="Tabelle1.F2" office:value-type="string">
            <text:p text:style-name="Standard">Gemeiner Rhabarber (Rheum rhabarbarum)</text:p>
          </table:table-cell>
        </table:table-row>
        <table:table-row>
          <table:table-cell table:style-name="Tabelle1.A2" office:value-type="string">
            <text:p text:style-name="Standard"><text:bookmark-start text:name="__DdeLink__779_1298182659"/>Gefäßpflanzen (Tracheophyta)<text:bookmark-end text:name="__DdeLink__779_1298182659"/></text:p>
          </table:table-cell>
          <table:table-cell table:style-name="Tabelle1.A2" office:value-type="string">
            <text:p text:style-name="Standard"><text:bookmark-start text:name="__DdeLink__3570_1113261401"/><text:bookmark-start text:name="__DdeLink__777_1298182659"/>Bedecktsamer (Magnoliopsida) Eudikotyledonen<text:bookmark-end text:name="__DdeLink__3570_1113261401"/><text:bookmark-end text:name="__DdeLink__777_1298182659"/></text:p>
          </table:table-cell>
          <table:table-cell table:style-name="Tabelle1.A2" office:value-type="string">
            <text:p text:style-name="Standard"><text:bookmark-start text:name="__DdeLink__775_1298182659"/>Hahnenfußartige (Ranunculales)<text:bookmark-end text:name="__DdeLink__775_1298182659"/></text:p>
          </table:table-cell>
          <table:table-cell table:style-name="Tabelle1.A2" office:value-type="string">
            <text:p text:style-name="Standard"><text:bookmark-start text:name="__DdeLink__773_1298182659"/>Mohngewächse (Papaveraceae)<text:bookmark-end text:name="__DdeLink__773_1298182659"/></text:p>
          </table:table-cell>
          <table:table-cell table:style-name="Tabelle1.A2" office:value-type="string">
            <text:p text:style-name="Standard"><text:bookmark-start text:name="__DdeLink__771_1298182659"/>Mohn (Papaver)<text:bookmark-end text:name="__DdeLink__771_1298182659"/></text:p>
          </table:table-cell>
          <table:table-cell table:style-name="Tabelle1.F2" office:value-type="string">
            <text:p text:style-name="Standard">Klatschmohn (Papaver rhoeas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</text:p>
          </table:table-cell>
          <table:table-cell table:style-name="Tabelle1.A2" office:value-type="string">
            <text:p text:style-name="Standard">Hahnenfußartige (Ranunculales)</text:p>
          </table:table-cell>
          <table:table-cell table:style-name="Tabelle1.A2" office:value-type="string">
            <text:p text:style-name="Standard">Mohngewächse (Papaveraceae)</text:p>
          </table:table-cell>
          <table:table-cell table:style-name="Tabelle1.A2" office:value-type="string">
            <text:p text:style-name="Standard">Mohn (Papaver)</text:p>
          </table:table-cell>
          <table:table-cell table:style-name="Tabelle1.F2" office:value-type="string">
            <text:p text:style-name="Standard">Sand-Mohn (Papaver argemone)</text:p>
          </table:table-cell>
        </table:table-row>
        <table:table-row>
          <table:table-cell table:style-name="Tabelle1.A2" office:value-type="string">
            <text:p text:style-name="Standard"><text:bookmark-start text:name="__DdeLink__789_1298182659"/>Gefäßpflanzen (Tracheophyta)<text:bookmark-end text:name="__DdeLink__789_1298182659"/></text:p>
          </table:table-cell>
          <table:table-cell table:style-name="Tabelle1.A2" office:value-type="string">
            <text:p text:style-name="Standard"><text:bookmark-start text:name="__DdeLink__787_1298182659"/>Bedecktsamer (Magnoliopsida) Eudikotyledonen<text:bookmark-end text:name="__DdeLink__787_1298182659"/></text:p>
          </table:table-cell>
          <table:table-cell table:style-name="Tabelle1.A2" office:value-type="string">
            <text:p text:style-name="Standard"><text:bookmark-start text:name="__DdeLink__785_1298182659"/>Hahnenfußartige (Ranunculales)<text:bookmark-end text:name="__DdeLink__785_1298182659"/></text:p>
          </table:table-cell>
          <table:table-cell table:style-name="Tabelle1.A2" office:value-type="string">
            <text:p text:style-name="Standard"><text:bookmark-start text:name="__DdeLink__783_1298182659"/>Mohngewächse (Papaveraceae)<text:bookmark-end text:name="__DdeLink__783_1298182659"/></text:p>
          </table:table-cell>
          <table:table-cell table:style-name="Tabelle1.A2" office:value-type="string">
            <text:p text:style-name="Standard"><text:bookmark-start text:name="__DdeLink__781_1298182659"/>Mohn (Papaver)<text:bookmark-end text:name="__DdeLink__781_1298182659"/></text:p>
          </table:table-cell>
          <table:table-cell table:style-name="Tabelle1.F2" office:value-type="string">
            <text:p text:style-name="Standard">Saat-Mohn (Papaver dubium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</text:p>
          </table:table-cell>
          <table:table-cell table:style-name="Tabelle1.A2" office:value-type="string">
            <text:p text:style-name="Standard">Hahnenfußartige (Ranunculales)</text:p>
          </table:table-cell>
          <table:table-cell table:style-name="Tabelle1.A2" office:value-type="string">
            <text:p text:style-name="Standard">Mohngewächse (Papaveraceae)</text:p>
          </table:table-cell>
          <table:table-cell table:style-name="Tabelle1.A2" office:value-type="string">
            <text:p text:style-name="Standard">Mohn (Papaver)</text:p>
          </table:table-cell>
          <table:table-cell table:style-name="Tabelle1.F2" office:value-type="string">
            <text:p text:style-name="Standard">Alpenmohn (Papaver alpinum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</text:p>
          </table:table-cell>
          <table:table-cell table:style-name="Tabelle1.A2" office:value-type="string">
            <text:p text:style-name="Standard">Hahnenfußartige (Ranunculales)</text:p>
          </table:table-cell>
          <table:table-cell table:style-name="Tabelle1.A2" office:value-type="string">
            <text:p text:style-name="Standard">Hahnenfußgewächse (Ranunculaceae)</text:p>
          </table:table-cell>
          <table:table-cell table:style-name="Tabelle1.A2" office:value-type="string">
            <text:p text:style-name="Standard">Hahnenfuß (Ranunculus)</text:p>
          </table:table-cell>
          <table:table-cell table:style-name="Tabelle1.F2" office:value-type="string">
            <text:p text:style-name="Standard">Knolliger Hahnenfuß (Ranunculus bulbosus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</text:p>
          </table:table-cell>
          <table:table-cell table:style-name="Tabelle1.A2" office:value-type="string">
            <text:p text:style-name="Standard">Hahnenfußartige (Ranunculales)</text:p>
          </table:table-cell>
          <table:table-cell table:style-name="Tabelle1.A2" office:value-type="string">
            <text:p text:style-name="Standard">Hahnenfußgewächse (Ranunculaceae)</text:p>
          </table:table-cell>
          <table:table-cell table:style-name="Tabelle1.A2" office:value-type="string">
            <text:p text:style-name="Standard">Hahnenfuß (Ranunculus)</text:p>
          </table:table-cell>
          <table:table-cell table:style-name="Tabelle1.F2" office:value-type="string">
            <text:p text:style-name="Standard">Scharfer Hahnenfuß (Ranunculus acris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</text:p>
          </table:table-cell>
          <table:table-cell table:style-name="Tabelle1.A2" office:value-type="string">
            <text:p text:style-name="Standard">Hahnenfußartige (Ranunculales)</text:p>
          </table:table-cell>
          <table:table-cell table:style-name="Tabelle1.A2" office:value-type="string">
            <text:p text:style-name="Standard"><text:bookmark-start text:name="__DdeLink__1830_327411969"/>Hahnenfußgewächse (Ranunculaceae)<text:bookmark-end text:name="__DdeLink__1830_327411969"/></text:p>
          </table:table-cell>
          <table:table-cell table:style-name="Tabelle1.A2" office:value-type="string">
            <text:p text:style-name="Standard">Hahnenfuß (Ranunculus)</text:p>
          </table:table-cell>
          <table:table-cell table:style-name="Tabelle1.F2" office:value-type="string">
            <text:p text:style-name="Standard">Scharbockskraut (Ranunculus ficaria)</text:p>
          </table:table-cell>
        </table:table-row>
        <table:table-row>
          <table:table-cell table:style-name="Tabelle1.A2" office:value-type="string">
            <text:p text:style-name="Standard"><text:bookmark-start text:name="__DdeLink__1855_327411969"/><text:bookmark-start text:name="__DdeLink__1876_327411969"/>Gefäßpflanzen (Tracheophyta)<text:bookmark-end text:name="__DdeLink__1855_327411969"/><text:bookmark-end text:name="__DdeLink__1876_327411969"/></text:p>
          </table:table-cell>
          <table:table-cell table:style-name="Tabelle1.A2" office:value-type="string">
            <text:p text:style-name="Standard"><text:bookmark-start text:name="__DdeLink__1853_327411969"/><text:bookmark-start text:name="__DdeLink__1874_327411969"/>Bedecktsamer (Magnoliopsida) Eudikotyledonen<text:bookmark-end text:name="__DdeLink__1853_327411969"/><text:bookmark-end text:name="__DdeLink__1874_327411969"/></text:p>
          </table:table-cell>
          <table:table-cell table:style-name="Tabelle1.A2" office:value-type="string">
            <text:p text:style-name="Standard"><text:bookmark-start text:name="__DdeLink__1832_327411969"/><text:bookmark-start text:name="__DdeLink__1851_327411969"/><text:bookmark-start text:name="__DdeLink__1872_327411969"/>Hahnenfußartige (Ranunculales)<text:bookmark-end text:name="__DdeLink__1832_327411969"/><text:bookmark-end text:name="__DdeLink__1851_327411969"/><text:bookmark-end text:name="__DdeLink__1872_327411969"/></text:p>
          </table:table-cell>
          <table:table-cell table:style-name="Tabelle1.A2" office:value-type="string">
            <text:p text:style-name="Standard"><text:bookmark-start text:name="__DdeLink__1828_327411969"/><text:bookmark-start text:name="__DdeLink__1841_327411969"/><text:bookmark-start text:name="__DdeLink__1870_327411969"/>Hahnenfußgewächse (Ranunculaceae)<text:bookmark-end text:name="__DdeLink__1828_327411969"/><text:bookmark-end text:name="__DdeLink__1841_327411969"/><text:bookmark-end text:name="__DdeLink__1870_327411969"/></text:p>
          </table:table-cell>
          <table:table-cell table:style-name="Tabelle1.A2" office:value-type="string">
            <text:p text:style-name="Standard"><text:bookmark-start text:name="__DdeLink__1826_327411969"/>Hahnenfuß (Ranunculus)<text:bookmark-end text:name="__DdeLink__1826_327411969"/></text:p>
          </table:table-cell>
          <table:table-cell table:style-name="Tabelle1.F2" office:value-type="string">
            <text:p text:style-name="Standard">Kriechender Hahnenfuß (Ranunculus repens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</text:p>
          </table:table-cell>
          <table:table-cell table:style-name="Tabelle1.A2" office:value-type="string">
            <text:p text:style-name="Standard">Hahnenfußartige (Ranunculales)</text:p>
          </table:table-cell>
          <table:table-cell table:style-name="Tabelle1.A2" office:value-type="string">
            <text:p text:style-name="Standard">Hahnenfußgewächse (Ranunculaceae)</text:p>
          </table:table-cell>
          <table:table-cell table:style-name="Tabelle1.A2" office:value-type="string">
            <text:p text:style-name="Standard">Hahnenfuß (Ranunculus)</text:p>
          </table:table-cell>
          <table:table-cell table:style-name="Tabelle1.F2" office:value-type="string">
            <text:p text:style-name="Standard">Gift-Hahnenfuß (Ranunculus sceleratus)</text:p>
          </table:table-cell>
        </table:table-row>
        <table:table-row>
          <table:table-cell table:style-name="Tabelle1.A2" office:value-type="string">
            <text:p text:style-name="Standard"><text:bookmark-start text:name="__DdeLink__1861_327411969"/>Gefäßpflanzen <text:soft-page-break/>(Tracheophyta)<text:bookmark-end text:name="__DdeLink__1861_327411969"/></text:p>
          </table:table-cell>
          <table:table-cell table:style-name="Tabelle1.A2" office:value-type="string">
            <text:p text:style-name="Standard"><text:bookmark-start text:name="__DdeLink__1859_327411969"/>Bedecktsamer <text:soft-page-break/>(Magnoliopsida) Eudikotyledonen<text:bookmark-end text:name="__DdeLink__1859_327411969"/></text:p>
          </table:table-cell>
          <table:table-cell table:style-name="Tabelle1.A2" office:value-type="string">
            <text:p text:style-name="Standard"><text:bookmark-start text:name="__DdeLink__1857_327411969"/>Hahnenfußartige <text:soft-page-break/>(Ranunculales)<text:bookmark-end text:name="__DdeLink__1857_327411969"/></text:p>
          </table:table-cell>
          <table:table-cell table:style-name="Tabelle1.A2" office:value-type="string">
            <text:p text:style-name="Standard">Hahnenfußgewächse <text:soft-page-break/>(Ranunculaceae)</text:p>
          </table:table-cell>
          <table:table-cell table:style-name="Tabelle1.A2" office:value-type="string">
            <text:p text:style-name="Standard">Trollblumen (Trollius)</text:p>
          </table:table-cell>
          <table:table-cell table:style-name="Tabelle1.F2" office:value-type="string">
            <text:p text:style-name="Standard">Trollblume (Trollius <text:soft-page-break/>europaeus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</text:p>
          </table:table-cell>
          <table:table-cell table:style-name="Tabelle1.A2" office:value-type="string">
            <text:p text:style-name="Standard">Hahnenfußartige (Ranunculales)</text:p>
          </table:table-cell>
          <table:table-cell table:style-name="Tabelle1.A2" office:value-type="string">
            <text:p text:style-name="Standard">Hahnenfußgewächse (Ranunculaceae)</text:p>
          </table:table-cell>
          <table:table-cell table:style-name="Tabelle1.A2" office:value-type="string">
            <text:p text:style-name="Standard">Dotterblumen (Caltha)</text:p>
          </table:table-cell>
          <table:table-cell table:style-name="Tabelle1.F2" office:value-type="string">
            <text:p text:style-name="Standard">Sumpfdotterblume (Caltha palustris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</text:p>
          </table:table-cell>
          <table:table-cell table:style-name="Tabelle1.A2" office:value-type="string">
            <text:p text:style-name="Standard">Hahnenfußartige (Ranunculales)</text:p>
          </table:table-cell>
          <table:table-cell table:style-name="Tabelle1.A2" office:value-type="string">
            <text:p text:style-name="Standard">Hahnenfußgewächse (Ranunculaceae)</text:p>
          </table:table-cell>
          <table:table-cell table:style-name="Tabelle1.A2" office:value-type="string">
            <text:p text:style-name="Standard">Nieswurz (Helleborus)</text:p>
          </table:table-cell>
          <table:table-cell table:style-name="Tabelle1.F2" office:value-type="string">
            <text:p text:style-name="Standard">Stinkende Nieswurz (Helleborus foetidus)</text:p>
          </table:table-cell>
        </table:table-row>
        <table:table-row>
          <table:table-cell table:style-name="Tabelle1.A2" office:value-type="string">
            <text:p text:style-name="Standard"><text:bookmark-start text:name="__DdeLink__769_1298182659"/><text:bookmark-start text:name="__DdeLink__1836_327411969"/><text:bookmark-start text:name="__DdeLink__1849_327411969"/>Gefäßpflanzen (Tracheophyta)<text:bookmark-end text:name="__DdeLink__769_1298182659"/><text:bookmark-end text:name="__DdeLink__1836_327411969"/><text:bookmark-end text:name="__DdeLink__1849_327411969"/></text:p>
          </table:table-cell>
          <table:table-cell table:style-name="Tabelle1.A2" office:value-type="string">
            <text:p text:style-name="Standard"><text:bookmark-start text:name="__DdeLink__767_1298182659"/><text:bookmark-start text:name="__DdeLink__1834_327411969"/><text:bookmark-start text:name="__DdeLink__1847_327411969"/>Bedecktsamer (Magnoliopsida) Eudikotyledonen<text:bookmark-end text:name="__DdeLink__767_1298182659"/><text:bookmark-end text:name="__DdeLink__1834_327411969"/><text:bookmark-end text:name="__DdeLink__1847_327411969"/></text:p>
          </table:table-cell>
          <table:table-cell table:style-name="Tabelle1.A2" office:value-type="string">
            <text:p text:style-name="Standard"><text:bookmark-start text:name="__DdeLink__1824_327411969"/><text:bookmark-start text:name="__DdeLink__1845_327411969"/>Hahnenfußartige (Ranunculales)<text:bookmark-end text:name="__DdeLink__1824_327411969"/><text:bookmark-end text:name="__DdeLink__1845_327411969"/></text:p>
          </table:table-cell>
          <table:table-cell table:style-name="Tabelle1.A2" office:value-type="string">
            <text:p text:style-name="Standard"><text:bookmark-start text:name="__DdeLink__1843_327411969"/>Hahnenfußgewächse (Ranunculaceae)<text:bookmark-end text:name="__DdeLink__1843_327411969"/></text:p>
          </table:table-cell>
          <table:table-cell table:style-name="Tabelle1.A2" office:value-type="string">
            <text:p text:style-name="Standard">Windröschen (Anemone)</text:p>
          </table:table-cell>
          <table:table-cell table:style-name="Tabelle1.F2" office:value-type="string">
            <text:p text:style-name="Standard">Buschwindröschen (Anemone nemorosa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</text:p>
          </table:table-cell>
          <table:table-cell table:style-name="Tabelle1.A2" office:value-type="string">
            <text:p text:style-name="Standard">Hahnenfußartige (Ranunculales)</text:p>
          </table:table-cell>
          <table:table-cell table:style-name="Tabelle1.A2" office:value-type="string">
            <text:p text:style-name="Standard">Hahnenfußgewächse (Ranunculaceae)</text:p>
          </table:table-cell>
          <table:table-cell table:style-name="Tabelle1.A2" office:value-type="string">
            <text:p text:style-name="Standard">Windröschen (Anemone)</text:p>
          </table:table-cell>
          <table:table-cell table:style-name="Tabelle1.F2" office:value-type="string">
            <text:p text:style-name="Standard">Gelbes Windröschen (Anemone ranunculoides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</text:p>
          </table:table-cell>
          <table:table-cell table:style-name="Tabelle1.A2" office:value-type="string">
            <text:p text:style-name="Standard">Hahnenfußartige (Ranunculales)</text:p>
          </table:table-cell>
          <table:table-cell table:style-name="Tabelle1.A2" office:value-type="string">
            <text:p text:style-name="Standard">Hahnenfußgewächse (Ranunculaceae)</text:p>
          </table:table-cell>
          <table:table-cell table:style-name="Tabelle1.A2" office:value-type="string">
            <text:p text:style-name="Standard">Windröschen (Anemone)</text:p>
          </table:table-cell>
          <table:table-cell table:style-name="Tabelle1.F2" office:value-type="string">
            <text:p text:style-name="Standard">Apennin-Windröschen (Anemone apennina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</text:p>
          </table:table-cell>
          <table:table-cell table:style-name="Tabelle1.A2" office:value-type="string">
            <text:p text:style-name="Standard">Hahnenfußartige (Ranunculales)</text:p>
          </table:table-cell>
          <table:table-cell table:style-name="Tabelle1.A2" office:value-type="string">
            <text:p text:style-name="Standard">Hahnenfußgewächse (Ranunculaceae)</text:p>
          </table:table-cell>
          <table:table-cell table:style-name="Tabelle1.A2" office:value-type="string">
            <text:p text:style-name="Standard">Kuhschellen (Pulsatilla)</text:p>
          </table:table-cell>
          <table:table-cell table:style-name="Tabelle1.F2" office:value-type="string">
            <text:p text:style-name="Standard">Gewöhnliche Kuhschelle (Pulsatilla vulgaris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</text:p>
          </table:table-cell>
          <table:table-cell table:style-name="Tabelle1.A2" office:value-type="string">
            <text:p text:style-name="Standard">Hahnenfußartige (Ranunculales)</text:p>
          </table:table-cell>
          <table:table-cell table:style-name="Tabelle1.A2" office:value-type="string">
            <text:p text:style-name="Standard">Hahnenfußgewächse (Ranunculaceae)</text:p>
          </table:table-cell>
          <table:table-cell table:style-name="Tabelle1.A2" office:value-type="string">
            <text:p text:style-name="Standard">Windröschen (Anemone)</text:p>
          </table:table-cell>
          <table:table-cell table:style-name="Tabelle1.F2" office:value-type="string">
            <text:p text:style-name="Standard">Leberblümchen (Anemone hepatica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</text:p>
          </table:table-cell>
          <table:table-cell table:style-name="Tabelle1.A2" office:value-type="string">
            <text:p text:style-name="Standard">Malpighienartige (Malpighiales)</text:p>
          </table:table-cell>
          <table:table-cell table:style-name="Tabelle1.A2" office:value-type="string">
            <text:p text:style-name="Standard">Veilchengewächse (Violaceae)</text:p>
          </table:table-cell>
          <table:table-cell table:style-name="Tabelle1.A2" office:value-type="string">
            <text:p text:style-name="Standard">Veilchen (Viola)</text:p>
          </table:table-cell>
          <table:table-cell table:style-name="Tabelle1.F2" office:value-type="string">
            <text:p text:style-name="Standard">Wald-Veilchen (Viola reichenbachiana)</text:p>
          </table:table-cell>
        </table:table-row>
        <table:table-row>
          <table:table-cell table:style-name="Tabelle1.A2" office:value-type="string">
            <text:p text:style-name="Standard"><text:bookmark-start text:name="__DdeLink__4719_326549966"/>Gefäßpflanzen (Tracheophyta)<text:bookmark-end text:name="__DdeLink__4719_326549966"/></text:p>
          </table:table-cell>
          <table:table-cell table:style-name="Tabelle1.A2" office:value-type="string">
            <text:p text:style-name="Standard"><text:bookmark-start text:name="__DdeLink__4717_326549966"/>Bedecktsamer (Magnoliopsida) Eudikotyledonen<text:bookmark-end text:name="__DdeLink__4717_326549966"/></text:p>
          </table:table-cell>
          <table:table-cell table:style-name="Tabelle1.A2" office:value-type="string">
            <text:p text:style-name="Standard"><text:bookmark-start text:name="__DdeLink__4715_326549966"/>Seifenbaumartige (Sapindales)<text:bookmark-end text:name="__DdeLink__4715_326549966"/></text:p>
          </table:table-cell>
          <table:table-cell table:style-name="Tabelle1.A2" office:value-type="string">
            <text:p text:style-name="Standard">Seifenbaumgewächse (Sapindaceae)</text:p>
          </table:table-cell>
          <table:table-cell table:style-name="Tabelle1.A2" office:value-type="string">
            <text:p text:style-name="Standard">Rosskastanien (Aesculus)</text:p>
          </table:table-cell>
          <table:table-cell table:style-name="Tabelle1.F2" office:value-type="string">
            <text:p text:style-name="Standard">Gewöhnliche Rosskastanie (Aesculus hippocastanum)</text:p>
          </table:table-cell>
        </table:table-row>
        <table:table-row>
          <table:table-cell table:style-name="Tabelle1.A2" office:value-type="string">
            <text:p text:style-name="Standard"><text:bookmark-start text:name="__DdeLink__4731_326549966"/>Gefäßpflanzen (Tracheophyta)<text:bookmark-end text:name="__DdeLink__4731_326549966"/></text:p>
          </table:table-cell>
          <table:table-cell table:style-name="Tabelle1.A2" office:value-type="string">
            <text:p text:style-name="Standard"><text:bookmark-start text:name="__DdeLink__4729_326549966"/>Bedecktsamer (Magnoliopsida) Eudikotyledonen<text:bookmark-end text:name="__DdeLink__4729_326549966"/></text:p>
          </table:table-cell>
          <table:table-cell table:style-name="Tabelle1.A2" office:value-type="string">
            <text:p text:style-name="Standard"><text:bookmark-start text:name="__DdeLink__4727_326549966"/>Seifenbaumartige (Sapindales)<text:bookmark-end text:name="__DdeLink__4727_326549966"/></text:p>
          </table:table-cell>
          <table:table-cell table:style-name="Tabelle1.A2" office:value-type="string">
            <text:p text:style-name="Standard"><text:bookmark-start text:name="__DdeLink__4725_326549966"/>Seifenbaumgewächse (Sapindaceae)<text:bookmark-end text:name="__DdeLink__4725_326549966"/></text:p>
          </table:table-cell>
          <table:table-cell table:style-name="Tabelle1.A2" office:value-type="string">
            <text:p text:style-name="Standard"><text:bookmark-start text:name="__DdeLink__4721_326549966"/>Ahorne (Acer)<text:bookmark-end text:name="__DdeLink__4721_326549966"/></text:p>
          </table:table-cell>
          <table:table-cell table:style-name="Tabelle1.F2" office:value-type="string">
            <text:p text:style-name="Standard">Berg-Ahorn (Acer pseudoplatanus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<text:soft-page-break/>Eudikotyledonen</text:p>
          </table:table-cell>
          <table:table-cell table:style-name="Tabelle1.A2" office:value-type="string">
            <text:p text:style-name="Standard">Seifenbaumartige (Sapindales)</text:p>
          </table:table-cell>
          <table:table-cell table:style-name="Tabelle1.A2" office:value-type="string">
            <text:p text:style-name="Standard">Seifenbaumgewächse (Sapindaceae)</text:p>
          </table:table-cell>
          <table:table-cell table:style-name="Tabelle1.A2" office:value-type="string">
            <text:p text:style-name="Standard"><text:bookmark-start text:name="__DdeLink__4723_326549966"/>Ahorne (Acer)<text:bookmark-end text:name="__DdeLink__4723_326549966"/></text:p>
          </table:table-cell>
          <table:table-cell table:style-name="Tabelle1.F2" office:value-type="string">
            <text:p text:style-name="Standard">Spitz-Ahorn (Acer platanoides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</text:p>
          </table:table-cell>
          <table:table-cell table:style-name="Tabelle1.A2" office:value-type="string">
            <text:p text:style-name="Standard">Seifenbaumartige (Sapindales)</text:p>
          </table:table-cell>
          <table:table-cell table:style-name="Tabelle1.A2" office:value-type="string">
            <text:p text:style-name="Standard">Seifenbaumgewächse (Sapindaceae)</text:p>
          </table:table-cell>
          <table:table-cell table:style-name="Tabelle1.A2" office:value-type="string">
            <text:p text:style-name="Standard">Ahorne (Acer)</text:p>
          </table:table-cell>
          <table:table-cell table:style-name="Tabelle1.F2" office:value-type="string">
            <text:p text:style-name="Standard">Feld-Ahorn (Acer campestre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</text:p>
          </table:table-cell>
          <table:table-cell table:style-name="Tabelle1.A2" office:value-type="string">
            <text:p text:style-name="Standard">Schmetterlingsblütenartige (Fabales)</text:p>
          </table:table-cell>
          <table:table-cell table:style-name="Tabelle1.A2" office:value-type="string">
            <text:p text:style-name="Standard">Hülsenfrüchtler (Fabaceae)</text:p>
          </table:table-cell>
          <table:table-cell table:style-name="Tabelle1.A2" office:value-type="string">
            <text:p text:style-name="Standard">Phaseolus</text:p>
          </table:table-cell>
          <table:table-cell table:style-name="Tabelle1.F2" office:value-type="string">
            <text:p text:style-name="Standard">Gartenbohne (Phaseolus vulgaris)</text:p>
          </table:table-cell>
        </table:table-row>
        <table:table-row>
          <table:table-cell table:style-name="Tabelle1.A2" office:value-type="string">
            <text:p text:style-name="Standard"><text:bookmark-start text:name="__DdeLink__2078_327411969"/>Gefäßpflanzen (Tracheophyta)<text:bookmark-end text:name="__DdeLink__2078_327411969"/></text:p>
          </table:table-cell>
          <table:table-cell table:style-name="Tabelle1.A2" office:value-type="string">
            <text:p text:style-name="Standard"><text:bookmark-start text:name="__DdeLink__2076_327411969"/>Bedecktsamer (Magnoliopsida) Eudikotyledonen<text:bookmark-end text:name="__DdeLink__2076_327411969"/></text:p>
          </table:table-cell>
          <table:table-cell table:style-name="Tabelle1.A2" office:value-type="string">
            <text:p text:style-name="Standard">Schmetterlingsblütenartige (Fabales)</text:p>
          </table:table-cell>
          <table:table-cell table:style-name="Tabelle1.A2" office:value-type="string">
            <text:p text:style-name="Standard">Hülsenfrüchtler (Fabaceae)</text:p>
          </table:table-cell>
          <table:table-cell table:style-name="Tabelle1.A2" office:value-type="string">
            <text:p text:style-name="Standard">Phaseolus</text:p>
          </table:table-cell>
          <table:table-cell table:style-name="Tabelle1.F2" office:value-type="string">
            <text:p text:style-name="Standard">Feuerbohne (Phaseolus coccineus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</text:p>
          </table:table-cell>
          <table:table-cell table:style-name="Tabelle1.A2" office:value-type="string">
            <text:p text:style-name="Standard"><text:bookmark-start text:name="__DdeLink__2062_327411969"/>Schmetterlingsblütenartige (Fabales)<text:bookmark-end text:name="__DdeLink__2062_327411969"/></text:p>
          </table:table-cell>
          <table:table-cell table:style-name="Tabelle1.A2" office:value-type="string">
            <text:p text:style-name="Standard"><text:bookmark-start text:name="__DdeLink__2060_327411969"/>Hülsenfrüchtler (Fabaceae)<text:bookmark-end text:name="__DdeLink__2060_327411969"/></text:p>
          </table:table-cell>
          <table:table-cell table:style-name="Tabelle1.A2" office:value-type="string">
            <text:p text:style-name="Standard">Erbsen (Pisum)</text:p>
          </table:table-cell>
          <table:table-cell table:style-name="Tabelle1.F2" office:value-type="string">
            <text:p text:style-name="Standard">Erbse (Pisum sativum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</text:p>
          </table:table-cell>
          <table:table-cell table:style-name="Tabelle1.A2" office:value-type="string">
            <text:p text:style-name="Standard"><text:bookmark-start text:name="__DdeLink__2066_327411969"/>Schmetterlingsblütenartige (Fabales)<text:bookmark-end text:name="__DdeLink__2066_327411969"/></text:p>
          </table:table-cell>
          <table:table-cell table:style-name="Tabelle1.A2" office:value-type="string">
            <text:p text:style-name="Standard"><text:bookmark-start text:name="__DdeLink__2064_327411969"/>Hülsenfrüchtler (Fabaceae)<text:bookmark-end text:name="__DdeLink__2064_327411969"/></text:p>
          </table:table-cell>
          <table:table-cell table:style-name="Tabelle1.A2" office:value-type="string">
            <text:p text:style-name="Standard">Linsen (Lens)</text:p>
          </table:table-cell>
          <table:table-cell table:style-name="Tabelle1.F2" office:value-type="string">
            <text:p text:style-name="Standard">Linse (Lens culinaris)</text:p>
            <text:p text:style-name="Standard">Link:Linse_(Botanik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</text:p>
          </table:table-cell>
          <table:table-cell table:style-name="Tabelle1.A2" office:value-type="string">
            <text:p text:style-name="Standard"><text:bookmark-start text:name="__DdeLink__2070_327411969"/>Schmetterlingsblütenartige (Fabales)<text:bookmark-end text:name="__DdeLink__2070_327411969"/></text:p>
          </table:table-cell>
          <table:table-cell table:style-name="Tabelle1.A2" office:value-type="string">
            <text:p text:style-name="Standard"><text:bookmark-start text:name="__DdeLink__2068_327411969"/>Hülsenfrüchtler (Fabaceae)<text:bookmark-end text:name="__DdeLink__2068_327411969"/></text:p>
          </table:table-cell>
          <table:table-cell table:style-name="Tabelle1.A2" office:value-type="string">
            <text:p text:style-name="Standard">Glycine</text:p>
          </table:table-cell>
          <table:table-cell table:style-name="Tabelle1.F2" office:value-type="string">
            <text:p text:style-name="Standard">Sojabohne (Glycine max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</text:p>
          </table:table-cell>
          <table:table-cell table:style-name="Tabelle1.A2" office:value-type="string">
            <text:p text:style-name="Standard"><text:bookmark-start text:name="__DdeLink__2074_327411969"/>Schmetterlingsblütenartige (Fabales)<text:bookmark-end text:name="__DdeLink__2074_327411969"/></text:p>
          </table:table-cell>
          <table:table-cell table:style-name="Tabelle1.A2" office:value-type="string">
            <text:p text:style-name="Standard"><text:bookmark-start text:name="__DdeLink__2072_327411969"/>Hülsenfrüchtler (Fabaceae)<text:bookmark-end text:name="__DdeLink__2072_327411969"/></text:p>
          </table:table-cell>
          <table:table-cell table:style-name="Tabelle1.A2" office:value-type="string">
            <text:p text:style-name="Standard">Erdnüsse (Arachis)</text:p>
          </table:table-cell>
          <table:table-cell table:style-name="Tabelle1.F2" office:value-type="string">
            <text:p text:style-name="Standard">Erdnuss (Arachis hypogaea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</text:p>
          </table:table-cell>
          <table:table-cell table:style-name="Tabelle1.A2" office:value-type="string">
            <text:p text:style-name="Standard">Schmetterlingsblütenartige (Fabales)</text:p>
          </table:table-cell>
          <table:table-cell table:style-name="Tabelle1.A2" office:value-type="string">
            <text:p text:style-name="Standard">Hülsenfrüchtler (Fabaceae)</text:p>
          </table:table-cell>
          <table:table-cell table:style-name="Tabelle1.A2" office:value-type="string">
            <text:p text:style-name="Standard">Lupinen (Lupinus)</text:p>
          </table:table-cell>
          <table:table-cell table:style-name="Tabelle1.F2" office:value-type="string">
            <text:p text:style-name="Standard">Blaue Lupine (Lupinus angustifolius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Kerneudikotyledonen Asteriden Euasteriden I</text:p>
          </table:table-cell>
          <table:table-cell table:style-name="Tabelle1.A2" office:value-type="string">
            <text:p text:style-name="Standard">Lippenblütlerartige (Lamiales)</text:p>
          </table:table-cell>
          <table:table-cell table:style-name="Tabelle1.A2" office:value-type="string">
            <text:p text:style-name="Standard">Ölbaumgewächse (Oleaceae)</text:p>
          </table:table-cell>
          <table:table-cell table:style-name="Tabelle1.A2" office:value-type="string">
            <text:p text:style-name="Standard">Eschen (Fraxinus)</text:p>
          </table:table-cell>
          <table:table-cell table:style-name="Tabelle1.F2" office:value-type="string">
            <text:p text:style-name="Standard">Gemeine Esche (Fraxinus excelsior)</text:p>
          </table:table-cell>
        </table:table-row>
        <table:table-row>
          <table:table-cell table:style-name="Tabelle1.A2" office:value-type="string">
            <text:p text:style-name="Standard"><text:bookmark-start text:name="__DdeLink__5200_326549966"/>Gefäßpflanzen (Tracheophyta)<text:bookmark-end text:name="__DdeLink__5200_326549966"/></text:p>
          </table:table-cell>
          <table:table-cell table:style-name="Tabelle1.A2" office:value-type="string">
            <text:p text:style-name="Standard"><text:bookmark-start text:name="__DdeLink__5198_326549966"/>Kerneudikotyledonen Asteriden Euasteriden I<text:bookmark-end text:name="__DdeLink__5198_326549966"/></text:p>
          </table:table-cell>
          <table:table-cell table:style-name="Tabelle1.A2" office:value-type="string">
            <text:p text:style-name="Standard">Lippenblütlerartige (Lamiales)</text:p>
          </table:table-cell>
          <table:table-cell table:style-name="Tabelle1.A2" office:value-type="string">
            <text:p text:style-name="Standard">Ölbaumgewächse (Oleaceae)</text:p>
          </table:table-cell>
          <table:table-cell table:style-name="Tabelle1.A2" office:value-type="string">
            <text:p text:style-name="Standard">Forsythien (Forsythia)</text:p>
          </table:table-cell>
          <table:table-cell table:style-name="Tabelle1.F2" office:value-type="string">
            <text:p text:style-name="Standard">Hybrid-Forsythie</text:p>
            <text:p text:style-name="Standard">Link: http://de.wikipedia.org/wiki/Forsythie (Forsythia viridissima)</text:p>
          </table:table-cell>
        </table:table-row>
        <table:table-row>
          <table:table-cell table:style-name="Tabelle1.A2" office:value-type="string">
            <text:p text:style-name="Standard"><text:bookmark-start text:name="__DdeLink__1963_327411969"/>Gefäßpflanzen (Tracheophyta)<text:bookmark-end text:name="__DdeLink__1963_327411969"/></text:p>
          </table:table-cell>
          <table:table-cell table:style-name="Tabelle1.A2" office:value-type="string">
            <text:p text:style-name="Standard"><text:bookmark-start text:name="__DdeLink__1961_327411969"/>Kerneudikotyledonen Asteriden Euasteriden I<text:bookmark-end text:name="__DdeLink__1961_327411969"/></text:p>
          </table:table-cell>
          <table:table-cell table:style-name="Tabelle1.A2" office:value-type="string">
            <text:p text:style-name="Standard"><text:bookmark-start text:name="__DdeLink__1959_327411969"/>Lippenblütlerartige (Lamiales)<text:bookmark-end text:name="__DdeLink__1959_327411969"/></text:p>
          </table:table-cell>
          <table:table-cell table:style-name="Tabelle1.A2" office:value-type="string">
            <text:p text:style-name="Standard">Ölbaumgewächse (Oleaceae)</text:p>
          </table:table-cell>
          <table:table-cell table:style-name="Tabelle1.A2" office:value-type="string">
            <text:p text:style-name="Standard">Flieder (Syringa)</text:p>
          </table:table-cell>
          <table:table-cell table:style-name="Tabelle1.F2" office:value-type="string">
            <text:p text:style-name="Standard">Gemeiner Flieder (Syringa vulgaris)</text:p>
          </table:table-cell>
        </table:table-row>
        <text:soft-page-break/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Kerneudikotyledonen Asteriden Euasteriden I</text:p>
          </table:table-cell>
          <table:table-cell table:style-name="Tabelle1.A2" office:value-type="string">
            <text:p text:style-name="Standard">Lippenblütlerartige (Lamiales)</text:p>
          </table:table-cell>
          <table:table-cell table:style-name="Tabelle1.A2" office:value-type="string">
            <text:p text:style-name="Standard"><text:bookmark-start text:name="__DdeLink__833_1298182659"/>Lippenblütler (Lamiaceae)<text:bookmark-end text:name="__DdeLink__833_1298182659"/></text:p>
          </table:table-cell>
          <table:table-cell table:style-name="Tabelle1.A2" office:value-type="string">
            <text:p text:style-name="Standard"><text:bookmark-start text:name="__DdeLink__831_1298182659"/>Taubnesseln (Lamium)<text:bookmark-end text:name="__DdeLink__831_1298182659"/></text:p>
          </table:table-cell>
          <table:table-cell table:style-name="Tabelle1.F2" office:value-type="string">
            <text:p text:style-name="Standard">Weiße Taubnessel (Lamium album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Kerneudikotyledonen Asteriden Euasteriden I</text:p>
          </table:table-cell>
          <table:table-cell table:style-name="Tabelle1.A2" office:value-type="string">
            <text:p text:style-name="Standard">Lippenblütlerartige (Lamiales)</text:p>
          </table:table-cell>
          <table:table-cell table:style-name="Tabelle1.A2" office:value-type="string">
            <text:p text:style-name="Standard">Lippenblütler (Lamiaceae)</text:p>
          </table:table-cell>
          <table:table-cell table:style-name="Tabelle1.A2" office:value-type="string">
            <text:p text:style-name="Standard">Taubnesseln (Lamium)</text:p>
          </table:table-cell>
          <table:table-cell table:style-name="Tabelle1.F2" office:value-type="string">
            <text:p text:style-name="Standard">Gefleckte Taubnessel (Lamium maculatum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Kerneudikotyledonen Asteriden Euasteriden I</text:p>
          </table:table-cell>
          <table:table-cell table:style-name="Tabelle1.A2" office:value-type="string">
            <text:p text:style-name="Standard">Lippenblütlerartige (Lamiales)</text:p>
          </table:table-cell>
          <table:table-cell table:style-name="Tabelle1.A2" office:value-type="string">
            <text:p text:style-name="Standard">Lippenblütler (Lamiaceae)</text:p>
          </table:table-cell>
          <table:table-cell table:style-name="Tabelle1.A2" office:value-type="string">
            <text:p text:style-name="Standard">Taubnesseln (Lamium)</text:p>
          </table:table-cell>
          <table:table-cell table:style-name="Tabelle1.F2" office:value-type="string">
            <text:p text:style-name="Standard">Stängelumfassende Taubnessel (Lamium amplexicaule)</text:p>
          </table:table-cell>
        </table:table-row>
        <table:table-row>
          <table:table-cell table:style-name="Tabelle1.A2" office:value-type="string">
            <text:p text:style-name="Standard"><text:bookmark-start text:name="__DdeLink__3893_1113261401"/>Gefäßpflanzen (Tracheophyta)<text:bookmark-end text:name="__DdeLink__3893_1113261401"/></text:p>
          </table:table-cell>
          <table:table-cell table:style-name="Tabelle1.A2" office:value-type="string">
            <text:p text:style-name="Standard"><text:bookmark-start text:name="__DdeLink__3891_1113261401"/>Kerneudikotyledonen Asteriden Euasteriden I<text:bookmark-end text:name="__DdeLink__3891_1113261401"/></text:p>
          </table:table-cell>
          <table:table-cell table:style-name="Tabelle1.A2" office:value-type="string">
            <text:p text:style-name="Standard"><text:bookmark-start text:name="__DdeLink__3889_1113261401"/>Lippenblütlerartige (Lamiales)<text:bookmark-end text:name="__DdeLink__3889_1113261401"/></text:p>
          </table:table-cell>
          <table:table-cell table:style-name="Tabelle1.A2" office:value-type="string">
            <text:p text:style-name="Standard">Lippenblütler (Lamiaceae)</text:p>
          </table:table-cell>
          <table:table-cell table:style-name="Tabelle1.A2" office:value-type="string">
            <text:p text:style-name="Standard">Taubnesseln (Lamium)</text:p>
          </table:table-cell>
          <table:table-cell table:style-name="Tabelle1.F2" office:value-type="string">
            <text:p text:style-name="Standard">Gewöhnliche Goldnessel (Lamium galeobdolon)</text:p>
          </table:table-cell>
        </table:table-row>
        <table:table-row>
          <table:table-cell table:style-name="Tabelle1.A2" office:value-type="string">
            <text:p text:style-name="Standard"><text:bookmark-start text:name="__DdeLink__3901_1113261401"/>Gefäßpflanzen (Tracheophyta)<text:bookmark-end text:name="__DdeLink__3901_1113261401"/></text:p>
          </table:table-cell>
          <table:table-cell table:style-name="Tabelle1.A2" office:value-type="string">
            <text:p text:style-name="Standard"><text:bookmark-start text:name="__DdeLink__3899_1113261401"/>Kerneudikotyledonen Asteriden Euasteriden I<text:bookmark-end text:name="__DdeLink__3899_1113261401"/></text:p>
          </table:table-cell>
          <table:table-cell table:style-name="Tabelle1.A2" office:value-type="string">
            <text:p text:style-name="Standard"><text:bookmark-start text:name="__DdeLink__3897_1113261401"/>Lippenblütlerartige (Lamiales)<text:bookmark-end text:name="__DdeLink__3897_1113261401"/></text:p>
          </table:table-cell>
          <table:table-cell table:style-name="Tabelle1.A2" office:value-type="string">
            <text:p text:style-name="Standard"><text:bookmark-start text:name="__DdeLink__3895_1113261401"/>Lippenblütler (Lamiaceae)<text:bookmark-end text:name="__DdeLink__3895_1113261401"/></text:p>
          </table:table-cell>
          <table:table-cell table:style-name="Tabelle1.A2" office:value-type="string">
            <text:p text:style-name="Standard">Salbei (Salvia)</text:p>
          </table:table-cell>
          <table:table-cell table:style-name="Tabelle1.F2" office:value-type="string">
            <text:p text:style-name="Standard">Wiesensalbei (Salvia pratensis)</text:p>
          </table:table-cell>
        </table:table-row>
        <table:table-row table:style-name="Tabelle1.149">
          <table:table-cell table:style-name="Tabelle1.A2" office:value-type="string">
            <text:p text:style-name="Standard"><text:bookmark-start text:name="__DdeLink__3907_1113261401"/>Gefäßpflanzen (Tracheophyta)<text:bookmark-end text:name="__DdeLink__3907_1113261401"/></text:p>
          </table:table-cell>
          <table:table-cell table:style-name="Tabelle1.A2" office:value-type="string">
            <text:p text:style-name="Standard"><text:bookmark-start text:name="__DdeLink__3905_1113261401"/>Kerneudikotyledonen Asteriden Euasteriden I<text:bookmark-end text:name="__DdeLink__3905_1113261401"/></text:p>
          </table:table-cell>
          <table:table-cell table:style-name="Tabelle1.A2" office:value-type="string">
            <text:p text:style-name="Standard"><text:bookmark-start text:name="__DdeLink__3903_1113261401"/>Lippenblütlerartige (Lamiales)<text:bookmark-end text:name="__DdeLink__3903_1113261401"/></text:p>
          </table:table-cell>
          <table:table-cell table:style-name="Tabelle1.A2" office:value-type="string">
            <text:p text:style-name="Standard">Lippenblütler (Lamiaceae)</text:p>
          </table:table-cell>
          <table:table-cell table:style-name="Tabelle1.A2" office:value-type="string">
            <text:p text:style-name="Standard">Braunellen (Prunella)</text:p>
          </table:table-cell>
          <table:table-cell table:style-name="Tabelle1.F2" office:value-type="string">
            <text:p text:style-name="Standard">Kleine Braunelle (Prunella vulgaris)</text:p>
          </table:table-cell>
        </table:table-row>
        <table:table-row table:style-name="Tabelle1.150">
          <table:table-cell table:style-name="Tabelle1.A2" office:value-type="string">
            <text:p text:style-name="Standard"><text:bookmark-start text:name="__DdeLink__4265_1113261401"/><text:bookmark-start text:name="__DdeLink__3913_1113261401"/>Gefäßpflanzen (Tracheophyta)<text:bookmark-end text:name="__DdeLink__4265_1113261401"/><text:bookmark-end text:name="__DdeLink__3913_1113261401"/></text:p>
          </table:table-cell>
          <table:table-cell table:style-name="Tabelle1.A2" office:value-type="string">
            <text:p text:style-name="Standard"><text:bookmark-start text:name="__DdeLink__4263_1113261401"/><text:bookmark-start text:name="__DdeLink__3911_1113261401"/>Kerneudikotyledonen Asteriden Euasteriden I<text:bookmark-end text:name="__DdeLink__4263_1113261401"/><text:bookmark-end text:name="__DdeLink__3911_1113261401"/></text:p>
          </table:table-cell>
          <table:table-cell table:style-name="Tabelle1.A2" office:value-type="string">
            <text:p text:style-name="Standard"><text:bookmark-start text:name="__DdeLink__4261_1113261401"/><text:bookmark-start text:name="__DdeLink__3909_1113261401"/>Lippenblütlerartige (Lamiales)<text:bookmark-end text:name="__DdeLink__4261_1113261401"/><text:bookmark-end text:name="__DdeLink__3909_1113261401"/></text:p>
          </table:table-cell>
          <table:table-cell table:style-name="Tabelle1.A2" office:value-type="string">
            <text:p text:style-name="Standard"><text:bookmark-start text:name="__DdeLink__4259_1113261401"/>Lippenblütler (Lamiaceae)<text:bookmark-end text:name="__DdeLink__4259_1113261401"/></text:p>
          </table:table-cell>
          <table:table-cell table:style-name="Tabelle1.A2" office:value-type="string">
            <text:p text:style-name="Standard">Katzenminzen (Nepeta)</text:p>
          </table:table-cell>
          <table:table-cell table:style-name="Tabelle1.F2" office:value-type="string">
            <text:p text:style-name="Standard">Echte Katzenminze (Nepeta cataria)</text:p>
          </table:table-cell>
        </table:table-row>
        <table:table-row table:style-name="Tabelle1.150"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Kerneudikotyledonen Asteriden Euasteriden I</text:p>
          </table:table-cell>
          <table:table-cell table:style-name="Tabelle1.A2" office:value-type="string">
            <text:p text:style-name="Standard">Lippenblütlerartige (Lamiales)</text:p>
          </table:table-cell>
          <table:table-cell table:style-name="Tabelle1.A2" office:value-type="string">
            <text:p text:style-name="Standard">Wegerichgewächse (Plantaginaceae)</text:p>
          </table:table-cell>
          <table:table-cell table:style-name="Tabelle1.A2" office:value-type="string">
            <text:p text:style-name="Standard">Wegeriche (Plantago)</text:p>
          </table:table-cell>
          <table:table-cell table:style-name="Tabelle1.F2" office:value-type="string">
            <text:p text:style-name="Standard">Breitwegerich (Plantago major)</text:p>
          </table:table-cell>
        </table:table-row>
        <table:table-row table:style-name="Tabelle1.150">
          <table:table-cell table:style-name="Tabelle1.A2" office:value-type="string">
            <text:p text:style-name="Standard"><text:bookmark-start text:name="__DdeLink__3925_1113261401"/><text:bookmark-start text:name="__DdeLink__3919_1113261401"/>Gefäßpflanzen (Tracheophyta)<text:bookmark-end text:name="__DdeLink__3925_1113261401"/><text:bookmark-end text:name="__DdeLink__3919_1113261401"/></text:p>
          </table:table-cell>
          <table:table-cell table:style-name="Tabelle1.A2" office:value-type="string">
            <text:p text:style-name="Standard"><text:bookmark-start text:name="__DdeLink__3923_1113261401"/><text:bookmark-start text:name="__DdeLink__3917_1113261401"/>Kerneudikotyledonen Asteriden Euasteriden I<text:bookmark-end text:name="__DdeLink__3923_1113261401"/><text:bookmark-end text:name="__DdeLink__3917_1113261401"/></text:p>
          </table:table-cell>
          <table:table-cell table:style-name="Tabelle1.A2" office:value-type="string">
            <text:p text:style-name="Standard"><text:bookmark-start text:name="__DdeLink__3921_1113261401"/><text:bookmark-start text:name="__DdeLink__3915_1113261401"/>Lippenblütlerartige (Lamiales)<text:bookmark-end text:name="__DdeLink__3921_1113261401"/><text:bookmark-end text:name="__DdeLink__3915_1113261401"/></text:p>
          </table:table-cell>
          <table:table-cell table:style-name="Tabelle1.A2" office:value-type="string">
            <text:p text:style-name="Standard">Wegerichgewächse (Plantaginaceae)</text:p>
          </table:table-cell>
          <table:table-cell table:style-name="Tabelle1.A2" office:value-type="string">
            <text:p text:style-name="Standard">Fingerhüte (Digitalis)</text:p>
          </table:table-cell>
          <table:table-cell table:style-name="Tabelle1.F2" office:value-type="string">
            <text:p text:style-name="Standard">Roter Fingerhut (Digitalis purpurea)</text:p>
          </table:table-cell>
        </table:table-row>
        <table:table-row table:style-name="Tabelle1.1">
          <table:table-cell table:style-name="Tabelle1.A2" office:value-type="string">
            <text:p text:style-name="Standard"><text:bookmark-start text:name="__DdeLink__3935_1113261401"/>Gefäßpflanzen (Tracheophyta)<text:bookmark-end text:name="__DdeLink__3935_1113261401"/></text:p>
          </table:table-cell>
          <table:table-cell table:style-name="Tabelle1.A2" office:value-type="string">
            <text:p text:style-name="Standard"><text:bookmark-start text:name="__DdeLink__3933_1113261401"/>Kerneudikotyledonen Asteriden Euasteriden I<text:bookmark-end text:name="__DdeLink__3933_1113261401"/></text:p>
          </table:table-cell>
          <table:table-cell table:style-name="Tabelle1.A2" office:value-type="string">
            <text:p text:style-name="Standard"><text:bookmark-start text:name="__DdeLink__3931_1113261401"/>Lippenblütlerartige (Lamiales)<text:bookmark-end text:name="__DdeLink__3931_1113261401"/></text:p>
          </table:table-cell>
          <table:table-cell table:style-name="Tabelle1.A2" office:value-type="string">
            <text:p text:style-name="Standard">Wegerichgewächse (Plantaginaceae)</text:p>
          </table:table-cell>
          <table:table-cell table:style-name="Tabelle1.A2" office:value-type="string">
            <text:p text:style-name="Standard">Ehrenpreis (Veronica)</text:p>
          </table:table-cell>
          <table:table-cell table:style-name="Tabelle1.F2" office:value-type="string">
            <text:p text:style-name="Standard">Gamander-Ehrenpreis (Veronica chamaedrys)</text:p>
          </table:table-cell>
        </table:table-row>
        <table:table-row table:style-name="Tabelle1.1"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Kerneudikotyledonen Asteriden Euasteriden I</text:p>
          </table:table-cell>
          <table:table-cell table:style-name="Tabelle1.A2" office:value-type="string">
            <text:p text:style-name="Standard">Lippenblütlerartige (Lamiales)</text:p>
          </table:table-cell>
          <table:table-cell table:style-name="Tabelle1.A2" office:value-type="string">
            <text:p text:style-name="Standard">Wegerichgewächse (Plantaginaceae)</text:p>
          </table:table-cell>
          <table:table-cell table:style-name="Tabelle1.A2" office:value-type="string">
            <text:p text:style-name="Standard">Leinkräuter (Linaria)</text:p>
          </table:table-cell>
          <table:table-cell table:style-name="Tabelle1.F2" office:value-type="string">
            <text:p text:style-name="Standard">Echtes Leinkraut (Linaria vulgaris)</text:p>
          </table:table-cell>
        </table:table-row>
        <table:table-row table:style-name="Tabelle1.149">
          <table:table-cell table:style-name="Tabelle1.A2" office:value-type="string">
            <text:p text:style-name="Standard"><text:bookmark-start text:name="__DdeLink__3943_1113261401"/><text:bookmark-start text:name="__DdeLink__3929_1113261401"/>Gefäßpflanzen (Tracheophyta)<text:bookmark-end text:name="__DdeLink__3943_1113261401"/><text:bookmark-end text:name="__DdeLink__3929_1113261401"/></text:p>
          </table:table-cell>
          <table:table-cell table:style-name="Tabelle1.A2" office:value-type="string">
            <text:p text:style-name="Standard"><text:bookmark-start text:name="__DdeLink__3941_1113261401"/><text:bookmark-start text:name="__DdeLink__3927_1113261401"/>Kerneudikotyledonen Asteriden Euasteriden I<text:bookmark-end text:name="__DdeLink__3941_1113261401"/><text:bookmark-end text:name="__DdeLink__3927_1113261401"/></text:p>
          </table:table-cell>
          <table:table-cell table:style-name="Tabelle1.A2" office:value-type="string">
            <text:p text:style-name="Standard"><text:bookmark-start text:name="__DdeLink__3939_1113261401"/>Lippenblütlerartige (Lamiales)<text:bookmark-end text:name="__DdeLink__3939_1113261401"/></text:p>
          </table:table-cell>
          <table:table-cell table:style-name="Tabelle1.A2" office:value-type="string">
            <text:p text:style-name="Standard">Sommerwurzgewächse (Orobanchaceae)</text:p>
          </table:table-cell>
          <table:table-cell table:style-name="Tabelle1.A2" office:value-type="string">
            <text:p text:style-name="Standard">Klappertöpfe (Rhinanthus)</text:p>
          </table:table-cell>
          <table:table-cell table:style-name="Tabelle1.F2" office:value-type="string">
            <text:p text:style-name="Standard">Großer Klappertopf (Rhinanthus angustifolius)</text:p>
          </table:table-cell>
        </table:table-row>
        <table:table-row table:style-name="Tabelle1.149"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Kerneudikotyledonen Asteriden Euasteriden I</text:p>
          </table:table-cell>
          <table:table-cell table:style-name="Tabelle1.A2" office:value-type="string">
            <text:p text:style-name="Standard">Lippenblütlerartige (Lamiales)</text:p>
          </table:table-cell>
          <table:table-cell table:style-name="Tabelle1.A2" office:value-type="string">
            <text:p text:style-name="Standard">Wasserschlauchgewächse (Lentibulariaceae)</text:p>
          </table:table-cell>
          <table:table-cell table:style-name="Tabelle1.A2" office:value-type="string">
            <text:p text:style-name="Standard">Wasserschläuche (Utricularia)</text:p>
          </table:table-cell>
          <table:table-cell table:style-name="Tabelle1.F2" office:value-type="string">
            <text:p text:style-name="Standard">Gewöhnlicher Wasserschlauch (Utricularia vulgaris)</text:p>
          </table:table-cell>
        </table:table-row>
        <table:table-row table:style-name="Tabelle1.149">
          <table:table-cell table:style-name="Tabelle1.A2" office:value-type="string">
            <text:p text:style-name="Standard"><text:bookmark-start text:name="__DdeLink__4217_1113261401"/><text:bookmark-start text:name="__DdeLink__3947_1113261401"/>Gefäßpflanzen (Tracheophyta)<text:bookmark-end text:name="__DdeLink__4217_1113261401"/><text:bookmark-end text:name="__DdeLink__3947_1113261401"/></text:p>
          </table:table-cell>
          <table:table-cell table:style-name="Tabelle1.A2" office:value-type="string">
            <text:p text:style-name="Standard"><text:bookmark-start text:name="__DdeLink__4215_1113261401"/><text:bookmark-start text:name="__DdeLink__3945_1113261401"/>Kerneudikotyledonen Asteriden Euasteriden I<text:bookmark-end text:name="__DdeLink__4215_1113261401"/><text:bookmark-end text:name="__DdeLink__3945_1113261401"/></text:p>
          </table:table-cell>
          <table:table-cell table:style-name="Tabelle1.A2" office:value-type="string">
            <text:p text:style-name="Standard">Lippenblütlerartige (Lamiales)</text:p>
          </table:table-cell>
          <table:table-cell table:style-name="Tabelle1.A2" office:value-type="string">
            <text:p text:style-name="Standard">Braunwurzgewächse (Scrophulariaceae)</text:p>
          </table:table-cell>
          <table:table-cell table:style-name="Tabelle1.A2" office:value-type="string">
            <text:p text:style-name="Standard">Königskerzen (Verbascum)</text:p>
          </table:table-cell>
          <table:table-cell table:style-name="Tabelle1.F2" office:value-type="string">
            <text:p text:style-name="Standard">Kleinblütige Königskerze (Verbascum thapsus)</text:p>
          </table:table-cell>
        </table:table-row>
        <table:table-row table:style-name="Tabelle1.149">
          <table:table-cell table:style-name="Tabelle1.A2" office:value-type="string">
            <text:p text:style-name="Standard"><text:bookmark-start text:name="__DdeLink__4239_1113261401"/>Gefäßpflanzen (Tracheophyta)<text:bookmark-end text:name="__DdeLink__4239_1113261401"/></text:p>
          </table:table-cell>
          <table:table-cell table:style-name="Tabelle1.A2" office:value-type="string">
            <text:p text:style-name="Standard"><text:bookmark-start text:name="__DdeLink__4237_1113261401"/>Kerneudikotyledonen Asteriden Euasteriden I<text:bookmark-end text:name="__DdeLink__4237_1113261401"/></text:p>
          </table:table-cell>
          <table:table-cell table:style-name="Tabelle1.A2" office:value-type="string">
            <text:p text:style-name="Standard">Enzianartige (Gentianales)</text:p>
          </table:table-cell>
          <table:table-cell table:style-name="Tabelle1.A2" office:value-type="string">
            <text:p text:style-name="Standard">Enziangewächse (Gentianaceae)</text:p>
          </table:table-cell>
          <table:table-cell table:style-name="Tabelle1.A2" office:value-type="string">
            <text:p text:style-name="Standard">Enziane (Gentiana)</text:p>
          </table:table-cell>
          <table:table-cell table:style-name="Tabelle1.F2" office:value-type="string">
            <text:p text:style-name="Standard">Gelber Enzian (Gentiana lutea)</text:p>
          </table:table-cell>
        </table:table-row>
        <text:soft-page-break/>
        <table:table-row table:style-name="Tabelle1.149"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Kerneudikotyledonen Asteriden Euasteriden I</text:p>
          </table:table-cell>
          <table:table-cell table:style-name="Tabelle1.A2" office:value-type="string">
            <text:p text:style-name="Standard">Enzianartige (Gentianales)</text:p>
          </table:table-cell>
          <table:table-cell table:style-name="Tabelle1.A2" office:value-type="string">
            <text:p text:style-name="Standard">Rötegewächse (Rubiaceae)</text:p>
          </table:table-cell>
          <table:table-cell table:style-name="Tabelle1.A2" office:value-type="string">
            <text:p text:style-name="Standard">Labkräuter (Galium)</text:p>
          </table:table-cell>
          <table:table-cell table:style-name="Tabelle1.F2" office:value-type="string">
            <text:p text:style-name="Standard">Waldmeister (Galium odoratum)</text:p>
          </table:table-cell>
        </table:table-row>
        <table:table-row table:style-name="Tabelle1.149">
          <table:table-cell table:style-name="Tabelle1.A2" office:value-type="string">
            <text:p text:style-name="Standard"><text:bookmark-start text:name="__DdeLink__4243_11132614011"/>Gefäßpflanzen (Tracheophyta)<text:bookmark-end text:name="__DdeLink__4243_11132614011"/></text:p>
          </table:table-cell>
          <table:table-cell table:style-name="Tabelle1.A2" office:value-type="string">
            <text:p text:style-name="Standard"><text:bookmark-start text:name="__DdeLink__4241_11132614011"/>Kerneudikotyledonen Asteriden Euasteriden I<text:bookmark-end text:name="__DdeLink__4241_11132614011"/></text:p>
          </table:table-cell>
          <table:table-cell table:style-name="Tabelle1.A2" office:value-type="string">
            <text:p text:style-name="Standard">Polemoniales</text:p>
          </table:table-cell>
          <table:table-cell table:style-name="Tabelle1.A2" office:value-type="string">
            <text:p text:style-name="Standard">Raublattgewächse (Boraginaceae)</text:p>
          </table:table-cell>
          <table:table-cell table:style-name="Tabelle1.A2" office:value-type="string">
            <text:p text:style-name="Standard">Natternkopf (Echium)</text:p>
          </table:table-cell>
          <table:table-cell table:style-name="Tabelle1.F2" office:value-type="string">
            <text:p text:style-name="Standard">Gewöhnlicher Natternkopf (Echium vulgare)</text:p>
          </table:table-cell>
        </table:table-row>
        <table:table-row table:style-name="Tabelle1.149">
          <table:table-cell table:style-name="Tabelle1.A2" office:value-type="string">
            <text:p text:style-name="Standard"><text:bookmark-start text:name="__DdeLink__3957_1113261401"/>Gefäßpflanzen (Tracheophyta)<text:bookmark-end text:name="__DdeLink__3957_1113261401"/></text:p>
          </table:table-cell>
          <table:table-cell table:style-name="Tabelle1.A2" office:value-type="string">
            <text:p text:style-name="Standard"><text:bookmark-start text:name="__DdeLink__3955_1113261401"/>Kerneudikotyledonen Asteriden Euasteriden II<text:bookmark-end text:name="__DdeLink__3955_1113261401"/></text:p>
          </table:table-cell>
          <table:table-cell table:style-name="Tabelle1.A2" office:value-type="string">
            <text:p text:style-name="Standard"><text:bookmark-start text:name="__DdeLink__3953_1113261401"/>Kardenartige (Dipsacales)<text:bookmark-end text:name="__DdeLink__3953_1113261401"/></text:p>
          </table:table-cell>
          <table:table-cell table:style-name="Tabelle1.A2" office:value-type="string">
            <text:p text:style-name="Standard"><text:bookmark-start text:name="__DdeLink__3951_1113261401"/>Moschuskrautgewächse (Adoxaceae)<text:bookmark-end text:name="__DdeLink__3951_1113261401"/></text:p>
          </table:table-cell>
          <table:table-cell table:style-name="Tabelle1.A2" office:value-type="string">
            <text:p text:style-name="Standard"><text:bookmark-start text:name="__DdeLink__3949_1113261401"/>Holunder (Sambucus)<text:bookmark-end text:name="__DdeLink__3949_1113261401"/></text:p>
          </table:table-cell>
          <table:table-cell table:style-name="Tabelle1.F2" office:value-type="string">
            <text:p text:style-name="Standard">Schwarzer Holunder (Sambucus nigra)</text:p>
          </table:table-cell>
        </table:table-row>
        <table:table-row>
          <table:table-cell table:style-name="Tabelle1.A2" office:value-type="string">
            <text:p text:style-name="Standard"><text:bookmark-start text:name="__DdeLink__3963_1113261401"/>Gefäßpflanzen (Tracheophyta)<text:bookmark-end text:name="__DdeLink__3963_1113261401"/></text:p>
          </table:table-cell>
          <table:table-cell table:style-name="Tabelle1.A2" office:value-type="string">
            <text:p text:style-name="Standard"><text:bookmark-start text:name="__DdeLink__3961_1113261401"/>Kerneudikotyledonen Asteriden Euasteriden II<text:bookmark-end text:name="__DdeLink__3961_1113261401"/></text:p>
          </table:table-cell>
          <table:table-cell table:style-name="Tabelle1.A2" office:value-type="string">
            <text:p text:style-name="Standard"><text:bookmark-start text:name="__DdeLink__3959_1113261401"/>Kardenartige (Dipsacales)<text:bookmark-end text:name="__DdeLink__3959_1113261401"/></text:p>
          </table:table-cell>
          <table:table-cell table:style-name="Tabelle1.A2" office:value-type="string">
            <text:p text:style-name="Standard">Moschuskrautgewächse (Adoxaceae)</text:p>
          </table:table-cell>
          <table:table-cell table:style-name="Tabelle1.A2" office:value-type="string">
            <text:p text:style-name="Standard">Holunder (Sambucus)</text:p>
          </table:table-cell>
          <table:table-cell table:style-name="Tabelle1.F2" office:value-type="string">
            <text:p text:style-name="Standard">Roter Holunder (Sambucus racemosa)</text:p>
          </table:table-cell>
        </table:table-row>
        <table:table-row>
          <table:table-cell table:style-name="Tabelle1.A2" office:value-type="string">
            <text:p text:style-name="Standard"><text:bookmark-start text:name="__DdeLink__4269_1113261401"/>Gefäßpflanzen (Tracheophyta)<text:bookmark-end text:name="__DdeLink__4269_1113261401"/></text:p>
          </table:table-cell>
          <table:table-cell table:style-name="Tabelle1.A2" office:value-type="string">
            <text:p text:style-name="Standard"><text:bookmark-start text:name="__DdeLink__4267_1113261401"/>Kerneudikotyledonen Asteriden Euasteriden II<text:bookmark-end text:name="__DdeLink__4267_1113261401"/></text:p>
          </table:table-cell>
          <table:table-cell table:style-name="Tabelle1.A2" office:value-type="string">
            <text:p text:style-name="Standard">Kardenartige (Dipsacales)</text:p>
          </table:table-cell>
          <table:table-cell table:style-name="Tabelle1.A2" office:value-type="string">
            <text:p text:style-name="Standard">Geißblattgewächse (Caprifoliaceae)</text:p>
          </table:table-cell>
          <table:table-cell table:style-name="Tabelle1.A2" office:value-type="string">
            <text:p text:style-name="Standard">Heckenkirschen (Lonicera)</text:p>
          </table:table-cell>
          <table:table-cell table:style-name="Tabelle1.F2" office:value-type="string">
            <text:p text:style-name="Standard">Waldgeißblatt (Lonicera periclymenum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Kerneudikotyledonen Asteriden Euasteriden II</text:p>
          </table:table-cell>
          <table:table-cell table:style-name="Tabelle1.A2" office:value-type="string">
            <text:p text:style-name="Standard">Kardenartige (Dipsacales)</text:p>
          </table:table-cell>
          <table:table-cell table:style-name="Tabelle1.A2" office:value-type="string">
            <text:p text:style-name="Standard">Baldriangewächse (Valerianaceae)</text:p>
          </table:table-cell>
          <table:table-cell table:style-name="Tabelle1.A2" office:value-type="string">
            <text:p text:style-name="Standard">Feldsalat (Valerianella)</text:p>
          </table:table-cell>
          <table:table-cell table:style-name="Tabelle1.F2" office:value-type="string">
            <text:p text:style-name="Standard">Gewöhnlicher Feldsalat (Valerianella locusta)</text:p>
          </table:table-cell>
        </table:table-row>
        <table:table-row>
          <table:table-cell table:style-name="Tabelle1.A2" office:value-type="string">
            <text:p text:style-name="Standard"><text:bookmark-start text:name="__DdeLink__4205_1113261401"/>Gefäßpflanzen (Tracheophyta)<text:bookmark-end text:name="__DdeLink__4205_1113261401"/></text:p>
          </table:table-cell>
          <table:table-cell table:style-name="Tabelle1.A2" office:value-type="string">
            <text:p text:style-name="Standard"><text:bookmark-start text:name="__DdeLink__4203_1113261401"/>Bedecktsamer (Magnoliopsida) Eudikotyledonen Kerneudikotyledonen Asteriden<text:bookmark-end text:name="__DdeLink__4203_1113261401"/></text:p>
          </table:table-cell>
          <table:table-cell table:style-name="Tabelle1.A2" office:value-type="string">
            <text:p text:style-name="Standard">Heidekrautartige (Ericales)</text:p>
          </table:table-cell>
          <table:table-cell table:style-name="Tabelle1.A2" office:value-type="string">
            <text:p text:style-name="Standard">Heidekrautgewächse (Ericaceae)</text:p>
          </table:table-cell>
          <table:table-cell table:style-name="Tabelle1.A2" office:value-type="string">
            <text:p text:style-name="Standard">Wintergrün (Pyrola)</text:p>
          </table:table-cell>
          <table:table-cell table:style-name="Tabelle1.F2" office:value-type="string">
            <text:p text:style-name="Standard">Kleines Wintergrün (Pyrola minor)</text:p>
          </table:table-cell>
        </table:table-row>
        <table:table-row>
          <table:table-cell table:style-name="Tabelle1.A2" office:value-type="string">
            <text:p text:style-name="Standard"><text:bookmark-start text:name="__DdeLink__4211_1113261401"/>Gefäßpflanzen (Tracheophyta)<text:bookmark-end text:name="__DdeLink__4211_1113261401"/></text:p>
          </table:table-cell>
          <table:table-cell table:style-name="Tabelle1.A2" office:value-type="string">
            <text:p text:style-name="Standard"><text:bookmark-start text:name="__DdeLink__4209_1113261401"/>Bedecktsamer (Magnoliopsida) Eudikotyledonen Kerneudikotyledonen Asteriden<text:bookmark-end text:name="__DdeLink__4209_1113261401"/></text:p>
          </table:table-cell>
          <table:table-cell table:style-name="Tabelle1.A2" office:value-type="string">
            <text:p text:style-name="Standard"><text:bookmark-start text:name="__DdeLink__4207_1113261401"/>Heidekrautartige (Ericales)<text:bookmark-end text:name="__DdeLink__4207_1113261401"/></text:p>
          </table:table-cell>
          <table:table-cell table:style-name="Tabelle1.A2" office:value-type="string">
            <text:p text:style-name="Standard">Heidekrautgewächse (Ericaceae)</text:p>
          </table:table-cell>
          <table:table-cell table:style-name="Tabelle1.A2" office:value-type="string">
            <text:p text:style-name="Standard">Heidelbeeren (Vaccinium)</text:p>
          </table:table-cell>
          <table:table-cell table:style-name="Tabelle1.F2" office:value-type="string">
            <text:p text:style-name="Standard">Preiselbeere (Vaccinium vitis-idaea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 Kerneudikotyledonen Asteriden</text:p>
          </table:table-cell>
          <table:table-cell table:style-name="Tabelle1.A2" office:value-type="string">
            <text:p text:style-name="Standard">Heidekrautartige (Ericales)</text:p>
          </table:table-cell>
          <table:table-cell table:style-name="Tabelle1.A2" office:value-type="string">
            <text:p text:style-name="Standard">Heidekrautgewächse (Ericaceae)</text:p>
          </table:table-cell>
          <table:table-cell table:style-name="Tabelle1.A2" office:value-type="string">
            <text:p text:style-name="Standard">Heidelbeeren (Vaccinium)</text:p>
          </table:table-cell>
          <table:table-cell table:style-name="Tabelle1.F2" office:value-type="string">
            <text:p text:style-name="Standard">Heidelbeere (Blaubeere) (Vaccinium myrtillus)</text:p>
          </table:table-cell>
        </table:table-row>
        <table:table-row>
          <table:table-cell table:style-name="Tabelle1.A2" office:value-type="string">
            <text:p text:style-name="Standard"><text:bookmark-start text:name="__DdeLink__4197_1113261401"/>Gefäßpflanzen (Tracheophyta)<text:bookmark-end text:name="__DdeLink__4197_1113261401"/></text:p>
          </table:table-cell>
          <table:table-cell table:style-name="Tabelle1.A2" office:value-type="string">
            <text:p text:style-name="Standard"><text:bookmark-start text:name="__DdeLink__4195_1113261401"/>Bedecktsamer (Magnoliopsida) Eudikotyledonen Kerneudikotyledonen Asteriden<text:bookmark-end text:name="__DdeLink__4195_1113261401"/></text:p>
          </table:table-cell>
          <table:table-cell table:style-name="Tabelle1.A2" office:value-type="string">
            <text:p text:style-name="Standard">Heidekrautartige (Ericales)</text:p>
          </table:table-cell>
          <table:table-cell table:style-name="Tabelle1.A2" office:value-type="string">
            <text:p text:style-name="Standard">Primelgewächse (Primulaceae)</text:p>
          </table:table-cell>
          <table:table-cell table:style-name="Tabelle1.A2" office:value-type="string">
            <text:p text:style-name="Standard">Primeln (Primula)</text:p>
          </table:table-cell>
          <table:table-cell table:style-name="Tabelle1.F2" office:value-type="string">
            <text:p text:style-name="Standard">Echte Schlüsselblume (Primula veris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<text:soft-page-break/>Eudikotyledonen Kerneudikotyledonen Asteriden</text:p>
          </table:table-cell>
          <table:table-cell table:style-name="Tabelle1.A2" office:value-type="string">
            <text:p text:style-name="Standard">Heidekrautartige (Ericales)</text:p>
          </table:table-cell>
          <table:table-cell table:style-name="Tabelle1.A2" office:value-type="string">
            <text:p text:style-name="Standard">Primelgewächse (Primulaceae)</text:p>
          </table:table-cell>
          <table:table-cell table:style-name="Tabelle1.A2" office:value-type="string">
            <text:p text:style-name="Standard">Primeln (Primula)</text:p>
          </table:table-cell>
          <table:table-cell table:style-name="Tabelle1.F2" office:value-type="string">
            <text:p text:style-name="Standard">Becher-Primel (Primula obconica)</text:p>
          </table:table-cell>
        </table:table-row>
        <table:table-row>
          <table:table-cell table:style-name="Tabelle1.A2" office:value-type="string">
            <text:p text:style-name="Standard"><text:bookmark-start text:name="__DdeLink__4223_1113261401"/><text:bookmark-start text:name="__DdeLink__801_1298182659"/>Gefäßpflanzen (Tracheophyta)<text:bookmark-end text:name="__DdeLink__4223_1113261401"/><text:bookmark-end text:name="__DdeLink__801_1298182659"/></text:p>
          </table:table-cell>
          <table:table-cell table:style-name="Tabelle1.A2" office:value-type="string">
            <text:p text:style-name="Standard"><text:bookmark-start text:name="__DdeLink__4221_1113261401"/><text:bookmark-start text:name="__DdeLink__799_1298182659"/>Bedecktsamer (Magnoliopsida) Eudikotyledonen Kerneudikotyledonen Asteriden<text:bookmark-end text:name="__DdeLink__4221_1113261401"/><text:bookmark-end text:name="__DdeLink__799_1298182659"/></text:p>
          </table:table-cell>
          <table:table-cell table:style-name="Tabelle1.A2" office:value-type="string">
            <text:p text:style-name="Standard">Heidekrautartige (Ericales)</text:p>
          </table:table-cell>
          <table:table-cell table:style-name="Tabelle1.A2" office:value-type="string">
            <text:p text:style-name="Standard">Primelgewächse (Primulaceae)</text:p>
          </table:table-cell>
          <table:table-cell table:style-name="Tabelle1.A2" office:value-type="string">
            <text:p text:style-name="Standard">Primeln (Primula)</text:p>
          </table:table-cell>
          <table:table-cell table:style-name="Tabelle1.F2" office:value-type="string">
            <text:p text:style-name="Standard">Aurikel (Primula auricula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 Kerneudikotyledonen Asteriden</text:p>
          </table:table-cell>
          <table:table-cell table:style-name="Tabelle1.A2" office:value-type="string">
            <text:p text:style-name="Standard">Heidekrautartige (Ericales)</text:p>
          </table:table-cell>
          <table:table-cell table:style-name="Tabelle1.A2" office:value-type="string">
            <text:p text:style-name="Standard">Primelgewächse (Primulaceae)</text:p>
          </table:table-cell>
          <table:table-cell table:style-name="Tabelle1.A2" office:value-type="string">
            <text:p text:style-name="Standard">Alpenglöckchen (Soldanella)</text:p>
          </table:table-cell>
          <table:table-cell table:style-name="Tabelle1.F2" office:value-type="string">
            <text:p text:style-name="Standard">Alpen-Soldanelle (Soldanella alpina)</text:p>
          </table:table-cell>
        </table:table-row>
        <table:table-row>
          <table:table-cell table:style-name="Tabelle1.A2" office:value-type="string">
            <text:p text:style-name="Standard"><text:bookmark-start text:name="__DdeLink__807_1298182659"/>Gefäßpflanzen (Tracheophyta)<text:bookmark-end text:name="__DdeLink__807_1298182659"/></text:p>
          </table:table-cell>
          <table:table-cell table:style-name="Tabelle1.A2" office:value-type="string">
            <text:p text:style-name="Standard"><text:bookmark-start text:name="__DdeLink__805_1298182659"/>Bedecktsamer (Magnoliopsida) Eudikotyledonen Kerneudikotyledonen Asteriden<text:bookmark-end text:name="__DdeLink__805_1298182659"/></text:p>
          </table:table-cell>
          <table:table-cell table:style-name="Tabelle1.A2" office:value-type="string">
            <text:p text:style-name="Standard"><text:bookmark-start text:name="__DdeLink__803_1298182659"/>Nachtschattenartige (Solanales)<text:bookmark-end text:name="__DdeLink__803_1298182659"/></text:p>
          </table:table-cell>
          <table:table-cell table:style-name="Tabelle1.A2" office:value-type="string">
            <text:p text:style-name="Standard">Nachtschattengewächse (Solanaceae)</text:p>
          </table:table-cell>
          <table:table-cell table:style-name="Tabelle1.A2" office:value-type="string">
            <text:p text:style-name="Standard">Nachtschatten (Solanum)</text:p>
          </table:table-cell>
          <table:table-cell table:style-name="Tabelle1.F2" office:value-type="string">
            <text:p text:style-name="Standard">Kartoffel (Solanum tuberosum)</text:p>
          </table:table-cell>
        </table:table-row>
        <table:table-row>
          <table:table-cell table:style-name="Tabelle1.A2" office:value-type="string">
            <text:p text:style-name="Standard"><text:bookmark-start text:name="__DdeLink__815_1298182659"/>Gefäßpflanzen (Tracheophyta)<text:bookmark-end text:name="__DdeLink__815_1298182659"/></text:p>
          </table:table-cell>
          <table:table-cell table:style-name="Tabelle1.A2" office:value-type="string">
            <text:p text:style-name="Standard"><text:bookmark-start text:name="__DdeLink__813_1298182659"/>Bedecktsamer (Magnoliopsida) Eudikotyledonen Kerneudikotyledonen Asteriden<text:bookmark-end text:name="__DdeLink__813_1298182659"/></text:p>
          </table:table-cell>
          <table:table-cell table:style-name="Tabelle1.A2" office:value-type="string">
            <text:p text:style-name="Standard"><text:bookmark-start text:name="__DdeLink__811_1298182659"/>Nachtschattenartige (Solanales)<text:bookmark-end text:name="__DdeLink__811_1298182659"/></text:p>
          </table:table-cell>
          <table:table-cell table:style-name="Tabelle1.A2" office:value-type="string">
            <text:p text:style-name="Standard"><text:bookmark-start text:name="__DdeLink__809_1298182659"/>Nachtschattengewächse (Solanaceae)<text:bookmark-end text:name="__DdeLink__809_1298182659"/></text:p>
          </table:table-cell>
          <table:table-cell table:style-name="Tabelle1.A2" office:value-type="string">
            <text:p text:style-name="Standard">Tollkirschen (Atropa)</text:p>
          </table:table-cell>
          <table:table-cell table:style-name="Tabelle1.F2" office:value-type="string">
            <text:p text:style-name="Standard">Schwarze Tollkirsche (Atropa belladonna)</text:p>
          </table:table-cell>
        </table:table-row>
        <table:table-row>
          <table:table-cell table:style-name="Tabelle1.A2" office:value-type="string">
            <text:p text:style-name="Standard"><text:bookmark-start text:name="__DdeLink__823_1298182659"/>Gefäßpflanzen (Tracheophyta)<text:bookmark-end text:name="__DdeLink__823_1298182659"/></text:p>
          </table:table-cell>
          <table:table-cell table:style-name="Tabelle1.A2" office:value-type="string">
            <text:p text:style-name="Standard"><text:bookmark-start text:name="__DdeLink__821_1298182659"/>Bedecktsamer (Magnoliopsida) Eudikotyledonen Kerneudikotyledonen Asteriden<text:bookmark-end text:name="__DdeLink__821_1298182659"/></text:p>
          </table:table-cell>
          <table:table-cell table:style-name="Tabelle1.A2" office:value-type="string">
            <text:p text:style-name="Standard"><text:bookmark-start text:name="__DdeLink__819_1298182659"/>Nachtschattenartige (Solanales)<text:bookmark-end text:name="__DdeLink__819_1298182659"/></text:p>
          </table:table-cell>
          <table:table-cell table:style-name="Tabelle1.A2" office:value-type="string">
            <text:p text:style-name="Standard"><text:bookmark-start text:name="__DdeLink__817_1298182659"/>Nachtschattengewächse (Solanaceae)<text:bookmark-end text:name="__DdeLink__817_1298182659"/></text:p>
          </table:table-cell>
          <table:table-cell table:style-name="Tabelle1.A2" office:value-type="string">
            <text:p text:style-name="Standard">Bilsenkräuter (Hyoscyamus)</text:p>
          </table:table-cell>
          <table:table-cell table:style-name="Tabelle1.F2" office:value-type="string">
            <text:p text:style-name="Standard">Schwarzes Bilsenkraut (Hyoscyamus niger)</text:p>
          </table:table-cell>
        </table:table-row>
        <table:table-row>
          <table:table-cell table:style-name="Tabelle1.A2" office:value-type="string">
            <text:p text:style-name="Standard"><text:bookmark-start text:name="__DdeLink__829_1298182659"/>Gefäßpflanzen (Tracheophyta)<text:bookmark-end text:name="__DdeLink__829_1298182659"/></text:p>
          </table:table-cell>
          <table:table-cell table:style-name="Tabelle1.A2" office:value-type="string">
            <text:p text:style-name="Standard"><text:bookmark-start text:name="__DdeLink__827_1298182659"/>Bedecktsamer (Magnoliopsida) Eudikotyledonen Kerneudikotyledonen Asteriden<text:bookmark-end text:name="__DdeLink__827_1298182659"/></text:p>
          </table:table-cell>
          <table:table-cell table:style-name="Tabelle1.A2" office:value-type="string">
            <text:p text:style-name="Standard"><text:bookmark-start text:name="__DdeLink__825_1298182659"/>Nachtschattenartige (Solanales)<text:bookmark-end text:name="__DdeLink__825_1298182659"/></text:p>
          </table:table-cell>
          <table:table-cell table:style-name="Tabelle1.A2" office:value-type="string">
            <text:p text:style-name="Standard">Nachtschattengewächse (Solanaceae)</text:p>
          </table:table-cell>
          <table:table-cell table:style-name="Tabelle1.A2" office:value-type="string">
            <text:p text:style-name="Standard">Nachtschatten (Solanum)</text:p>
          </table:table-cell>
          <table:table-cell table:style-name="Tabelle1.F2" office:value-type="string">
            <text:p text:style-name="Standard">Schwarzer Nachtschatten (Solanum nigrum)</text:p>
          </table:table-cell>
        </table:table-row>
        <table:table-row>
          <table:table-cell table:style-name="Tabelle1.A2" office:value-type="string">
            <text:p text:style-name="Standard"><text:bookmark-start text:name="__DdeLink__4227_1113261401"/>Gefäßpflanzen (Tracheophyta)<text:bookmark-end text:name="__DdeLink__4227_1113261401"/></text:p>
          </table:table-cell>
          <table:table-cell table:style-name="Tabelle1.A2" office:value-type="string">
            <text:p text:style-name="Standard"><text:bookmark-start text:name="__DdeLink__4225_1113261401"/>Bedecktsamer (Magnoliopsida) Eudikotyledonen <text:soft-page-break/>Kerneudikotyledonen Asteriden<text:bookmark-end text:name="__DdeLink__4225_1113261401"/></text:p>
          </table:table-cell>
          <table:table-cell table:style-name="Tabelle1.A2" office:value-type="string">
            <text:p text:style-name="Standard">Nachtschattenartige (Solanales)</text:p>
          </table:table-cell>
          <table:table-cell table:style-name="Tabelle1.A2" office:value-type="string">
            <text:p text:style-name="Standard">Nachtschattengewächse (Solanaceae)</text:p>
          </table:table-cell>
          <table:table-cell table:style-name="Tabelle1.A2" office:value-type="string">
            <text:p text:style-name="Standard">Stechäpfel (Datura)</text:p>
          </table:table-cell>
          <table:table-cell table:style-name="Tabelle1.F2" office:value-type="string">
            <text:p text:style-name="Standard">Gemeiner Stechapfel (Datura stramonium)</text:p>
          </table:table-cell>
        </table:table-row>
        <table:table-row>
          <table:table-cell table:style-name="Tabelle1.A2" office:value-type="string">
            <text:p text:style-name="Standard"><text:bookmark-start text:name="__DdeLink__4235_1113261401"/>Gefäßpflanzen (Tracheophyta)<text:bookmark-end text:name="__DdeLink__4235_1113261401"/></text:p>
          </table:table-cell>
          <table:table-cell table:style-name="Tabelle1.A2" office:value-type="string">
            <text:p text:style-name="Standard"><text:bookmark-start text:name="__DdeLink__4233_1113261401"/>Bedecktsamer (Magnoliopsida) Eudikotyledonen Kerneudikotyledonen Asteriden<text:bookmark-end text:name="__DdeLink__4233_1113261401"/></text:p>
          </table:table-cell>
          <table:table-cell table:style-name="Tabelle1.A2" office:value-type="string">
            <text:p text:style-name="Standard"><text:bookmark-start text:name="__DdeLink__4231_1113261401"/>Nachtschattenartige (Solanales)<text:bookmark-end text:name="__DdeLink__4231_1113261401"/></text:p>
          </table:table-cell>
          <table:table-cell table:style-name="Tabelle1.A2" office:value-type="string">
            <text:p text:style-name="Standard">Windengewächse (Convolvulaceae)</text:p>
          </table:table-cell>
          <table:table-cell table:style-name="Tabelle1.A2" office:value-type="string">
            <text:p text:style-name="Standard">Winden (Convolvulus)</text:p>
          </table:table-cell>
          <table:table-cell table:style-name="Tabelle1.F2" office:value-type="string">
            <text:p text:style-name="Standard">Ackerwinde (Convolvulus arvensis)</text:p>
          </table:table-cell>
        </table:table-row>
        <table:table-row>
          <table:table-cell table:style-name="Tabelle1.A2" office:value-type="string">
            <text:p text:style-name="Standard"><text:bookmark-start text:name="__DdeLink__4713_326549966"/><text:bookmark-start text:name="__DdeLink__4735_326549966"/>Gefäßpflanzen (Tracheophyta)<text:bookmark-end text:name="__DdeLink__4713_326549966"/><text:bookmark-end text:name="__DdeLink__4735_326549966"/></text:p>
          </table:table-cell>
          <table:table-cell table:style-name="Tabelle1.A2" office:value-type="string">
            <text:p text:style-name="Standard"><text:bookmark-start text:name="__DdeLink__4733_326549966"/>Bedecktsamer (Magnoliopsida) Eudikotyledonen Kerneudikotyledonen Asteriden<text:bookmark-end text:name="__DdeLink__4733_326549966"/></text:p>
          </table:table-cell>
          <table:table-cell table:style-name="Tabelle1.A2" office:value-type="string">
            <text:p text:style-name="Standard">Nachtschattenartige (Solanales)</text:p>
          </table:table-cell>
          <table:table-cell table:style-name="Tabelle1.A2" office:value-type="string">
            <text:p text:style-name="Standard">Windengewächse (Convolvulaceae)</text:p>
          </table:table-cell>
          <table:table-cell table:style-name="Tabelle1.A2" office:value-type="string">
            <text:p text:style-name="Standard">Zaunwinden (Calystegia)</text:p>
          </table:table-cell>
          <table:table-cell table:style-name="Tabelle1.F2" office:value-type="string">
            <text:p text:style-name="Standard">Echte Zaunwinde (Calystegia sepium)</text:p>
          </table:table-cell>
        </table:table-row>
        <table:table-row>
          <table:table-cell table:style-name="Tabelle1.A2" office:value-type="string">
            <text:p text:style-name="Standard"><text:bookmark-start text:name="__DdeLink__5204_326549966"/>Gefäßpflanzen (Tracheophyta)<text:bookmark-end text:name="__DdeLink__5204_326549966"/></text:p>
          </table:table-cell>
          <table:table-cell table:style-name="Tabelle1.A2" office:value-type="string">
            <text:p text:style-name="Standard"><text:bookmark-start text:name="__DdeLink__5202_326549966"/>Bedecktsamer (Magnoliopsida) Eudikotyledonen Kerneudikotyledonen Asteriden<text:bookmark-end text:name="__DdeLink__5202_326549966"/></text:p>
          </table:table-cell>
          <table:table-cell table:style-name="Tabelle1.A2" office:value-type="string">
            <text:p text:style-name="Standard">Hartriegelartige (Cornales)</text:p>
          </table:table-cell>
          <table:table-cell table:style-name="Tabelle1.A2" office:value-type="string">
            <text:p text:style-name="Standard">Hartriegelgewächse (Cornaceae)</text:p>
          </table:table-cell>
          <table:table-cell table:style-name="Tabelle1.A2" office:value-type="string">
            <text:p text:style-name="Standard">Hartriegel (Cornus)</text:p>
          </table:table-cell>
          <table:table-cell table:style-name="Tabelle1.F2" office:value-type="string">
            <text:p text:style-name="Standard">Roter Hartriegel (Cornus sanguinea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Bedecktsamer (Magnoliopsida) Eudikotyledonen Kerneudikotyledonen Santales</text:p>
          </table:table-cell>
          <table:table-cell table:style-name="Tabelle1.A2" office:value-type="string">
            <text:p text:style-name="Standard">Sandelholzartige (Santalales)</text:p>
          </table:table-cell>
          <table:table-cell table:style-name="Tabelle1.A2" office:value-type="string">
            <text:p text:style-name="Standard">Sandelholzgewächse (Santalaceae)</text:p>
          </table:table-cell>
          <table:table-cell table:style-name="Tabelle1.A2" office:value-type="string">
            <text:p text:style-name="Standard">Misteln (Viscum)</text:p>
          </table:table-cell>
          <table:table-cell table:style-name="Tabelle1.F2" office:value-type="string">
            <text:p text:style-name="Standard">Weißbeerige Mistel (Viscum album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Dreifurchenpollen-<text:line-break/>Zweikeimblättrige (Rosopsida)</text:p>
          </table:table-cell>
          <table:table-cell table:style-name="Tabelle1.A2" office:value-type="string">
            <text:p text:style-name="Standard">Spindelbaumartige (Celastrales)</text:p>
          </table:table-cell>
          <table:table-cell table:style-name="Tabelle1.A2" office:value-type="string">
            <text:p text:style-name="Standard">Spindelbaumgewächse (Celastraceae)</text:p>
          </table:table-cell>
          <table:table-cell table:style-name="Tabelle1.A2" office:value-type="string">
            <text:p text:style-name="Standard">Spindelsträucher (Euonymus)</text:p>
          </table:table-cell>
          <table:table-cell table:style-name="Tabelle1.F2" office:value-type="string">
            <text:p text:style-name="Standard">Gewöhnlicher Spindelstrauch (Euonymus europaeus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Ginkgopflanzen (Ginkgoopsida)</text:p>
          </table:table-cell>
          <table:table-cell table:style-name="Tabelle1.A2" office:value-type="string">
            <text:p text:style-name="Standard">Ginkgoartige (Ginkgoales)</text:p>
          </table:table-cell>
          <table:table-cell table:style-name="Tabelle1.A2" office:value-type="string">
            <text:p text:style-name="Standard">Ginkgogewächse</text:p>
          </table:table-cell>
          <table:table-cell table:style-name="Tabelle1.A2" office:value-type="string">
            <text:p text:style-name="Standard">Ginkgo</text:p>
          </table:table-cell>
          <table:table-cell table:style-name="Tabelle1.F2" office:value-type="string">
            <text:p text:style-name="Standard">Ginkgo (Ginkgo biloba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Coniferopsida</text:p>
          </table:table-cell>
          <table:table-cell table:style-name="Tabelle1.A2" office:value-type="string">
            <text:p text:style-name="Standard">Koniferen (Coniferales)</text:p>
          </table:table-cell>
          <table:table-cell table:style-name="Tabelle1.A2" office:value-type="string">
            <text:p text:style-name="Standard">Kieferngewächse (Pinaceae)</text:p>
          </table:table-cell>
          <table:table-cell table:style-name="Tabelle1.A2" office:value-type="string">
            <text:p text:style-name="Standard">Kiefern (Pinus)</text:p>
          </table:table-cell>
          <table:table-cell table:style-name="Tabelle1.F2" office:value-type="string">
            <text:p text:style-name="Standard">Wald-Kiefer (Pinus sylvestris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Coniferopsida</text:p>
          </table:table-cell>
          <table:table-cell table:style-name="Tabelle1.A2" office:value-type="string">
            <text:p text:style-name="Standard">Koniferen (Coniferales)</text:p>
          </table:table-cell>
          <table:table-cell table:style-name="Tabelle1.A2" office:value-type="string">
            <text:p text:style-name="Standard">Kieferngewächse (Pinaceae)</text:p>
          </table:table-cell>
          <table:table-cell table:style-name="Tabelle1.A2" office:value-type="string">
            <text:p text:style-name="Standard">Kiefern (Pinus)</text:p>
          </table:table-cell>
          <table:table-cell table:style-name="Tabelle1.F2" office:value-type="string">
            <text:p text:style-name="Standard">Zirbelkiefer (Pinus cembra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Coniferopsida</text:p>
          </table:table-cell>
          <table:table-cell table:style-name="Tabelle1.A2" office:value-type="string">
            <text:p text:style-name="Standard">Koniferen (Coniferales)</text:p>
          </table:table-cell>
          <table:table-cell table:style-name="Tabelle1.A2" office:value-type="string">
            <text:p text:style-name="Standard">Kieferngewächse (Pinaceae)</text:p>
          </table:table-cell>
          <table:table-cell table:style-name="Tabelle1.A2" office:value-type="string">
            <text:p text:style-name="Standard">Kiefern (Pinus)</text:p>
          </table:table-cell>
          <table:table-cell table:style-name="Tabelle1.F2" office:value-type="string">
            <text:p text:style-name="Standard">Weymouth-Kiefer (Pinus strobus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Coniferopsida</text:p>
          </table:table-cell>
          <table:table-cell table:style-name="Tabelle1.A2" office:value-type="string">
            <text:p text:style-name="Standard">Koniferen (Coniferales)</text:p>
          </table:table-cell>
          <table:table-cell table:style-name="Tabelle1.A2" office:value-type="string">
            <text:p text:style-name="Standard">Kieferngewächse (Pinaceae)</text:p>
          </table:table-cell>
          <table:table-cell table:style-name="Tabelle1.A2" office:value-type="string">
            <text:p text:style-name="Standard">Kiefern (Pinus)</text:p>
          </table:table-cell>
          <table:table-cell table:style-name="Tabelle1.F2" office:value-type="string">
            <text:p text:style-name="Standard">Bergkiefer (Pinus mugo)</text:p>
          </table:table-cell>
        </table:table-row>
        <text:soft-page-break/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Coniferopsida</text:p>
          </table:table-cell>
          <table:table-cell table:style-name="Tabelle1.A2" office:value-type="string">
            <text:p text:style-name="Standard">Koniferen (Coniferales)</text:p>
          </table:table-cell>
          <table:table-cell table:style-name="Tabelle1.A2" office:value-type="string">
            <text:p text:style-name="Standard">Kieferngewächse (Pinaceae)</text:p>
          </table:table-cell>
          <table:table-cell table:style-name="Tabelle1.A2" office:value-type="string">
            <text:p text:style-name="Standard">Lärchen (Larix)</text:p>
          </table:table-cell>
          <table:table-cell table:style-name="Tabelle1.F2" office:value-type="string">
            <text:p text:style-name="Standard">Europäische Lärche (Larix decidua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Coniferopsida</text:p>
          </table:table-cell>
          <table:table-cell table:style-name="Tabelle1.A2" office:value-type="string">
            <text:p text:style-name="Standard">Koniferen (Coniferales)</text:p>
          </table:table-cell>
          <table:table-cell table:style-name="Tabelle1.A2" office:value-type="string">
            <text:p text:style-name="Standard">Kieferngewächse (Pinaceae)</text:p>
          </table:table-cell>
          <table:table-cell table:style-name="Tabelle1.A2" office:value-type="string">
            <text:p text:style-name="Standard">Lärchen (Larix)</text:p>
          </table:table-cell>
          <table:table-cell table:style-name="Tabelle1.F2" office:value-type="string">
            <text:p text:style-name="Standard">Japanische Lärche (Larix kaempferi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Coniferopsida</text:p>
          </table:table-cell>
          <table:table-cell table:style-name="Tabelle1.A2" office:value-type="string">
            <text:p text:style-name="Standard">Koniferen (Coniferales)</text:p>
          </table:table-cell>
          <table:table-cell table:style-name="Tabelle1.A2" office:value-type="string">
            <text:p text:style-name="Standard">Kieferngewächse (Pinaceae)</text:p>
          </table:table-cell>
          <table:table-cell table:style-name="Tabelle1.A2" office:value-type="string">
            <text:p text:style-name="Standard">Tannen (Abies)</text:p>
          </table:table-cell>
          <table:table-cell table:style-name="Tabelle1.F2" office:value-type="string">
            <text:p text:style-name="Standard">Nordmann-Tanne (Abies nordmanniana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Coniferopsida</text:p>
          </table:table-cell>
          <table:table-cell table:style-name="Tabelle1.A2" office:value-type="string">
            <text:p text:style-name="Standard">Koniferen (Coniferales)</text:p>
          </table:table-cell>
          <table:table-cell table:style-name="Tabelle1.A2" office:value-type="string">
            <text:p text:style-name="Standard">Kieferngewächse (Pinaceae)</text:p>
          </table:table-cell>
          <table:table-cell table:style-name="Tabelle1.A2" office:value-type="string">
            <text:p text:style-name="Standard">Tannen (Abies)</text:p>
          </table:table-cell>
          <table:table-cell table:style-name="Tabelle1.F2" office:value-type="string">
            <text:p text:style-name="Standard">Weißtanne (Abies alba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Coniferopsida</text:p>
          </table:table-cell>
          <table:table-cell table:style-name="Tabelle1.A2" office:value-type="string">
            <text:p text:style-name="Standard">Koniferen (Coniferales)</text:p>
          </table:table-cell>
          <table:table-cell table:style-name="Tabelle1.A2" office:value-type="string">
            <text:p text:style-name="Standard">Kieferngewächse (Pinaceae)</text:p>
          </table:table-cell>
          <table:table-cell table:style-name="Tabelle1.A2" office:value-type="string">
            <text:p text:style-name="Standard">Fichten (Picea)</text:p>
          </table:table-cell>
          <table:table-cell table:style-name="Tabelle1.F2" office:value-type="string">
            <text:p text:style-name="Standard">Gemeine Fichte (Picea abies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Coniferopsida</text:p>
          </table:table-cell>
          <table:table-cell table:style-name="Tabelle1.A2" office:value-type="string">
            <text:p text:style-name="Standard">Koniferen (Coniferales)</text:p>
          </table:table-cell>
          <table:table-cell table:style-name="Tabelle1.A2" office:value-type="string">
            <text:p text:style-name="Standard">Eibengewächse (Taxaceae)</text:p>
          </table:table-cell>
          <table:table-cell table:style-name="Tabelle1.A2" office:value-type="string">
            <text:p text:style-name="Standard">Eiben (Taxus)</text:p>
          </table:table-cell>
          <table:table-cell table:style-name="Tabelle1.F2" office:value-type="string">
            <text:p text:style-name="Standard">Europäische Eibe (Taxus baccata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Coniferopsida</text:p>
          </table:table-cell>
          <table:table-cell table:style-name="Tabelle1.A2" office:value-type="string">
            <text:p text:style-name="Standard">Koniferen (Coniferales)</text:p>
          </table:table-cell>
          <table:table-cell table:style-name="Tabelle1.A2" office:value-type="string">
            <text:p text:style-name="Standard">Zypressengewächse (Cupressaceae)</text:p>
          </table:table-cell>
          <table:table-cell table:style-name="Tabelle1.A2" office:value-type="string">
            <text:p text:style-name="Standard">Wacholder (Juniperus)</text:p>
          </table:table-cell>
          <table:table-cell table:style-name="Tabelle1.F2" office:value-type="string">
            <text:p text:style-name="Standard">Gemeiner Wacholder (Juniperus communis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Coniferopsida</text:p>
          </table:table-cell>
          <table:table-cell table:style-name="Tabelle1.A2" office:value-type="string">
            <text:p text:style-name="Standard">Koniferen (Coniferales)</text:p>
          </table:table-cell>
          <table:table-cell table:style-name="Tabelle1.A2" office:value-type="string">
            <text:p text:style-name="Standard">Zypressengewächse (Cupressaceae)</text:p>
          </table:table-cell>
          <table:table-cell table:style-name="Tabelle1.A2" office:value-type="string">
            <text:p text:style-name="Standard">Lebensbäume (Thuja)</text:p>
          </table:table-cell>
          <table:table-cell table:style-name="Tabelle1.F2" office:value-type="string">
            <text:p text:style-name="Standard">Abendländischer Lebensbaum (Thuja occidentalis)</text:p>
          </table:table-cell>
        </table:table-row>
        <table:table-row>
          <table:table-cell table:style-name="Tabelle1.A2" office:value-type="string">
            <text:p text:style-name="Standard">Gefäßpflanzen (Tracheophyta)</text:p>
          </table:table-cell>
          <table:table-cell table:style-name="Tabelle1.A2" office:value-type="string">
            <text:p text:style-name="Standard">Cycadopsida</text:p>
          </table:table-cell>
          <table:table-cell table:style-name="Tabelle1.A2" office:value-type="string">
            <text:p text:style-name="Standard">Palmfarne (Cycadales)</text:p>
          </table:table-cell>
          <table:table-cell table:style-name="Tabelle1.A2" office:value-type="string">
            <text:p text:style-name="Standard">Zamiaceae</text:p>
          </table:table-cell>
          <table:table-cell table:style-name="Tabelle1.A2" office:value-type="string">
            <text:p text:style-name="Standard">Brotpalmfarne (Encephalartos)</text:p>
          </table:table-cell>
          <table:table-cell table:style-name="Tabelle1.F2" office:value-type="string">
            <text:p text:style-name="Standard">Encephalartos altensteinii (Encephalartos altensteinii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roid Sans Fallback" style:font-size-asian="24pt" style:font-weight-asian="bold" style:font-name-complex="Lohit Hind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199cm" fo:margin-bottom="1.199cm" fo:margin-left="1.199cm" fo:margin-right="1.1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27T09:12:19</meta:creation-date>
    <dc:date>2011-08-17T18:58:57</dc:date>
    <meta:editing-duration>PT16H32M29S</meta:editing-duration>
    <meta:editing-cycles>388</meta:editing-cycles>
    <meta:generator>LibreOffice/3.3$Linux LibreOffice_project/330m19$Build-202</meta:generator>
    <meta:document-statistic meta:table-count="1" meta:image-count="0" meta:object-count="0" meta:page-count="21" meta:paragraph-count="1187" meta:word-count="3120" meta:character-count="37669"/>
  </office:meta>
</office:document-meta>
</file>